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TeX Gyre Schola1" svg:font-family="'TeX Gyre Schola'"/>
    <style:font-face style:name="Times New Roman" svg:font-family="'Times New Roman', Times, FreeSerif, serif"/>
    <style:font-face style:name="FreeSans1" svg:font-family="FreeSans" style:font-family-generic="swiss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font-name="TeX Gyre Schola" fo:font-size="14pt" fo:language="es" fo:country="ES" officeooo:rsid="0029f084" officeooo:paragraph-rsid="003d8d30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TeX Gyre Schola" fo:font-size="14pt" fo:language="es" fo:country="ES" officeooo:rsid="0019f53d" officeooo:paragraph-rsid="0019f53d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TeX Gyre Schola" fo:font-size="14pt" fo:language="es" fo:country="ES" officeooo:rsid="003d272b" officeooo:paragraph-rsid="0029f084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TeX Gyre Schola" fo:font-size="14pt" fo:language="es" fo:country="ES" officeooo:rsid="003d8d30" officeooo:paragraph-rsid="0029f084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TeX Gyre Schola1" fo:font-size="14pt" fo:language="es" fo:country="ES" officeooo:rsid="002add5f" officeooo:paragraph-rsid="002add5f" style:font-size-asian="14pt" style:font-size-complex="14pt"/>
    </style:style>
    <style:style style:name="P6" style:family="paragraph" style:parent-style-name="Standard">
      <style:text-properties fo:font-variant="normal" fo:text-transform="none" fo:color="#000000" style:font-name="TeX Gyre Schola" fo:font-size="14pt" fo:letter-spacing="normal" fo:language="es" fo:country="ES" fo:font-style="normal" fo:font-weight="normal" officeooo:paragraph-rsid="0037833b" style:font-size-asian="14pt" style:font-size-complex="14pt"/>
    </style:style>
    <style:style style:name="P7" style:family="paragraph" style:parent-style-name="Standard">
      <style:text-properties fo:font-variant="normal" fo:text-transform="none" fo:color="#ff0000" style:font-name="TeX Gyre Schola" fo:font-size="10pt" fo:letter-spacing="normal" fo:language="es" fo:country="ES" fo:font-style="normal" style:text-underline-style="none" fo:font-weight="normal" officeooo:rsid="000a0e9e" officeooo:paragraph-rsid="00450c7c" style:font-size-asian="10pt" style:font-size-complex="10pt"/>
    </style:style>
    <style:style style:name="P8" style:family="paragraph" style:parent-style-name="Standard">
      <style:text-properties fo:font-variant="normal" fo:text-transform="none" fo:color="#ff0000" style:font-name="TeX Gyre Schola" fo:font-size="14pt" fo:letter-spacing="normal" fo:language="es" fo:country="ES" fo:font-style="normal" fo:font-weight="normal" officeooo:rsid="000a0e9e" officeooo:paragraph-rsid="000a0e9e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ff0000" style:font-name="TeX Gyre Schola" fo:font-size="14pt" fo:letter-spacing="normal" fo:language="es" fo:country="ES" fo:font-style="normal" fo:font-weight="normal" officeooo:rsid="0029f084" officeooo:paragraph-rsid="0029f084" style:font-size-asian="14pt" style:font-size-complex="14pt"/>
    </style:style>
    <style:style style:name="P10" style:family="paragraph" style:parent-style-name="Standard">
      <style:text-properties style:font-name="TeX Gyre Schola" fo:font-size="14pt" fo:language="es" fo:country="ES" style:font-size-asian="14pt" style:font-size-complex="14pt"/>
    </style:style>
    <style:style style:name="P11" style:family="paragraph" style:parent-style-name="Standard">
      <style:text-properties style:font-name="TeX Gyre Schola" fo:font-size="14pt" fo:language="es" fo:country="ES" officeooo:paragraph-rsid="000a0e9e" style:font-size-asian="14pt" style:font-size-complex="14pt"/>
    </style:style>
    <style:style style:name="P12" style:family="paragraph" style:parent-style-name="Standard">
      <style:text-properties style:font-name="TeX Gyre Schola" fo:font-size="14pt" fo:language="es" fo:country="ES" officeooo:paragraph-rsid="000ce2ae" style:font-size-asian="14pt" style:font-size-complex="14pt"/>
    </style:style>
    <style:style style:name="P13" style:family="paragraph" style:parent-style-name="Standard">
      <style:text-properties style:font-name="TeX Gyre Schola" fo:font-size="14pt" fo:language="es" fo:country="ES" officeooo:paragraph-rsid="000fa622" style:font-size-asian="14pt" style:font-size-complex="14pt"/>
    </style:style>
    <style:style style:name="P14" style:family="paragraph" style:parent-style-name="Standard">
      <style:text-properties style:font-name="TeX Gyre Schola" fo:font-size="14pt" fo:language="es" fo:country="ES" officeooo:paragraph-rsid="001052f0" style:font-size-asian="14pt" style:font-size-complex="14pt"/>
    </style:style>
    <style:style style:name="P15" style:family="paragraph" style:parent-style-name="Standard">
      <style:text-properties style:font-name="TeX Gyre Schola" fo:font-size="14pt" fo:language="es" fo:country="ES" officeooo:paragraph-rsid="00450c7c" style:font-size-asian="14pt" style:font-size-complex="14pt"/>
    </style:style>
    <style:style style:name="P16" style:family="paragraph" style:parent-style-name="Standard">
      <style:text-properties style:font-name="TeX Gyre Schola" fo:font-size="14pt" fo:language="es" fo:country="ES" officeooo:paragraph-rsid="00126fe3" style:font-size-asian="14pt" style:font-size-complex="14pt"/>
    </style:style>
    <style:style style:name="P17" style:family="paragraph" style:parent-style-name="Standard">
      <style:text-properties style:font-name="TeX Gyre Schola" fo:font-size="14pt" fo:language="es" fo:country="ES" officeooo:paragraph-rsid="001a6b89" style:font-size-asian="14pt" style:font-size-complex="14pt"/>
    </style:style>
    <style:style style:name="P18" style:family="paragraph" style:parent-style-name="Standard">
      <style:text-properties style:font-name="TeX Gyre Schola" fo:font-size="14pt" fo:language="es" fo:country="ES" officeooo:paragraph-rsid="00430f3e" style:font-size-asian="14pt" style:font-size-complex="14pt"/>
    </style:style>
    <style:style style:name="P19" style:family="paragraph" style:parent-style-name="Standard">
      <style:text-properties style:font-name="TeX Gyre Schola" fo:font-size="14pt" fo:language="es" fo:country="ES" officeooo:rsid="0047a2eb" officeooo:paragraph-rsid="0047a2eb" style:font-size-asian="14pt" style:font-size-complex="14pt"/>
    </style:style>
    <style:style style:name="P20" style:family="paragraph" style:parent-style-name="Standard">
      <style:text-properties style:font-name="TeX Gyre Schola" fo:font-size="14pt" fo:language="es" fo:country="ES" officeooo:paragraph-rsid="001052f0"/>
    </style:style>
    <style:style style:name="P21" style:family="paragraph" style:parent-style-name="Standard">
      <style:text-properties style:font-name="TeX Gyre Schola" fo:font-size="14pt" fo:language="es" fo:country="ES" style:text-underline-style="none" officeooo:paragraph-rsid="001052f0" style:font-size-asian="14pt" style:font-size-complex="14pt"/>
    </style:style>
    <style:style style:name="P22" style:family="paragraph" style:parent-style-name="Standard">
      <style:text-properties style:font-name="TeX Gyre Schola" fo:font-size="14pt" style:font-size-asian="14pt" style:font-size-complex="14pt"/>
    </style:style>
    <style:style style:name="P23" style:family="paragraph" style:parent-style-name="Standard">
      <style:text-properties style:font-name="TeX Gyre Schola" fo:font-size="14pt" officeooo:paragraph-rsid="004932b9" style:font-size-asian="14pt" style:font-size-complex="14pt"/>
    </style:style>
    <style:style style:name="P24" style:family="paragraph" style:parent-style-name="Standard">
      <style:text-properties style:font-name="TeX Gyre Schola" fo:font-size="14pt" officeooo:paragraph-rsid="004c0e85" style:font-size-asian="14pt" style:font-size-complex="14pt"/>
    </style:style>
    <style:style style:name="P25" style:family="paragraph" style:parent-style-name="Standard">
      <style:text-properties style:font-name="TeX Gyre Schola" fo:font-size="14pt" officeooo:paragraph-rsid="004deda0" style:font-size-asian="14pt" style:font-size-complex="14pt"/>
    </style:style>
    <style:style style:name="P26" style:family="paragraph" style:parent-style-name="Standard">
      <style:text-properties style:font-name="TeX Gyre Schola" fo:font-size="14pt" officeooo:paragraph-rsid="004f1160" style:font-size-asian="14pt" style:font-size-complex="14pt"/>
    </style:style>
    <style:style style:name="P27" style:family="paragraph" style:parent-style-name="Standard">
      <style:text-properties style:font-name="TeX Gyre Schola" fo:language="es" fo:country="ES"/>
    </style:style>
    <style:style style:name="P28" style:family="paragraph" style:parent-style-name="Standard">
      <style:text-properties style:font-name="TeX Gyre Schola" fo:font-size="10pt" style:font-size-asian="8.75pt" style:font-size-complex="10pt"/>
    </style:style>
    <style:style style:name="P29" style:family="paragraph" style:parent-style-name="Standard">
      <style:text-properties style:font-name="TeX Gyre Schola" fo:font-size="10pt" officeooo:paragraph-rsid="004deda0" style:font-size-asian="8.75pt" style:font-size-complex="10pt"/>
    </style:style>
    <style:style style:name="P30" style:family="paragraph" style:parent-style-name="Standard">
      <style:text-properties style:font-name="TeX Gyre Schola" fo:font-size="10pt" officeooo:paragraph-rsid="004f1160" style:font-size-asian="8.75pt" style:font-size-complex="10pt"/>
    </style:style>
    <style:style style:name="P31" style:family="paragraph" style:parent-style-name="Standard">
      <style:text-properties style:font-name="TeX Gyre Schola" fo:font-size="10pt" style:font-size-asian="10pt" style:font-size-complex="10pt"/>
    </style:style>
    <style:style style:name="P32" style:family="paragraph" style:parent-style-name="Standard">
      <style:text-properties style:font-name="TeX Gyre Schola" fo:font-size="10pt" officeooo:paragraph-rsid="0048205f" style:font-size-asian="10pt" style:font-size-complex="10pt"/>
    </style:style>
    <style:style style:name="P33" style:family="paragraph" style:parent-style-name="Standard">
      <style:text-properties style:font-name="TeX Gyre Schola" fo:font-size="10pt" officeooo:rsid="004a2d5b" officeooo:paragraph-rsid="004a2d5b" style:font-size-asian="10pt" style:font-size-complex="10pt"/>
    </style:style>
    <style:style style:name="P34" style:family="paragraph" style:parent-style-name="Standard">
      <style:text-properties style:font-name="TeX Gyre Schola" fo:font-size="10pt" officeooo:paragraph-rsid="004c0e85" style:font-size-asian="10pt" style:font-size-complex="10pt"/>
    </style:style>
    <style:style style:name="P35" style:family="paragraph" style:parent-style-name="Standard">
      <style:text-properties style:font-name="TeX Gyre Schola" fo:font-size="10pt" officeooo:paragraph-rsid="004deda0" style:font-size-asian="10pt" style:font-size-complex="10pt"/>
    </style:style>
    <style:style style:name="P36" style:family="paragraph" style:parent-style-name="Standard">
      <style:text-properties style:font-name="TeX Gyre Schola" fo:font-size="10pt" officeooo:paragraph-rsid="0050db46" style:font-size-asian="10pt" style:font-size-complex="10pt"/>
    </style:style>
    <style:style style:name="P37" style:family="paragraph" style:parent-style-name="Standard">
      <style:text-properties style:font-name="TeX Gyre Schola" fo:font-size="12pt" officeooo:paragraph-rsid="0050db46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officeooo:paragraph-rsid="0047a2eb"/>
    </style:style>
    <style:style style:name="P39" style:family="paragraph" style:parent-style-name="Standard">
      <style:text-properties fo:color="#ff0000" style:font-name="TeX Gyre Schola" fo:font-size="14pt" fo:language="es" fo:country="ES" style:font-size-asian="14pt" style:font-size-complex="14pt"/>
    </style:style>
    <style:style style:name="P40" style:family="paragraph" style:parent-style-name="Standard">
      <style:paragraph-properties fo:text-align="center" style:justify-single-word="false"/>
      <style:text-properties fo:color="#ff0000" style:font-name="TeX Gyre Schola" fo:font-size="14pt" fo:language="es" fo:country="ES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fo:color="#ff0000" style:font-name="TeX Gyre Schola" fo:font-size="14pt" fo:language="es" fo:country="ES" officeooo:rsid="004344d7" officeooo:paragraph-rsid="004344d7" style:font-size-asian="14pt" style:font-size-complex="14pt"/>
    </style:style>
    <style:style style:name="P42" style:family="paragraph" style:parent-style-name="Standard">
      <style:text-properties fo:color="#ff0000" style:font-name="TeX Gyre Schola" fo:font-size="14pt" fo:language="es" fo:country="ES" officeooo:rsid="00126fe3" officeooo:paragraph-rsid="00126fe3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fo:color="#ff0000" style:font-name="TeX Gyre Schola" fo:font-size="14pt" fo:language="es" fo:country="ES" officeooo:rsid="00126fe3" officeooo:paragraph-rsid="00126fe3" style:font-size-asian="14pt" style:font-size-complex="14pt"/>
    </style:style>
    <style:style style:name="P44" style:family="paragraph" style:parent-style-name="Standard">
      <style:text-properties fo:color="#ff0000" style:font-name="TeX Gyre Schola" fo:font-size="10pt" fo:language="es" fo:country="ES" style:font-size-asian="10pt" style:font-size-complex="10pt"/>
    </style:style>
    <style:style style:name="P45" style:family="paragraph" style:parent-style-name="Standard">
      <style:text-properties fo:color="#ff0000" style:font-name="TeX Gyre Schola" fo:font-size="10pt" fo:language="es" fo:country="ES" officeooo:rsid="000a0e9e" officeooo:paragraph-rsid="000a0e9e" style:font-size-asian="10pt" style:font-size-complex="10pt"/>
    </style:style>
    <style:style style:name="P46" style:family="paragraph" style:parent-style-name="Standard">
      <style:paragraph-properties fo:text-align="start" style:justify-single-word="false"/>
      <style:text-properties fo:color="#ff0000" style:font-name="TeX Gyre Schola" fo:font-size="10pt" fo:language="es" fo:country="ES" officeooo:rsid="000ce2ae" officeooo:paragraph-rsid="000ce2ae" style:font-size-asian="10pt" style:font-size-complex="10pt"/>
    </style:style>
    <style:style style:name="P47" style:family="paragraph" style:parent-style-name="Standard">
      <style:paragraph-properties fo:text-align="start" style:justify-single-word="false"/>
      <style:text-properties fo:color="#ff0000" style:font-name="TeX Gyre Schola" fo:font-size="10pt" fo:language="es" fo:country="ES" officeooo:rsid="001052f0" officeooo:paragraph-rsid="001052f0" style:font-size-asian="10pt" style:font-size-complex="10pt"/>
    </style:style>
    <style:style style:name="P48" style:family="paragraph" style:parent-style-name="Standard">
      <style:paragraph-properties fo:text-align="start" style:justify-single-word="false"/>
      <style:text-properties fo:color="#ff0000" style:font-name="TeX Gyre Schola" fo:font-size="10pt" fo:language="es" fo:country="ES" officeooo:rsid="0010b6b8" officeooo:paragraph-rsid="0010b6b8" style:font-size-asian="10pt" style:font-size-complex="10pt"/>
    </style:style>
    <style:style style:name="P49" style:family="paragraph" style:parent-style-name="Standard">
      <style:paragraph-properties fo:text-align="start" style:justify-single-word="false"/>
      <style:text-properties fo:color="#ff0000" style:font-name="TeX Gyre Schola" fo:font-size="10pt" fo:language="es" fo:country="ES" officeooo:rsid="00126fe3" officeooo:paragraph-rsid="00126fe3" style:font-size-asian="10pt" style:font-size-complex="10pt"/>
    </style:style>
    <style:style style:name="P50" style:family="paragraph" style:parent-style-name="Standard">
      <style:text-properties fo:color="#ff0000" style:font-name="TeX Gyre Schola" fo:font-size="10pt" fo:language="es" fo:country="ES" officeooo:rsid="00126fe3" officeooo:paragraph-rsid="00126fe3" style:font-size-asian="10pt" style:font-size-complex="10pt"/>
    </style:style>
    <style:style style:name="P51" style:family="paragraph" style:parent-style-name="Standard">
      <style:paragraph-properties fo:text-align="start" style:justify-single-word="false"/>
      <style:text-properties fo:color="#ff0000" style:font-name="TeX Gyre Schola" fo:font-size="10pt" fo:language="es" fo:country="ES" officeooo:rsid="0019f53d" officeooo:paragraph-rsid="0019f53d" style:font-size-asian="10pt" style:font-size-complex="10pt"/>
    </style:style>
    <style:style style:name="P52" style:family="paragraph" style:parent-style-name="Standard">
      <style:text-properties fo:color="#ff0000" style:font-name="TeX Gyre Schola" fo:font-size="10pt" fo:language="es" fo:country="ES" officeooo:paragraph-rsid="00126fe3" style:font-size-asian="10pt" style:font-size-complex="10pt"/>
    </style:style>
    <style:style style:name="P53" style:family="paragraph" style:parent-style-name="Standard">
      <style:text-properties fo:color="#ff0000" style:font-name="TeX Gyre Schola" fo:font-size="10pt" fo:language="es" fo:country="ES" officeooo:rsid="001a6b89" officeooo:paragraph-rsid="00450c7c" style:font-size-asian="10pt" style:font-size-complex="10pt"/>
    </style:style>
    <style:style style:name="P54" style:family="paragraph" style:parent-style-name="Standard">
      <style:text-properties fo:color="#ff0000" style:font-name="TeX Gyre Schola" fo:font-size="10pt" officeooo:rsid="0048205f" officeooo:paragraph-rsid="0048205f" style:font-size-asian="10pt" style:font-size-complex="10pt"/>
    </style:style>
    <style:style style:name="P55" style:family="paragraph" style:parent-style-name="Standard">
      <style:text-properties fo:color="#ff0000" style:font-name="TeX Gyre Schola" fo:font-size="10pt" fo:font-style="italic" officeooo:rsid="004deda0" officeooo:paragraph-rsid="0050db46" style:font-size-asian="10pt" style:font-style-asian="italic" style:font-size-complex="10pt" style:font-style-complex="italic"/>
    </style:style>
    <style:style style:name="P56" style:family="paragraph" style:parent-style-name="Standard">
      <style:text-properties fo:color="#ff0000" style:font-name="TeX Gyre Schola" fo:font-style="italic" style:font-style-asian="italic" style:font-style-complex="italic"/>
    </style:style>
    <style:style style:name="P57" style:family="paragraph" style:parent-style-name="Standard">
      <style:text-properties fo:color="#ff0000" style:font-name="TeX Gyre Schola" fo:font-style="italic" officeooo:paragraph-rsid="004932b9" style:font-style-asian="italic" style:font-style-complex="italic"/>
    </style:style>
    <style:style style:name="P58" style:family="paragraph" style:parent-style-name="Standard">
      <style:text-properties fo:color="#ff0000" style:font-name="TeX Gyre Schola" fo:font-size="12pt" fo:font-style="italic" officeooo:paragraph-rsid="004932b9" style:font-size-asian="12pt" style:font-style-asian="italic" style:font-size-complex="12pt" style:font-style-complex="italic"/>
    </style:style>
    <style:style style:name="P59" style:family="paragraph" style:parent-style-name="Standard">
      <style:text-properties fo:color="#ff0000" style:font-name="TeX Gyre Schola" fo:font-size="12pt" fo:font-style="italic" officeooo:paragraph-rsid="0048205f" style:font-size-asian="12pt" style:font-style-asian="italic" style:font-size-complex="12pt" style:font-style-complex="italic"/>
    </style:style>
    <style:style style:name="P60" style:family="paragraph" style:parent-style-name="Standard">
      <style:text-properties fo:color="#ff0000" style:font-name="TeX Gyre Schola" fo:font-size="12pt" fo:font-style="italic" officeooo:paragraph-rsid="004c0e85" style:font-size-asian="12pt" style:font-style-asian="italic" style:font-size-complex="12pt" style:font-style-complex="italic"/>
    </style:style>
    <style:style style:name="P61" style:family="paragraph" style:parent-style-name="Standard">
      <style:text-properties fo:color="#ff0000" style:font-name="TeX Gyre Schola" fo:font-size="12pt" fo:font-style="italic" officeooo:rsid="0048205f" officeooo:paragraph-rsid="004932b9" style:font-size-asian="12pt" style:font-style-asian="italic" style:font-size-complex="12pt" style:font-style-complex="italic"/>
    </style:style>
    <style:style style:name="P62" style:family="paragraph" style:parent-style-name="Standard">
      <style:text-properties fo:color="#ff0000" style:font-name="TeX Gyre Schola" fo:font-size="12pt" fo:language="es" fo:country="ES" officeooo:rsid="0047a2eb" officeooo:paragraph-rsid="0059fc97" style:font-size-asian="12pt" style:font-size-complex="12pt"/>
    </style:style>
    <style:style style:name="P63" style:family="paragraph" style:parent-style-name="Standard">
      <style:paragraph-properties fo:text-align="center" style:justify-single-word="false"/>
      <style:text-properties officeooo:paragraph-rsid="00553729"/>
    </style:style>
    <style:style style:name="P64" style:family="paragraph" style:parent-style-name="Standard">
      <style:text-properties fo:language="es" fo:country="ES" officeooo:paragraph-rsid="000a0e9e"/>
    </style:style>
    <style:style style:name="P65" style:family="paragraph" style:parent-style-name="Standard">
      <style:paragraph-properties fo:text-align="start" style:justify-single-word="false"/>
      <style:text-properties fo:language="es" fo:country="ES" officeooo:paragraph-rsid="0029f084"/>
    </style:style>
    <style:style style:name="P66" style:family="paragraph" style:parent-style-name="Standard">
      <style:paragraph-properties fo:text-align="start" style:justify-single-word="false"/>
      <style:text-properties fo:language="es" fo:country="ES" officeooo:paragraph-rsid="00450c7c"/>
    </style:style>
    <style:style style:name="P67" style:family="paragraph" style:parent-style-name="Standard">
      <style:text-properties fo:language="es" fo:country="ES" officeooo:paragraph-rsid="002add5f"/>
    </style:style>
    <style:style style:name="P68" style:family="paragraph" style:parent-style-name="Standard">
      <style:paragraph-properties fo:text-align="center" style:justify-single-word="false"/>
      <style:text-properties fo:language="es" fo:country="ES" officeooo:paragraph-rsid="00126fe3"/>
    </style:style>
    <style:style style:name="P69" style:family="paragraph" style:parent-style-name="Standard">
      <style:text-properties fo:language="es" fo:country="ES" officeooo:paragraph-rsid="000b8bb3"/>
    </style:style>
    <style:style style:name="P70" style:family="paragraph" style:parent-style-name="Standard">
      <style:text-properties fo:language="es" fo:country="ES" officeooo:paragraph-rsid="001052f0"/>
    </style:style>
    <style:style style:name="P71" style:family="paragraph" style:parent-style-name="Standard">
      <style:text-properties fo:language="es" fo:country="ES" officeooo:paragraph-rsid="00450c7c"/>
    </style:style>
    <style:style style:name="P72" style:family="paragraph" style:parent-style-name="Standard">
      <style:text-properties fo:language="es" fo:country="ES" officeooo:paragraph-rsid="0037833b"/>
    </style:style>
    <style:style style:name="P73" style:family="paragraph" style:parent-style-name="Standard">
      <style:text-properties fo:language="es" fo:country="ES" officeooo:paragraph-rsid="0038389d"/>
    </style:style>
    <style:style style:name="P74" style:family="paragraph" style:parent-style-name="Standard">
      <style:text-properties officeooo:paragraph-rsid="0048205f"/>
    </style:style>
    <style:style style:name="P75" style:family="paragraph" style:parent-style-name="Standard">
      <style:text-properties officeooo:paragraph-rsid="004932b9"/>
    </style:style>
    <style:style style:name="P76" style:family="paragraph" style:parent-style-name="Standard">
      <style:text-properties officeooo:paragraph-rsid="004a2d5b"/>
    </style:style>
    <style:style style:name="P77" style:family="paragraph" style:parent-style-name="Standard">
      <style:text-properties officeooo:paragraph-rsid="004c0e85"/>
    </style:style>
    <style:style style:name="P78" style:family="paragraph" style:parent-style-name="Standard">
      <style:text-properties officeooo:paragraph-rsid="004deda0"/>
    </style:style>
    <style:style style:name="P79" style:family="paragraph" style:parent-style-name="Standard">
      <style:text-properties officeooo:paragraph-rsid="004f1160"/>
    </style:style>
    <style:style style:name="P80" style:family="paragraph" style:parent-style-name="Standard">
      <style:text-properties officeooo:paragraph-rsid="0050db46"/>
    </style:style>
    <style:style style:name="P81" style:family="paragraph" style:parent-style-name="Standard">
      <style:text-properties officeooo:paragraph-rsid="00597958"/>
    </style:style>
    <style:style style:name="P82" style:family="paragraph" style:parent-style-name="Standard">
      <style:text-properties officeooo:paragraph-rsid="0059fc97"/>
    </style:style>
    <style:style style:name="P8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eX Gyre Schola" fo:font-size="14pt" fo:letter-spacing="normal" fo:language="es" fo:country="ES" fo:font-style="normal" fo:font-weight="normal" officeooo:rsid="000a0e9e" officeooo:paragraph-rsid="000a0e9e" style:font-size-asian="14pt" style:font-size-complex="14pt"/>
    </style:style>
    <style:style style:name="P8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ff0000" style:font-name="TeX Gyre Schola" fo:font-size="10pt" fo:letter-spacing="normal" fo:language="es" fo:country="ES" fo:font-style="normal" style:text-underline-style="none" fo:font-weight="normal" officeooo:rsid="000a0e9e" officeooo:paragraph-rsid="000a0e9e" style:font-size-asian="10pt" style:font-size-complex="10pt"/>
    </style:style>
    <style:style style:name="P8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style:font-name="TeX Gyre Schola" fo:font-size="24pt" fo:letter-spacing="normal" fo:language="es" fo:country="ES" fo:font-style="normal" fo:font-weight="normal" officeooo:rsid="002eeb36" officeooo:paragraph-rsid="002eeb36" style:font-size-asian="24pt" style:font-size-complex="24pt"/>
    </style:style>
    <style:style style:name="P8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eX Gyre Schola" fo:font-size="10pt" fo:language="es" fo:country="ES" officeooo:rsid="000b8bb3" officeooo:paragraph-rsid="000b8bb3" style:font-size-asian="10pt" style:font-size-complex="10pt"/>
    </style:style>
    <style:style style:name="P8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language="es" fo:country="ES" officeooo:paragraph-rsid="000a0e9e"/>
    </style:style>
    <style:style style:name="P88" style:family="paragraph" style:parent-style-name="Standard">
      <style:text-properties fo:font-variant="normal" fo:text-transform="none" fo:color="#000000" style:font-name="TeX Gyre Schola" fo:font-size="14pt" fo:letter-spacing="normal" fo:language="es" fo:country="ES" fo:font-style="normal" fo:font-weight="normal" officeooo:rsid="003f780b" officeooo:paragraph-rsid="0063864c" style:font-size-asian="14pt" style:font-size-complex="14pt"/>
    </style:style>
    <style:style style:name="P89" style:family="paragraph" style:parent-style-name="Standard">
      <style:text-properties fo:font-variant="normal" fo:text-transform="none" fo:color="#000000" style:font-name="TeX Gyre Schola" fo:font-size="10pt" fo:letter-spacing="normal" fo:language="es" fo:country="ES" fo:font-style="normal" fo:font-weight="normal" officeooo:rsid="003f780b" officeooo:paragraph-rsid="002eeb36" style:font-size-asian="8.75pt" style:font-size-complex="10pt"/>
    </style:style>
    <style:style style:name="P90" style:family="paragraph" style:parent-style-name="Standard">
      <style:text-properties fo:font-variant="normal" fo:text-transform="none" fo:color="#000000" style:font-name="TeX Gyre Schola" fo:font-size="10pt" fo:letter-spacing="normal" fo:language="es" fo:country="ES" fo:font-style="normal" fo:font-weight="normal" officeooo:paragraph-rsid="00368eda" style:font-size-asian="8.75pt" style:font-size-complex="10pt"/>
    </style:style>
    <style:style style:name="P91" style:family="paragraph" style:parent-style-name="Standard">
      <style:text-properties fo:font-variant="normal" fo:text-transform="none" fo:color="#000000" style:font-name="TeX Gyre Schola" fo:font-size="10pt" fo:letter-spacing="normal" fo:language="es" fo:country="ES" fo:font-style="normal" fo:font-weight="normal" officeooo:paragraph-rsid="0037833b" style:font-size-asian="8.75pt" style:font-size-complex="10pt"/>
    </style:style>
    <style:style style:name="P92" style:family="paragraph" style:parent-style-name="Standard">
      <style:text-properties fo:font-variant="normal" fo:text-transform="none" fo:color="#000000" style:font-name="TeX Gyre Schola" fo:font-size="10pt" fo:letter-spacing="normal" fo:language="es" fo:country="ES" fo:font-style="italic" fo:font-weight="normal" officeooo:rsid="0038389d" style:font-size-asian="8.75pt" style:font-size-complex="10pt"/>
    </style:style>
    <style:style style:name="P93" style:family="paragraph" style:parent-style-name="Standard">
      <style:text-properties fo:font-variant="normal" fo:text-transform="none" fo:color="#000000" style:font-name="TeX Gyre Schola" fo:font-size="10pt" fo:letter-spacing="normal" fo:language="es" fo:country="ES" fo:font-style="italic" fo:font-weight="normal" officeooo:rsid="004344d7" officeooo:paragraph-rsid="00126fe3" style:font-size-asian="8.75pt" style:font-size-complex="10pt"/>
    </style:style>
    <style:style style:name="P94" style:family="paragraph" style:parent-style-name="Standard">
      <style:text-properties fo:font-variant="normal" fo:text-transform="none" fo:color="#000000" style:font-name="TeX Gyre Schola" fo:font-size="10pt" fo:letter-spacing="normal" fo:language="es" fo:country="ES" fo:font-style="italic" fo:font-weight="normal" officeooo:rsid="00126fe3" officeooo:paragraph-rsid="006b4888" style:font-size-asian="8.75pt" style:font-size-complex="10pt"/>
    </style:style>
    <style:style style:name="P95" style:family="paragraph" style:parent-style-name="Standard">
      <style:text-properties style:font-name="TeX Gyre Schola" fo:font-size="14pt" fo:language="es" fo:country="ES" style:font-size-asian="14pt" style:font-size-complex="14pt"/>
    </style:style>
    <style:style style:name="P96" style:family="paragraph" style:parent-style-name="Standard">
      <style:text-properties style:font-name="TeX Gyre Schola" fo:font-size="14pt" fo:language="es" fo:country="ES" officeooo:rsid="0047a2eb" officeooo:paragraph-rsid="0059fc97" style:font-size-asian="14pt" style:font-size-complex="14pt"/>
    </style:style>
    <style:style style:name="P97" style:family="paragraph" style:parent-style-name="Standard">
      <style:text-properties style:font-name="TeX Gyre Schola" fo:font-size="14pt" fo:language="es" fo:country="ES" officeooo:paragraph-rsid="005d08d2" style:font-size-asian="14pt" style:font-size-complex="14pt"/>
    </style:style>
    <style:style style:name="P98" style:family="paragraph" style:parent-style-name="Standard">
      <style:paragraph-properties fo:text-align="center" style:justify-single-word="false"/>
      <style:text-properties style:font-name="TeX Gyre Schola" fo:font-size="14pt" fo:language="es" fo:country="ES" style:font-size-asian="14pt" style:font-size-complex="14pt"/>
    </style:style>
    <style:style style:name="P99" style:family="paragraph" style:parent-style-name="Standard">
      <style:text-properties style:font-name="TeX Gyre Schola" fo:font-size="14pt" fo:language="es" fo:country="ES" officeooo:paragraph-rsid="00680b76" style:font-size-asian="14pt" style:font-size-complex="14pt"/>
    </style:style>
    <style:style style:name="P100" style:family="paragraph" style:parent-style-name="Standard">
      <style:text-properties style:font-name="TeX Gyre Schola" fo:font-size="14pt" fo:language="es" fo:country="ES" officeooo:rsid="0050db46" officeooo:paragraph-rsid="0050db46" style:font-size-asian="14pt" style:font-size-complex="14pt"/>
    </style:style>
    <style:style style:name="P101" style:family="paragraph" style:parent-style-name="Standard">
      <style:paragraph-properties fo:text-align="start" style:justify-single-word="false"/>
      <style:text-properties style:font-name="TeX Gyre Schola" fo:font-size="14pt" fo:language="es" fo:country="ES" officeooo:paragraph-rsid="006a845e" style:font-size-asian="14pt" style:font-size-complex="14pt"/>
    </style:style>
    <style:style style:name="P102" style:family="paragraph" style:parent-style-name="Standard">
      <style:text-properties style:font-name="TeX Gyre Schola" fo:font-size="14pt" fo:language="es" fo:country="ES" officeooo:paragraph-rsid="006a845e" style:font-size-asian="14pt" style:font-size-complex="14pt"/>
    </style:style>
    <style:style style:name="P103" style:family="paragraph" style:parent-style-name="Standard">
      <style:text-properties style:font-name="TeX Gyre Schola" fo:font-size="14pt" fo:language="es" fo:country="ES" officeooo:paragraph-rsid="00680b76"/>
    </style:style>
    <style:style style:name="P104" style:family="paragraph" style:parent-style-name="Standard">
      <style:text-properties style:font-name="TeX Gyre Schola" fo:font-size="14pt" fo:language="es" fo:country="ES" officeooo:paragraph-rsid="00684dff"/>
    </style:style>
    <style:style style:name="P105" style:family="paragraph" style:parent-style-name="Standard">
      <style:text-properties style:font-name="TeX Gyre Schola" fo:font-size="14pt" fo:language="es" fo:country="ES" style:text-underline-style="none" officeooo:paragraph-rsid="001052f0" style:font-size-asian="14pt" style:font-size-complex="14pt"/>
    </style:style>
    <style:style style:name="P106" style:family="paragraph" style:parent-style-name="Standard">
      <style:paragraph-properties fo:text-align="justify" style:justify-single-word="false"/>
      <style:text-properties style:font-name="TeX Gyre Schola" fo:font-size="14pt" fo:language="es" fo:country="ES" officeooo:paragraph-rsid="006b4888"/>
    </style:style>
    <style:style style:name="P107" style:family="paragraph" style:parent-style-name="Standard">
      <style:text-properties style:font-name="TeX Gyre Schola" fo:font-size="14pt" officeooo:paragraph-rsid="006911cd" style:font-size-asian="14pt" style:font-size-complex="14pt"/>
    </style:style>
    <style:style style:name="P108" style:family="paragraph" style:parent-style-name="Standard">
      <style:text-properties style:font-name="TeX Gyre Schola" fo:font-size="10pt" fo:language="es" fo:country="ES" style:font-size-asian="8.75pt" style:font-size-complex="10pt"/>
    </style:style>
    <style:style style:name="P109" style:family="paragraph" style:parent-style-name="Standard">
      <style:text-properties style:font-name="TeX Gyre Schola" fo:font-size="10pt" fo:language="es" fo:country="ES" officeooo:paragraph-rsid="000ce2ae" style:font-size-asian="8.75pt" style:font-size-complex="10pt"/>
    </style:style>
    <style:style style:name="P110" style:family="paragraph" style:parent-style-name="Standard">
      <style:text-properties style:font-name="TeX Gyre Schola" fo:font-size="10pt" fo:language="es" fo:country="ES" officeooo:paragraph-rsid="001052f0" style:font-size-asian="8.75pt" style:font-size-complex="10pt"/>
    </style:style>
    <style:style style:name="P111" style:family="paragraph" style:parent-style-name="Standard">
      <style:text-properties style:font-name="TeX Gyre Schola" fo:font-size="10pt" fo:language="es" fo:country="ES" officeooo:paragraph-rsid="00430f3e" style:font-size-asian="8.75pt" style:font-size-complex="10pt"/>
    </style:style>
    <style:style style:name="P112" style:family="paragraph" style:parent-style-name="Standard">
      <style:text-properties style:font-name="TeX Gyre Schola" fo:font-size="10pt" fo:language="es" fo:country="ES" officeooo:rsid="0047a2eb" officeooo:paragraph-rsid="00597958" style:font-size-asian="8.75pt" style:font-size-complex="10pt"/>
    </style:style>
    <style:style style:name="P113" style:family="paragraph" style:parent-style-name="Standard">
      <style:text-properties style:font-name="TeX Gyre Schola" fo:font-size="10pt" fo:language="es" fo:country="ES" officeooo:rsid="0047a2eb" officeooo:paragraph-rsid="0059fc97" style:font-size-asian="8.75pt" style:font-size-complex="10pt"/>
    </style:style>
    <style:style style:name="P114" style:family="paragraph" style:parent-style-name="Standard">
      <style:text-properties style:font-name="TeX Gyre Schola" fo:font-size="10pt" fo:language="es" fo:country="ES" officeooo:rsid="0047a2eb" officeooo:paragraph-rsid="00597958" style:font-size-asian="10pt" style:font-size-complex="10pt"/>
    </style:style>
    <style:style style:name="P115" style:family="paragraph" style:parent-style-name="Standard">
      <style:text-properties style:font-name="TeX Gyre Schola" fo:font-size="10pt" officeooo:paragraph-rsid="004f1160" style:font-size-asian="8.75pt" style:font-size-complex="10pt"/>
    </style:style>
    <style:style style:name="P116" style:family="paragraph" style:parent-style-name="Standard">
      <style:text-properties style:font-name="TeX Gyre Schola" fo:font-size="12pt" fo:language="es" fo:country="ES" officeooo:rsid="0047a2eb" officeooo:paragraph-rsid="0059fc97" style:font-size-asian="12pt" style:font-size-complex="12pt"/>
    </style:style>
    <style:style style:name="P117" style:family="paragraph" style:parent-style-name="Standard">
      <style:paragraph-properties fo:text-align="start" style:justify-single-word="false"/>
      <style:text-properties fo:color="#ff0000" style:font-name="TeX Gyre Schola" fo:font-size="14pt" fo:language="es" fo:country="ES" officeooo:rsid="0029f084" officeooo:paragraph-rsid="005d08d2" style:font-size-asian="14pt" style:font-size-complex="14pt"/>
    </style:style>
    <style:style style:name="P118" style:family="paragraph" style:parent-style-name="Standard">
      <style:text-properties fo:color="#ff0000" style:font-name="TeX Gyre Schola" fo:font-size="14pt" fo:language="es" fo:country="ES" officeooo:rsid="00126fe3" officeooo:paragraph-rsid="006b4888" style:font-size-asian="14pt" style:font-size-complex="14pt"/>
    </style:style>
    <style:style style:name="P119" style:family="paragraph" style:parent-style-name="Standard">
      <style:paragraph-properties fo:text-align="start" style:justify-single-word="false"/>
      <style:text-properties fo:color="#ff0000" style:font-name="TeX Gyre Schola" fo:font-size="10pt" fo:language="es" fo:country="ES" officeooo:rsid="00450c7c" officeooo:paragraph-rsid="00450c7c" style:font-size-asian="10pt" style:font-size-complex="10pt"/>
    </style:style>
    <style:style style:name="P120" style:family="paragraph" style:parent-style-name="Standard">
      <style:paragraph-properties fo:text-align="start" style:justify-single-word="false"/>
      <style:text-properties fo:color="#ff0000" style:font-name="TeX Gyre Schola" fo:font-size="10pt" fo:language="es" fo:country="ES" officeooo:rsid="00594b8f" officeooo:paragraph-rsid="006a845e" style:font-size-asian="10pt" style:font-size-complex="10pt"/>
    </style:style>
    <style:style style:name="P121" style:family="paragraph" style:parent-style-name="Standard">
      <style:text-properties fo:color="#ff0000" style:font-name="TeX Gyre Schola" fo:font-size="10pt" fo:language="es" fo:country="ES" officeooo:paragraph-rsid="00126fe3" style:font-size-asian="10pt" style:font-size-complex="10pt"/>
    </style:style>
    <style:style style:name="P122" style:family="paragraph" style:parent-style-name="Standard">
      <style:text-properties fo:color="#ff0000" style:font-name="TeX Gyre Schola" fo:font-size="10pt" fo:language="es" fo:country="ES" officeooo:paragraph-rsid="0019f53d" style:font-size-asian="10pt" style:font-size-complex="10pt"/>
    </style:style>
    <style:style style:name="P123" style:family="paragraph" style:parent-style-name="Standard">
      <style:text-properties fo:color="#ff0000" style:font-name="TeX Gyre Schola" fo:font-size="10pt" fo:language="es" fo:country="ES" style:font-size-asian="8.75pt" style:font-size-complex="10pt"/>
    </style:style>
    <style:style style:name="P124" style:family="paragraph" style:parent-style-name="Standard">
      <style:text-properties fo:color="#ff0000" style:font-name="TeX Gyre Schola" fo:font-size="10pt" fo:language="es" fo:country="ES" officeooo:rsid="00126fe3" officeooo:paragraph-rsid="006b4888" style:font-size-asian="8.75pt" style:font-size-complex="10pt"/>
    </style:style>
    <style:style style:name="P125" style:family="paragraph" style:parent-style-name="Standard">
      <style:text-properties fo:color="#ff0000" style:font-name="TeX Gyre Schola" fo:font-size="10pt" officeooo:rsid="0048205f" officeooo:paragraph-rsid="0048205f" style:font-size-asian="10pt" style:font-size-complex="10pt"/>
    </style:style>
    <style:style style:name="P126" style:family="paragraph" style:parent-style-name="Standard">
      <style:text-properties fo:color="#ff0000" style:font-name="TeX Gyre Schola" fo:font-style="italic" officeooo:paragraph-rsid="006911cd" style:font-style-asian="italic" style:font-style-complex="italic"/>
    </style:style>
    <style:style style:name="P127" style:family="paragraph" style:parent-style-name="Standard">
      <style:paragraph-properties fo:text-align="start" style:justify-single-word="false"/>
      <style:text-properties fo:color="#ff0000" style:font-name="TeX Gyre Schola" fo:font-size="12pt" fo:language="es" fo:country="ES" officeooo:rsid="00594b8f" officeooo:paragraph-rsid="006a845e" style:font-size-asian="12pt" style:font-size-complex="12pt"/>
    </style:style>
    <style:style style:name="P128" style:family="paragraph" style:parent-style-name="Standard">
      <style:text-properties fo:color="#ff0000" style:font-name="TeX Gyre Schola" fo:font-size="12pt" fo:language="es" fo:country="ES" officeooo:rsid="0047a2eb" officeooo:paragraph-rsid="0059fc97" style:font-size-asian="12pt" style:font-size-complex="12pt"/>
    </style:style>
    <style:style style:name="P129" style:family="paragraph" style:parent-style-name="Standard">
      <style:text-properties fo:color="#ff0000" style:font-name="TeX Gyre Schola" fo:font-size="12pt" fo:language="es" fo:country="ES" officeooo:rsid="0047a2eb" officeooo:paragraph-rsid="006c4308" style:font-size-asian="12pt" style:font-size-complex="12pt"/>
    </style:style>
    <style:style style:name="P130" style:family="paragraph" style:parent-style-name="Standard">
      <style:text-properties fo:color="#ff0000" style:font-name="TeX Gyre Schola" fo:font-size="12pt" fo:language="es" fo:country="ES" officeooo:rsid="0047a2eb" officeooo:paragraph-rsid="006e9e1c" style:font-size-asian="12pt" style:font-size-complex="12pt"/>
    </style:style>
    <style:style style:name="P131" style:family="paragraph" style:parent-style-name="Standard">
      <style:text-properties fo:color="#ff0000" style:font-name="TeX Gyre Schola" fo:font-size="12pt" fo:language="es" fo:country="ES" officeooo:rsid="0047a2eb" officeooo:paragraph-rsid="0071ace6" style:font-size-asian="12pt" style:font-size-complex="12pt"/>
    </style:style>
    <style:style style:name="P132" style:family="paragraph" style:parent-style-name="Standard">
      <style:paragraph-properties fo:text-align="center" style:justify-single-word="false"/>
      <style:text-properties fo:color="#ff0000" style:font-name="TeX Gyre Schola" fo:font-size="14pt" fo:font-weight="normal" officeooo:paragraph-rsid="00684dff" style:font-size-asian="14pt" style:font-size-complex="14pt"/>
    </style:style>
    <style:style style:name="P133" style:family="paragraph" style:parent-style-name="Standard">
      <style:paragraph-properties fo:text-align="start" style:justify-single-word="false"/>
      <style:text-properties fo:color="#ff0000" fo:language="es" fo:country="ES" officeooo:paragraph-rsid="00450c7c"/>
    </style:style>
    <style:style style:name="P134" style:family="paragraph" style:parent-style-name="Standard">
      <style:text-properties fo:color="#ff0000" officeooo:paragraph-rsid="004a2d5b"/>
    </style:style>
    <style:style style:name="P135" style:family="paragraph" style:parent-style-name="Standard">
      <style:text-properties fo:color="#ff0000" officeooo:paragraph-rsid="004c0e85"/>
    </style:style>
    <style:style style:name="P136" style:family="paragraph" style:parent-style-name="Standard">
      <style:text-properties fo:color="#ff0000" officeooo:paragraph-rsid="004deda0"/>
    </style:style>
    <style:style style:name="P137" style:family="paragraph" style:parent-style-name="Standard">
      <style:paragraph-properties fo:text-align="start" style:justify-single-word="false"/>
      <style:text-properties officeooo:paragraph-rsid="0029f084"/>
    </style:style>
    <style:style style:name="P138" style:family="paragraph" style:parent-style-name="Standard">
      <style:text-properties fo:language="es" fo:country="ES" officeooo:paragraph-rsid="002add5f"/>
    </style:style>
    <style:style style:name="P139" style:family="paragraph" style:parent-style-name="Standard">
      <style:text-properties fo:language="es" fo:country="ES" officeooo:paragraph-rsid="003f9f5b"/>
    </style:style>
    <style:style style:name="P140" style:family="paragraph" style:parent-style-name="Standard">
      <style:text-properties fo:language="es" fo:country="ES" officeooo:paragraph-rsid="005d08d2"/>
    </style:style>
    <style:style style:name="P141" style:family="paragraph" style:parent-style-name="Standard">
      <style:text-properties fo:language="es" fo:country="ES" officeooo:paragraph-rsid="00680b76"/>
    </style:style>
    <style:style style:name="P142" style:family="paragraph" style:parent-style-name="Standard">
      <style:paragraph-properties fo:text-align="start" style:justify-single-word="false"/>
      <style:text-properties fo:language="es" fo:country="ES" officeooo:paragraph-rsid="00450c7c"/>
    </style:style>
    <style:style style:name="P143" style:family="paragraph" style:parent-style-name="Standard">
      <style:paragraph-properties fo:text-align="start" style:justify-single-word="false"/>
      <style:text-properties style:use-window-font-color="true" style:font-name="TeX Gyre Schola" fo:font-size="14pt" fo:language="es" fo:country="ES" officeooo:rsid="00594b8f" officeooo:paragraph-rsid="006a845e" style:font-size-asian="14pt" style:font-size-complex="14pt"/>
    </style:style>
    <style:style style:name="P144" style:family="paragraph" style:parent-style-name="Standard">
      <style:paragraph-properties fo:text-align="start" style:justify-single-word="false"/>
      <style:text-properties style:use-window-font-color="true" style:font-name="TeX Gyre Schola" fo:font-size="14pt" fo:language="es" fo:country="ES" style:text-underline-style="none" officeooo:rsid="00140d78" officeooo:paragraph-rsid="00687432" style:font-size-asian="14pt" style:font-size-complex="14pt"/>
    </style:style>
    <style:style style:name="P145" style:family="paragraph" style:parent-style-name="Standard">
      <style:paragraph-properties fo:text-align="start" style:justify-single-word="false"/>
      <style:text-properties style:use-window-font-color="true" style:font-name="TeX Gyre Schola" fo:font-size="10pt" fo:language="es" fo:country="ES" officeooo:rsid="0029f084" officeooo:paragraph-rsid="0029f084" style:font-size-asian="8.75pt" style:font-size-complex="10pt"/>
    </style:style>
    <style:style style:name="P146" style:family="paragraph" style:parent-style-name="Standard">
      <style:paragraph-properties fo:text-align="start" style:justify-single-word="false"/>
      <style:text-properties style:use-window-font-color="true" style:font-name="TeX Gyre Schola" fo:font-size="10pt" fo:language="es" fo:country="ES" officeooo:rsid="003d272b" officeooo:paragraph-rsid="0029f084" style:font-size-asian="8.75pt" style:font-size-complex="10pt"/>
    </style:style>
    <style:style style:name="P147" style:family="paragraph" style:parent-style-name="Standard">
      <style:paragraph-properties fo:text-align="start" style:justify-single-word="false"/>
      <style:text-properties style:use-window-font-color="true" style:font-name="TeX Gyre Schola" fo:font-size="10pt" fo:language="es" fo:country="ES" officeooo:rsid="003d8d30" officeooo:paragraph-rsid="0029f084" style:font-size-asian="8.75pt" style:font-size-complex="10pt"/>
    </style:style>
    <style:style style:name="P148" style:family="paragraph" style:parent-style-name="Standard">
      <style:paragraph-properties fo:text-align="start" style:justify-single-word="false"/>
      <style:text-properties style:use-window-font-color="true" style:font-name="TeX Gyre Schola" fo:font-size="10pt" fo:language="es" fo:country="ES" officeooo:rsid="00594b8f" officeooo:paragraph-rsid="006a845e" style:font-size-asian="8.75pt" style:font-size-complex="10pt"/>
    </style:style>
    <style:style style:name="P149" style:family="paragraph" style:parent-style-name="Standard">
      <style:paragraph-properties fo:text-align="start" style:justify-single-word="false"/>
      <style:text-properties style:use-window-font-color="true" style:font-name="TeX Gyre Schola" fo:font-size="12pt" fo:language="es" fo:country="ES" officeooo:rsid="00594b8f" officeooo:paragraph-rsid="006a845e" style:font-size-asian="10.5pt" style:font-size-complex="12pt"/>
    </style:style>
    <style:style style:name="P150" style:family="paragraph" style:parent-style-name="Standard">
      <style:paragraph-properties fo:text-align="start" style:justify-single-word="false"/>
      <style:text-properties style:use-window-font-color="true" style:font-name="TeX Gyre Schola1" fo:font-size="10pt" fo:language="es" fo:country="ES" officeooo:rsid="002add5f" officeooo:paragraph-rsid="0029f084" style:font-size-asian="8.75pt" style:font-size-complex="10pt"/>
    </style:style>
    <style:style style:name="P151" style:family="paragraph" style:parent-style-name="Standard">
      <style:paragraph-properties fo:text-align="start" style:justify-single-word="false"/>
      <style:text-properties style:use-window-font-color="true" fo:language="es" fo:country="ES" officeooo:paragraph-rsid="004344d7"/>
    </style:style>
    <style:style style:name="P152" style:family="paragraph" style:parent-style-name="Standard">
      <style:paragraph-properties fo:text-align="start" style:justify-single-word="false"/>
      <style:text-properties style:use-window-font-color="true" fo:font-size="14pt" officeooo:paragraph-rsid="006a845e" style:font-size-asian="14pt" style:font-size-complex="14pt"/>
    </style:style>
    <style:style style:name="P153" style:family="paragraph" style:parent-style-name="Standard">
      <style:text-properties officeooo:paragraph-rsid="002eeb36"/>
    </style:style>
    <style:style style:name="P154" style:family="paragraph" style:parent-style-name="Standard">
      <style:text-properties officeooo:paragraph-rsid="0063864c"/>
    </style:style>
    <style:style style:name="P155" style:family="paragraph" style:parent-style-name="Standard">
      <style:paragraph-properties fo:text-align="center" style:justify-single-word="false"/>
      <style:text-properties officeooo:paragraph-rsid="0063a3bd"/>
    </style:style>
    <style:style style:name="P156" style:family="paragraph" style:parent-style-name="Standard">
      <style:paragraph-properties fo:text-align="center" style:justify-single-word="false"/>
      <style:text-properties officeooo:paragraph-rsid="0067e4d1"/>
    </style:style>
    <style:style style:name="P157" style:family="paragraph" style:parent-style-name="Standard">
      <style:paragraph-properties fo:text-align="center" style:justify-single-word="false"/>
      <style:text-properties officeooo:paragraph-rsid="00368eda"/>
    </style:style>
    <style:style style:name="P158" style:family="paragraph" style:parent-style-name="Standard">
      <style:text-properties style:font-name="TeX Gyre Schola" fo:font-size="14pt" officeooo:paragraph-rsid="003112e5" style:font-size-asian="14pt" style:font-size-complex="14pt"/>
    </style:style>
    <style:style style:name="P159" style:family="paragraph" style:parent-style-name="Standard">
      <style:text-properties style:font-name="TeX Gyre Schola" fo:font-size="14pt" officeooo:paragraph-rsid="0035f000" style:font-size-asian="14pt" style:font-size-complex="14pt"/>
    </style:style>
    <style:style style:name="P160" style:family="paragraph" style:parent-style-name="Standard">
      <style:text-properties style:font-name="TeX Gyre Schola" fo:font-size="14pt" officeooo:paragraph-rsid="00368eda" style:font-size-asian="14pt" style:font-size-complex="14pt"/>
    </style:style>
    <style:style style:name="P161" style:family="paragraph" style:parent-style-name="Standard">
      <style:text-properties style:font-name="TeX Gyre Schola" fo:font-size="10pt" fo:language="es" fo:country="ES" style:font-size-asian="8.75pt" style:font-size-complex="10pt"/>
    </style:style>
    <style:style style:name="P162" style:family="paragraph" style:parent-style-name="Standard">
      <style:paragraph-properties fo:text-align="justify" style:justify-single-word="false"/>
    </style:style>
    <style:style style:name="P163" style:family="paragraph" style:parent-style-name="Standard">
      <style:text-properties officeooo:paragraph-rsid="001052f0"/>
    </style:style>
    <style:style style:name="P164" style:family="paragraph" style:parent-style-name="Standard">
      <style:text-properties officeooo:paragraph-rsid="006911cd"/>
    </style:style>
    <style:style style:name="P165" style:family="paragraph" style:parent-style-name="Standard">
      <style:text-properties officeooo:paragraph-rsid="004c0e85"/>
    </style:style>
    <style:style style:name="P166" style:family="paragraph" style:parent-style-name="Standard">
      <style:text-properties officeooo:paragraph-rsid="004deda0"/>
    </style:style>
    <style:style style:name="P167" style:family="paragraph" style:parent-style-name="Standard">
      <style:text-properties officeooo:paragraph-rsid="004f1160"/>
    </style:style>
    <style:style style:name="P168" style:family="paragraph" style:parent-style-name="Standard">
      <style:text-properties officeooo:paragraph-rsid="0038389d"/>
    </style:style>
    <style:style style:name="P169" style:family="paragraph" style:parent-style-name="Standard">
      <style:text-properties officeooo:paragraph-rsid="004344d7"/>
    </style:style>
    <style:style style:name="P170" style:family="paragraph" style:parent-style-name="Standard">
      <style:text-properties officeooo:paragraph-rsid="00392545"/>
    </style:style>
    <style:style style:name="P171" style:family="paragraph" style:parent-style-name="Standard">
      <style:text-properties officeooo:paragraph-rsid="003a1a39"/>
    </style:style>
    <style:style style:name="P17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eX Gyre Schola" fo:font-size="14pt" fo:letter-spacing="normal" fo:language="es" fo:country="ES" fo:font-style="normal" fo:font-weight="normal" officeooo:rsid="005d08d2" officeooo:paragraph-rsid="005d08d2" style:font-size-asian="14pt" style:font-size-complex="14pt"/>
    </style:style>
    <style:style style:name="P17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eX Gyre Schola" fo:font-size="14pt" fo:letter-spacing="normal" fo:font-style="normal" fo:font-weight="normal" style:font-size-asian="14pt" style:font-size-complex="14pt"/>
    </style:style>
    <style:style style:name="P17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eX Gyre Schola" fo:font-size="14pt" fo:letter-spacing="normal" fo:font-style="normal" fo:font-weight="normal" officeooo:paragraph-rsid="0063a3bd" style:font-size-asian="14pt" style:font-size-complex="14pt"/>
    </style:style>
    <style:style style:name="P17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eX Gyre Schola" fo:font-size="10pt" fo:letter-spacing="normal" fo:font-style="normal" fo:font-weight="normal" style:font-size-asian="8.75pt" style:font-size-complex="10pt"/>
    </style:style>
    <style:style style:name="P17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eX Gyre Schola" fo:font-size="10pt" fo:letter-spacing="normal" fo:font-style="normal" fo:font-weight="normal" officeooo:paragraph-rsid="0063a3bd" style:font-size-asian="8.75pt" style:font-size-complex="10pt"/>
    </style:style>
    <style:style style:name="P17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eX Gyre Schola" fo:font-size="14pt" fo:letter-spacing="normal" fo:language="es" fo:country="ES" fo:font-style="normal" fo:font-weight="normal" officeooo:paragraph-rsid="00680b76" style:font-size-asian="14pt" style:font-size-complex="14pt"/>
    </style:style>
    <style:style style:name="P17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eX Gyre Schola" fo:font-size="10pt" fo:letter-spacing="normal" fo:language="es" fo:country="ES" fo:font-style="normal" fo:font-weight="normal" officeooo:paragraph-rsid="00680b76" style:font-size-asian="8.75pt" style:font-size-complex="10pt"/>
    </style:style>
    <style:style style:name="P17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5e4c3a"/>
    </style:style>
    <style:style style:name="P180" style:family="paragraph" style:parent-style-name="Standard">
      <style:paragraph-properties fo:margin-left="0cm" fo:margin-right="0cm" fo:orphans="2" fo:widows="2" fo:text-indent="0cm" style:auto-text-indent="false"/>
    </style:style>
    <style:style style:name="P181" style:family="paragraph" style:parent-style-name="Standard">
      <style:paragraph-properties fo:margin-left="0cm" fo:margin-right="0cm" fo:orphans="2" fo:widows="2" fo:text-indent="0cm" style:auto-text-indent="false"/>
      <style:text-properties style:font-name="TeX Gyre Schola" fo:font-size="14pt" style:font-size-asian="14pt" style:font-size-complex="14pt"/>
    </style:style>
    <style:style style:name="T1" style:family="text">
      <style:text-properties fo:color="#ff0000"/>
    </style:style>
    <style:style style:name="T2" style:family="text">
      <style:text-properties fo:color="#ff0000" fo:font-size="10pt" fo:font-style="italic" officeooo:rsid="004deda0" style:font-size-asian="10pt" style:font-style-asian="italic" style:font-size-complex="10pt" style:font-style-complex="italic"/>
    </style:style>
    <style:style style:name="T3" style:family="text">
      <style:text-properties fo:color="#ff0000" fo:font-size="10pt" fo:font-style="italic" officeooo:rsid="004f1160" style:font-size-asian="10pt" style:font-style-asian="italic" style:font-size-complex="10pt" style:font-style-complex="italic"/>
    </style:style>
    <style:style style:name="T4" style:family="text">
      <style:text-properties fo:color="#ff0000" style:font-name="TeX Gyre Schola" fo:font-size="14pt" style:font-size-asian="14pt" style:font-size-complex="14pt"/>
    </style:style>
    <style:style style:name="T5" style:family="text">
      <style:text-properties fo:color="#ff0000" style:font-name="TeX Gyre Schola" fo:font-size="14pt" officeooo:rsid="00126fe3" style:font-size-asian="14pt" style:font-size-complex="14pt"/>
    </style:style>
    <style:style style:name="T6" style:family="text">
      <style:text-properties fo:color="#ff0000" style:font-name="TeX Gyre Schola" fo:font-size="14pt" officeooo:rsid="0047a2eb" style:font-size-asian="14pt" style:font-size-complex="14pt"/>
    </style:style>
    <style:style style:name="T7" style:family="text">
      <style:text-properties fo:color="#ff0000" style:font-name="TeX Gyre Schola" fo:font-size="14pt" officeooo:rsid="004a2d5b" style:font-size-asian="14pt" style:font-size-complex="14pt"/>
    </style:style>
    <style:style style:name="T8" style:family="text">
      <style:text-properties fo:color="#ff0000" style:font-name="TeX Gyre Schola" fo:font-size="14pt" officeooo:rsid="004c0e85" style:font-size-asian="14pt" style:font-size-complex="14pt"/>
    </style:style>
    <style:style style:name="T9" style:family="text">
      <style:text-properties fo:color="#ff0000" style:font-name="TeX Gyre Schola" fo:font-size="14pt" officeooo:rsid="004deda0" style:font-size-asian="14pt" style:font-size-complex="14pt"/>
    </style:style>
    <style:style style:name="T10" style:family="text">
      <style:text-properties fo:color="#ff0000" style:font-name="TeX Gyre Schola" fo:font-size="14pt" fo:letter-spacing="normal" fo:language="es" fo:country="ES" fo:font-style="italic" fo:font-weight="normal" officeooo:rsid="00687432" style:font-size-asian="14pt" style:font-size-complex="14pt"/>
    </style:style>
    <style:style style:name="T11" style:family="text">
      <style:text-properties fo:color="#ff0000" style:font-name="TeX Gyre Schola" fo:font-size="14pt" fo:language="es" fo:country="ES" style:text-underline-style="none" officeooo:rsid="001052f0" style:font-size-asian="14pt" style:font-size-complex="14pt"/>
    </style:style>
    <style:style style:name="T12" style:family="text">
      <style:text-properties fo:color="#ff0000" style:font-name="TeX Gyre Schola" fo:font-size="14pt" fo:language="es" fo:country="ES" style:text-underline-style="none" officeooo:rsid="00553729" style:font-size-asian="14pt" style:font-size-complex="14pt"/>
    </style:style>
    <style:style style:name="T13" style:family="text">
      <style:text-properties fo:color="#ff0000" style:font-name="TeX Gyre Schola" fo:font-size="14pt" fo:language="es" fo:country="ES" style:text-underline-style="none" officeooo:rsid="004344d7" style:font-size-asian="14pt" style:font-size-complex="14pt"/>
    </style:style>
    <style:style style:name="T14" style:family="text">
      <style:text-properties fo:color="#ff0000" style:font-name="TeX Gyre Schola" fo:font-size="14pt" fo:language="es" fo:country="ES" style:font-size-asian="14pt" style:font-size-complex="14pt"/>
    </style:style>
    <style:style style:name="T15" style:family="text">
      <style:text-properties fo:color="#ff0000" style:font-name="TeX Gyre Schola" fo:font-size="14pt" fo:language="es" fo:country="ES" officeooo:rsid="0047a2eb" style:font-size-asian="14pt" style:font-size-complex="14pt"/>
    </style:style>
    <style:style style:name="T16" style:family="text">
      <style:text-properties fo:color="#ff0000" style:font-name="TeX Gyre Schola" fo:font-size="14pt" fo:language="es" fo:country="ES" officeooo:rsid="0029f084" style:font-size-asian="14pt" style:font-size-complex="14pt"/>
    </style:style>
    <style:style style:name="T17" style:family="text">
      <style:text-properties fo:color="#ff0000" style:font-name="TeX Gyre Schola" fo:font-size="14pt" fo:language="es" fo:country="ES" officeooo:rsid="00126fe3" style:font-size-asian="14pt" style:font-size-complex="14pt"/>
    </style:style>
    <style:style style:name="T18" style:family="text">
      <style:text-properties fo:color="#ff0000" style:font-name="TeX Gyre Schola" fo:font-size="12pt" style:font-size-asian="12pt" style:font-size-complex="12pt"/>
    </style:style>
    <style:style style:name="T19" style:family="text">
      <style:text-properties fo:color="#ff0000" style:font-name="TeX Gyre Schola" fo:font-size="12pt" officeooo:rsid="0047a2eb" style:font-size-asian="12pt" style:font-size-complex="12pt"/>
    </style:style>
    <style:style style:name="T20" style:family="text">
      <style:text-properties fo:color="#ff0000" style:font-name="TeX Gyre Schola" fo:font-size="12pt" fo:font-style="italic" style:font-size-asian="12pt" style:font-style-asian="italic" style:font-size-complex="12pt" style:font-style-complex="italic"/>
    </style:style>
    <style:style style:name="T21" style:family="text">
      <style:text-properties fo:color="#ff0000" style:font-name="TeX Gyre Schola" fo:font-size="12pt" fo:font-style="italic" officeooo:rsid="0048205f" style:font-size-asian="12pt" style:font-style-asian="italic" style:font-size-complex="12pt" style:font-style-complex="italic"/>
    </style:style>
    <style:style style:name="T22" style:family="text">
      <style:text-properties fo:color="#ff0000" style:font-name="TeX Gyre Schola" fo:font-size="12pt" fo:font-style="italic" officeooo:rsid="006911cd" style:font-size-asian="12pt" style:font-style-asian="italic" style:font-size-complex="12pt" style:font-style-complex="italic"/>
    </style:style>
    <style:style style:name="T23" style:family="text">
      <style:text-properties fo:color="#ff0000" style:font-name="TeX Gyre Schola" fo:font-size="12pt" fo:font-style="italic" officeooo:rsid="006a53a3" style:font-size-asian="12pt" style:font-style-asian="italic" style:font-size-complex="12pt" style:font-style-complex="italic"/>
    </style:style>
    <style:style style:name="T24" style:family="text">
      <style:text-properties fo:color="#ff0000" style:font-name="TeX Gyre Schola" fo:font-size="12pt" fo:font-style="italic" officeooo:rsid="004f1160" style:font-size-asian="12pt" style:font-style-asian="italic" style:font-size-complex="12pt" style:font-style-complex="italic"/>
    </style:style>
    <style:style style:name="T25" style:family="text">
      <style:text-properties fo:color="#ff0000" style:font-name="TeX Gyre Schola" fo:font-size="10pt" officeooo:rsid="004a2d5b" style:font-size-asian="10pt" style:font-size-complex="10pt"/>
    </style:style>
    <style:style style:name="T26" style:family="text">
      <style:text-properties fo:color="#ff0000" style:font-name="TeX Gyre Schola" fo:font-size="10pt" officeooo:rsid="0048205f" style:font-size-asian="10pt" style:font-size-complex="10pt"/>
    </style:style>
    <style:style style:name="T27" style:family="text">
      <style:text-properties fo:color="#ff0000" style:font-name="TeX Gyre Schola" fo:font-size="10pt" officeooo:rsid="004c0e85" style:font-size-asian="10pt" style:font-size-complex="10pt"/>
    </style:style>
    <style:style style:name="T28" style:family="text">
      <style:text-properties fo:color="#ff0000" style:font-name="TeX Gyre Schola" fo:font-size="10pt" officeooo:rsid="004deda0" style:font-size-asian="10pt" style:font-size-complex="10pt"/>
    </style:style>
    <style:style style:name="T29" style:family="text">
      <style:text-properties fo:color="#ff0000" style:font-name="TeX Gyre Schola" fo:font-size="10pt" fo:language="es" fo:country="ES" officeooo:rsid="00450c7c" style:font-size-asian="10pt" style:font-size-complex="10pt"/>
    </style:style>
    <style:style style:name="T30" style:family="text">
      <style:text-properties fo:color="#ff0000" style:font-name="TeX Gyre Schola" fo:font-style="italic" style:font-style-asian="italic" style:font-style-complex="italic"/>
    </style:style>
    <style:style style:name="T31" style:family="text">
      <style:text-properties fo:color="#ff0000" style:font-name="TeX Gyre Schola" fo:font-style="italic" officeooo:rsid="00687432" style:font-style-asian="italic" style:font-style-complex="italic"/>
    </style:style>
    <style:style style:name="T32" style:family="text">
      <style:text-properties fo:color="#ff0000" style:font-name="TeX Gyre Schola" fo:font-style="italic" officeooo:rsid="0048205f" style:font-style-asian="italic" style:font-style-complex="italic"/>
    </style:style>
    <style:style style:name="T33" style:family="text">
      <style:text-properties fo:color="#ff0000" style:font-name="TeX Gyre Schola" fo:font-style="italic" officeooo:rsid="006911cd" style:font-style-asian="italic" style:font-style-complex="italic"/>
    </style:style>
    <style:style style:name="T34" style:family="text">
      <style:text-properties fo:color="#ff0000" style:font-name="TeX Gyre Schola" fo:font-style="italic" officeooo:rsid="006a53a3" style:font-style-asian="italic" style:font-style-complex="italic"/>
    </style:style>
    <style:style style:name="T35" style:family="text">
      <style:text-properties fo:color="#ff0000" style:font-name="TeX Gyre Schola" fo:font-style="italic" officeooo:rsid="0048205f" style:font-style-asian="italic" style:font-size-complex="16pt" style:font-style-complex="italic"/>
    </style:style>
    <style:style style:name="T36" style:family="text">
      <style:text-properties fo:color="#ff0000" style:font-name="TeX Gyre Schola" fo:font-style="italic" officeooo:rsid="0050db46" style:font-style-asian="italic" style:font-size-complex="16pt" style:font-style-complex="italic"/>
    </style:style>
    <style:style style:name="T37" style:family="text">
      <style:text-properties fo:color="#ff0000" style:font-name="TeX Gyre Schola" fo:font-style="italic" officeooo:rsid="006911cd" style:font-style-asian="italic" style:font-size-complex="16pt" style:font-style-complex="italic"/>
    </style:style>
    <style:style style:name="T38" style:family="text">
      <style:text-properties fo:color="#ff0000" style:font-size-asian="14pt" style:font-size-complex="14pt"/>
    </style:style>
    <style:style style:name="T39" style:family="text">
      <style:text-properties fo:font-variant="normal" fo:text-transform="none" fo:color="#ff0000" style:font-name="TeX Gyre Schola" fo:font-size="14pt" fo:letter-spacing="normal" fo:font-style="normal" fo:font-weight="normal" officeooo:rsid="000a0e9e" style:font-size-asian="14pt" style:font-size-complex="14pt"/>
    </style:style>
    <style:style style:name="T40" style:family="text">
      <style:text-properties fo:font-variant="normal" fo:text-transform="none" fo:color="#ff0000" style:font-name="TeX Gyre Schola" fo:font-size="14pt" fo:letter-spacing="normal" fo:font-style="normal" fo:font-weight="normal" officeooo:rsid="0007c8ce" style:font-size-asian="14pt" style:font-size-complex="14pt"/>
    </style:style>
    <style:style style:name="T41" style:family="text">
      <style:text-properties fo:font-variant="normal" fo:text-transform="none" fo:color="#ff0000" style:font-name="TeX Gyre Schola" fo:font-size="14pt" fo:letter-spacing="normal" fo:font-style="normal" fo:font-weight="normal" officeooo:rsid="0028e4b8" style:font-name-asian="TeX Gyre Schola1" style:font-size-asian="14pt" style:font-name-complex="TeX Gyre Schola1" style:font-size-complex="14pt"/>
    </style:style>
    <style:style style:name="T42" style:family="text">
      <style:text-properties fo:font-variant="normal" fo:text-transform="none" fo:color="#ff0000" style:font-name="TeX Gyre Schola" fo:font-size="14pt" fo:letter-spacing="normal" fo:language="es" fo:country="ES" fo:font-style="normal" fo:font-weight="normal" officeooo:rsid="003d8d30" style:font-size-asian="14pt" style:font-size-complex="14pt"/>
    </style:style>
    <style:style style:name="T43" style:family="text">
      <style:text-properties fo:font-variant="normal" fo:text-transform="none" fo:color="#ff0000" style:font-name="TeX Gyre Schola" fo:font-size="14pt" fo:letter-spacing="normal" fo:language="es" fo:country="ES" fo:font-style="normal" fo:font-weight="normal" officeooo:rsid="0060bd3f" style:font-size-asian="14pt" style:font-size-complex="14pt"/>
    </style:style>
    <style:style style:name="T44" style:family="text">
      <style:text-properties fo:font-variant="normal" fo:text-transform="none" fo:color="#ff0000" style:font-name="TeX Gyre Schola" fo:font-size="14pt" fo:letter-spacing="normal" fo:language="es" fo:country="ES" fo:font-style="normal" fo:font-weight="normal" officeooo:rsid="0028e4b8" style:font-name-asian="TeX Gyre Schola1" style:font-size-asian="14pt" style:font-name-complex="TeX Gyre Schola1" style:font-size-complex="14pt"/>
    </style:style>
    <style:style style:name="T45" style:family="text">
      <style:text-properties fo:font-variant="normal" fo:text-transform="none" fo:color="#ff0000" style:font-name="TeX Gyre Schola" fo:font-size="14pt" fo:letter-spacing="normal" fo:language="es" fo:country="ES" fo:font-style="normal" fo:font-weight="normal" officeooo:rsid="004134c7" style:font-name-asian="TeX Gyre Schola1" style:font-size-asian="14pt" style:font-name-complex="TeX Gyre Schola1" style:font-size-complex="14pt"/>
    </style:style>
    <style:style style:name="T46" style:family="text">
      <style:text-properties fo:font-variant="normal" fo:text-transform="none" fo:color="#ff0000" style:font-name="TeX Gyre Schola" fo:font-size="14pt" fo:letter-spacing="normal" fo:language="es" fo:country="ES" fo:font-style="normal" fo:font-weight="normal" officeooo:rsid="0040c11c" style:font-name-asian="TeX Gyre Schola1" style:font-size-asian="14pt" style:font-name-complex="TeX Gyre Schola1" style:font-size-complex="14pt"/>
    </style:style>
    <style:style style:name="T47" style:family="text">
      <style:text-properties fo:font-variant="normal" fo:text-transform="none" fo:color="#ff0000" style:font-name="TeX Gyre Schola" fo:font-size="14pt" fo:letter-spacing="normal" fo:language="es" fo:country="ES" fo:font-style="normal" fo:font-weight="normal" officeooo:rsid="0067e4d1" style:font-name-asian="TeX Gyre Schola1" style:font-size-asian="14pt" style:font-name-complex="TeX Gyre Schola1" style:font-size-complex="14pt"/>
    </style:style>
    <style:style style:name="T48" style:family="text">
      <style:text-properties fo:font-variant="normal" fo:text-transform="none" fo:color="#ff0000" style:font-name="TeX Gyre Schola" fo:font-size="10pt" fo:letter-spacing="normal" fo:font-style="normal" style:text-underline-style="none" fo:font-weight="normal" officeooo:rsid="000a0e9e" style:font-size-asian="10pt" style:font-size-complex="10pt"/>
    </style:style>
    <style:style style:name="T49" style:family="text">
      <style:text-properties fo:font-variant="normal" fo:text-transform="none" fo:color="#ff0000" style:font-name="TeX Gyre Schola" fo:font-size="10pt" fo:letter-spacing="normal" fo:font-style="normal" style:text-underline-style="none" fo:font-weight="normal" officeooo:rsid="000b8bb3" style:font-size-asian="10pt" style:font-size-complex="10pt"/>
    </style:style>
    <style:style style:name="T50" style:family="text">
      <style:text-properties fo:font-variant="normal" fo:text-transform="none" fo:color="#ff0000" style:font-name="TeX Gyre Schola" fo:font-size="10pt" fo:letter-spacing="normal" fo:font-style="normal" style:text-underline-style="none" fo:font-weight="normal" officeooo:rsid="001052f0" style:font-size-asian="10pt" style:font-size-complex="10pt"/>
    </style:style>
    <style:style style:name="T51" style:family="text">
      <style:text-properties fo:font-variant="normal" fo:text-transform="none" fo:color="#ff0000" style:font-name="TeX Gyre Schola" fo:letter-spacing="normal" fo:font-style="normal" fo:font-weight="normal" officeooo:rsid="0007c8ce"/>
    </style:style>
    <style:style style:name="T52" style:family="text">
      <style:text-properties fo:font-variant="normal" fo:text-transform="none" fo:color="#ff0000" style:font-name="TeX Gyre Schola" fo:font-size="12pt" fo:letter-spacing="normal" fo:language="es" fo:country="ES" fo:font-style="normal" fo:font-weight="normal" style:font-size-asian="14pt" style:font-size-complex="14pt"/>
    </style:style>
    <style:style style:name="T53" style:family="text">
      <style:text-properties fo:font-variant="normal" fo:text-transform="none" fo:color="#ff0000" style:font-name="TeX Gyre Schola" fo:font-size="12pt" fo:letter-spacing="normal" fo:language="es" fo:country="ES" fo:font-style="normal" fo:font-weight="normal" officeooo:rsid="0063a3bd" style:font-size-asian="14pt" style:font-size-complex="14pt"/>
    </style:style>
    <style:style style:name="T54" style:family="text">
      <style:text-properties fo:font-variant="normal" fo:text-transform="none" fo:color="#ff0000" style:font-name="TeX Gyre Schola" fo:font-size="12pt" fo:letter-spacing="normal" fo:language="es" fo:country="ES" fo:font-style="normal" fo:font-weight="normal" officeooo:rsid="002eb25e" style:font-size-asian="14pt" style:font-size-complex="14pt"/>
    </style:style>
    <style:style style:name="T55" style:family="text">
      <style:text-properties fo:font-variant="normal" fo:text-transform="none" fo:color="#ff0000" fo:letter-spacing="normal" fo:font-style="normal" fo:font-weight="normal"/>
    </style:style>
    <style:style style:name="T56" style:family="text">
      <style:text-properties fo:font-variant="normal" fo:text-transform="none" fo:color="#ff0000" fo:letter-spacing="normal" fo:font-style="normal" fo:font-weight="normal" officeooo:rsid="000a0e9e"/>
    </style:style>
    <style:style style:name="T57" style:family="text">
      <style:text-properties fo:font-variant="normal" fo:text-transform="none" fo:color="#ff0000" fo:letter-spacing="normal" fo:font-style="normal" fo:font-weight="normal" officeooo:rsid="0007c8ce"/>
    </style:style>
    <style:style style:name="T58" style:family="text">
      <style:text-properties fo:font-variant="normal" fo:text-transform="none" fo:color="#ff0000" fo:letter-spacing="normal" fo:font-style="normal" fo:font-weight="normal" officeooo:rsid="0056cea4"/>
    </style:style>
    <style:style style:name="T59" style:family="text">
      <style:text-properties fo:font-variant="normal" fo:text-transform="none" fo:color="#ff0000" fo:font-size="10pt" fo:letter-spacing="normal" fo:font-style="normal" style:text-underline-style="none" fo:font-weight="normal" officeooo:rsid="000a0e9e" style:font-size-asian="10pt" style:font-size-complex="10pt"/>
    </style:style>
    <style:style style:name="T60" style:family="text">
      <style:text-properties fo:font-variant="normal" fo:text-transform="none" fo:color="#ff0000" style:font-name="TeX Gyre Schola1" fo:font-size="14pt" fo:letter-spacing="normal" fo:font-style="normal" fo:font-weight="normal" officeooo:rsid="0028e4b8" style:font-name-asian="TeX Gyre Schola1" style:font-size-asian="14pt" style:font-name-complex="TeX Gyre Schola1" style:font-size-complex="14pt"/>
    </style:style>
    <style:style style:name="T61" style:family="text">
      <style:text-properties fo:font-variant="normal" fo:text-transform="none" fo:color="#ff0000" style:font-name="TeX Gyre Schola1" fo:font-size="14pt" fo:letter-spacing="normal" fo:language="es" fo:country="ES" fo:font-style="normal" fo:font-weight="normal" officeooo:rsid="0028e4b8" style:font-name-asian="TeX Gyre Schola1" style:font-size-asian="14pt" style:font-name-complex="TeX Gyre Schola1" style:font-size-complex="14pt"/>
    </style:style>
    <style:style style:name="T62" style:family="text">
      <style:text-properties fo:font-variant="normal" fo:text-transform="none" fo:color="#202124" style:font-name="TeX Gyre Schola" fo:font-size="14pt" fo:letter-spacing="normal" fo:font-style="normal" fo:font-weight="normal" officeooo:rsid="0007c8ce" style:font-size-asian="14pt" style:font-size-complex="14pt"/>
    </style:style>
    <style:style style:name="T63" style:family="text">
      <style:text-properties fo:font-variant="normal" fo:text-transform="none" fo:color="#202124" style:font-name="TeX Gyre Schola" fo:font-size="14pt" fo:letter-spacing="normal" fo:font-style="normal" fo:font-weight="normal" officeooo:rsid="000a0e9e" style:font-size-asian="14pt" style:font-size-complex="14pt"/>
    </style:style>
    <style:style style:name="T64" style:family="text">
      <style:text-properties fo:font-variant="normal" fo:text-transform="none" fo:color="#202124" style:font-name="TeX Gyre Schola" fo:font-size="14pt" fo:letter-spacing="normal" fo:font-style="normal" fo:font-weight="normal" officeooo:rsid="0029f084" style:font-size-asian="14pt" style:font-size-complex="14pt"/>
    </style:style>
    <style:style style:name="T65" style:family="text">
      <style:text-properties fo:font-variant="normal" fo:text-transform="none" fo:color="#202124" style:font-name="TeX Gyre Schola" fo:letter-spacing="normal" fo:font-style="normal" fo:font-weight="normal" officeooo:rsid="0007c8ce"/>
    </style:style>
    <style:style style:name="T66" style:family="text">
      <style:text-properties fo:font-variant="normal" fo:text-transform="none" fo:color="#202124" fo:letter-spacing="normal" fo:font-style="normal" fo:font-weight="normal" officeooo:rsid="0007c8ce"/>
    </style:style>
    <style:style style:name="T67" style:family="text">
      <style:text-properties fo:font-variant="normal" fo:text-transform="none" fo:color="#000000" fo:letter-spacing="normal" fo:font-style="normal" fo:font-weight="normal"/>
    </style:style>
    <style:style style:name="T68" style:family="text">
      <style:text-properties fo:font-variant="normal" fo:text-transform="none" fo:color="#000000" fo:letter-spacing="normal" fo:font-style="normal" fo:font-weight="normal" officeooo:rsid="002eb25e"/>
    </style:style>
    <style:style style:name="T69" style:family="text">
      <style:text-properties fo:font-variant="normal" fo:text-transform="none" fo:color="#000000" fo:letter-spacing="normal" fo:font-style="italic" fo:font-weight="normal"/>
    </style:style>
    <style:style style:name="T70" style:family="text">
      <style:text-properties fo:font-variant="normal" fo:text-transform="none" fo:color="#000000" fo:letter-spacing="normal" fo:font-style="italic" fo:font-weight="normal" officeooo:rsid="006b4888"/>
    </style:style>
    <style:style style:name="T71" style:family="text">
      <style:text-properties fo:font-variant="normal" fo:text-transform="none" fo:color="#000000" fo:letter-spacing="normal" fo:font-style="italic" fo:font-weight="normal" officeooo:rsid="0038389d"/>
    </style:style>
    <style:style style:name="T72" style:family="text">
      <style:text-properties fo:font-variant="normal" fo:text-transform="none" fo:color="#000000" style:font-name="TeX Gyre Schola" fo:font-size="14pt" fo:letter-spacing="normal" fo:font-style="normal" fo:font-weight="normal" style:font-size-asian="14pt" style:font-size-complex="14pt"/>
    </style:style>
    <style:style style:name="T73" style:family="text">
      <style:text-properties fo:font-variant="normal" fo:text-transform="none" fo:color="#000000" style:font-name="TeX Gyre Schola" fo:font-size="14pt" fo:letter-spacing="normal" fo:font-style="normal" fo:font-weight="normal" officeooo:rsid="00368eda" style:font-size-asian="14pt" style:font-size-complex="14pt"/>
    </style:style>
    <style:style style:name="T74" style:family="text">
      <style:text-properties fo:font-variant="normal" fo:text-transform="none" fo:color="#000000" style:font-name="TeX Gyre Schola" fo:font-size="14pt" fo:letter-spacing="normal" fo:font-style="normal" fo:font-weight="normal" officeooo:rsid="004344d7" style:font-size-asian="14pt" style:font-style-asian="normal" style:font-size-complex="14pt" style:font-style-complex="normal"/>
    </style:style>
    <style:style style:name="T75" style:family="text">
      <style:text-properties fo:font-variant="normal" fo:text-transform="none" fo:color="#000000" style:font-name="TeX Gyre Schola" fo:font-size="14pt" fo:letter-spacing="normal" fo:font-style="normal" fo:font-weight="normal" officeooo:rsid="006b4888" style:font-size-asian="14pt" style:font-style-asian="normal" style:font-size-complex="14pt" style:font-style-complex="normal"/>
    </style:style>
    <style:style style:name="T76" style:family="text">
      <style:text-properties fo:font-variant="normal" fo:text-transform="none" fo:color="#000000" style:font-name="TeX Gyre Schola" fo:font-size="14pt" fo:letter-spacing="normal" fo:font-style="italic" fo:font-weight="normal" officeooo:rsid="0063a3bd" style:font-size-asian="14pt" style:font-size-complex="14pt"/>
    </style:style>
    <style:style style:name="T77" style:family="text">
      <style:text-properties fo:font-variant="normal" fo:text-transform="none" fo:color="#000000" style:font-name="TeX Gyre Schola" fo:font-size="14pt" fo:letter-spacing="normal" fo:font-style="italic" fo:font-weight="normal" officeooo:rsid="002eb25e" style:font-size-asian="14pt" style:font-size-complex="14pt"/>
    </style:style>
    <style:style style:name="T78" style:family="text">
      <style:text-properties fo:font-variant="normal" fo:text-transform="none" fo:color="#000000" style:font-name="TeX Gyre Schola" fo:font-size="14pt" fo:letter-spacing="normal" fo:language="es" fo:country="ES" fo:font-style="normal" fo:font-weight="normal" style:font-size-asian="14pt" style:font-size-complex="14pt"/>
    </style:style>
    <style:style style:name="T79" style:family="text">
      <style:text-properties fo:font-variant="normal" fo:text-transform="none" fo:color="#000000" style:font-name="TeX Gyre Schola" fo:font-size="14pt" fo:letter-spacing="normal" fo:language="es" fo:country="ES" fo:font-style="normal" fo:font-weight="normal" officeooo:rsid="0061e9e2" style:font-size-asian="14pt" style:font-size-complex="14pt"/>
    </style:style>
    <style:style style:name="T80" style:family="text">
      <style:text-properties fo:font-variant="normal" fo:text-transform="none" fo:color="#000000" style:font-name="TeX Gyre Schola" fo:font-size="14pt" fo:letter-spacing="normal" fo:language="es" fo:country="ES" fo:font-style="normal" fo:font-weight="normal" officeooo:rsid="003f780b" style:font-size-asian="14pt" style:font-size-complex="14pt"/>
    </style:style>
    <style:style style:name="T81" style:family="text">
      <style:text-properties fo:font-variant="normal" fo:text-transform="none" fo:color="#000000" style:font-name="TeX Gyre Schola" fo:font-size="14pt" fo:letter-spacing="normal" fo:language="es" fo:country="ES" fo:font-style="normal" fo:font-weight="normal" officeooo:rsid="0063864c" style:font-size-asian="14pt" style:font-size-complex="14pt"/>
    </style:style>
    <style:style style:name="T82" style:family="text">
      <style:text-properties fo:font-variant="normal" fo:text-transform="none" fo:color="#000000" style:font-name="TeX Gyre Schola" fo:font-size="14pt" fo:letter-spacing="normal" fo:language="es" fo:country="ES" fo:font-style="normal" fo:font-weight="normal" officeooo:rsid="00687432" style:font-size-asian="14pt" style:font-size-complex="14pt"/>
    </style:style>
    <style:style style:name="T83" style:family="text">
      <style:text-properties fo:font-variant="normal" fo:text-transform="none" fo:color="#000000" style:font-name="TeX Gyre Schola" fo:font-size="14pt" fo:letter-spacing="normal" fo:language="es" fo:country="ES" fo:font-style="normal" fo:font-weight="normal" officeooo:rsid="006b4888" style:font-size-asian="14pt" style:font-size-complex="14pt"/>
    </style:style>
    <style:style style:name="T84" style:family="text">
      <style:text-properties fo:font-variant="normal" fo:text-transform="none" fo:color="#000000" style:font-name="TeX Gyre Schola" fo:font-size="14pt" fo:letter-spacing="normal" fo:language="es" fo:country="ES" fo:font-style="normal" fo:font-weight="normal" officeooo:rsid="006ba119" style:font-size-asian="14pt" style:font-size-complex="14pt"/>
    </style:style>
    <style:style style:name="T85" style:family="text">
      <style:text-properties fo:font-variant="normal" fo:text-transform="none" fo:color="#000000" style:font-name="TeX Gyre Schola" fo:font-size="14pt" fo:letter-spacing="normal" fo:language="es" fo:country="ES" fo:font-style="normal" fo:font-weight="normal" officeooo:rsid="004344d7" style:font-size-asian="14pt" style:font-style-asian="normal" style:font-size-complex="14pt" style:font-style-complex="normal"/>
    </style:style>
    <style:style style:name="T86" style:family="text">
      <style:text-properties fo:font-variant="normal" fo:text-transform="none" fo:color="#000000" style:font-name="TeX Gyre Schola" fo:font-size="14pt" fo:letter-spacing="normal" fo:language="es" fo:country="ES" fo:font-style="normal" fo:font-weight="normal" officeooo:rsid="006b4888" style:font-size-asian="14pt" style:font-style-asian="normal" style:font-size-complex="14pt" style:font-style-complex="normal"/>
    </style:style>
    <style:style style:name="T87" style:family="text">
      <style:text-properties fo:font-variant="normal" fo:text-transform="none" fo:color="#000000" style:font-name="TeX Gyre Schola" fo:font-size="14pt" fo:letter-spacing="normal" fo:language="es" fo:country="ES" fo:font-style="normal" fo:font-weight="normal" officeooo:rsid="006ba119" style:font-size-asian="14pt" style:font-style-asian="normal" style:font-size-complex="14pt" style:font-style-complex="normal"/>
    </style:style>
    <style:style style:name="T88" style:family="text">
      <style:text-properties fo:font-variant="normal" fo:text-transform="none" fo:color="#000000" style:font-name="TeX Gyre Schola" fo:font-size="14pt" fo:letter-spacing="normal" fo:language="es" fo:country="ES" fo:font-style="italic" fo:font-weight="normal" style:font-size-asian="14pt" style:font-size-complex="14pt"/>
    </style:style>
    <style:style style:name="T89" style:family="text">
      <style:text-properties fo:font-variant="normal" fo:text-transform="none" fo:color="#000000" style:font-name="TeX Gyre Schola" fo:font-size="14pt" fo:letter-spacing="normal" fo:language="es" fo:country="ES" fo:font-style="italic" fo:font-weight="normal" officeooo:rsid="006b4888" style:font-size-asian="14pt" style:font-size-complex="14pt"/>
    </style:style>
    <style:style style:name="T90" style:family="text">
      <style:text-properties fo:font-variant="normal" fo:text-transform="none" fo:color="#000000" style:font-name="TeX Gyre Schola" fo:font-size="14pt" fo:letter-spacing="normal" fo:language="es" fo:country="ES" fo:font-style="italic" fo:font-weight="normal" officeooo:rsid="0038389d" style:font-size-asian="14pt" style:font-size-complex="14pt"/>
    </style:style>
    <style:style style:name="T91" style:family="text">
      <style:text-properties fo:font-variant="normal" fo:text-transform="none" fo:color="#000000" style:font-name="TeX Gyre Schola" fo:font-size="14pt" fo:letter-spacing="normal" fo:language="es" fo:country="ES" fo:font-style="italic" fo:font-weight="normal" officeooo:rsid="004344d7" style:font-size-asian="14pt" style:font-style-asian="italic" style:font-size-complex="14pt" style:font-style-complex="italic"/>
    </style:style>
    <style:style style:name="T92" style:family="text">
      <style:text-properties fo:font-variant="normal" fo:text-transform="none" fo:color="#000000" style:font-name="TeX Gyre Schola" fo:font-size="14pt" fo:letter-spacing="normal" fo:language="es" fo:country="ES" fo:font-style="italic" fo:font-weight="normal" officeooo:rsid="006b4888" style:font-size-asian="14pt" style:font-style-asian="italic" style:font-size-complex="14pt" style:font-style-complex="italic"/>
    </style:style>
    <style:style style:name="T93" style:family="text">
      <style:text-properties fo:font-variant="normal" fo:text-transform="none" fo:color="#000000" style:font-name="TeX Gyre Schola" fo:letter-spacing="normal" fo:font-style="normal" fo:font-weight="normal"/>
    </style:style>
    <style:style style:name="T94" style:family="text">
      <style:text-properties fo:font-variant="normal" fo:text-transform="none" fo:color="#000000" style:font-name="TeX Gyre Schola" fo:letter-spacing="normal" fo:font-style="normal" fo:font-weight="normal" style:font-size-asian="14pt" style:font-size-complex="14pt"/>
    </style:style>
    <style:style style:name="T95" style:family="text">
      <style:text-properties fo:font-variant="normal" fo:text-transform="none" fo:color="#000000" style:font-name="TeX Gyre Schola1" fo:font-size="14pt" fo:letter-spacing="normal" fo:font-style="italic" fo:font-weight="normal" officeooo:rsid="003f9f5b" style:font-size-asian="14pt" style:font-size-complex="14pt"/>
    </style:style>
    <style:style style:name="T96" style:family="text">
      <style:text-properties fo:font-variant="normal" fo:text-transform="none" fo:color="#000000" style:font-name="TeX Gyre Schola" fo:font-size="14pt" fo:letter-spacing="normal" fo:font-style="normal" fo:font-weight="normal" style:font-size-asian="14pt" style:font-size-complex="14pt"/>
    </style:style>
    <style:style style:name="T97" style:family="text">
      <style:text-properties fo:font-variant="normal" fo:text-transform="none" fo:color="#000000" style:font-name="TeX Gyre Schola" fo:font-size="14pt" fo:letter-spacing="normal" fo:font-style="normal" fo:font-weight="normal" officeooo:rsid="0063a3bd" style:font-size-asian="14pt" style:font-size-complex="14pt"/>
    </style:style>
    <style:style style:name="T98" style:family="text">
      <style:text-properties fo:font-variant="normal" fo:text-transform="none" fo:letter-spacing="normal" fo:font-style="normal"/>
    </style:style>
    <style:style style:name="T99" style:family="text">
      <style:text-properties fo:font-variant="normal" fo:text-transform="none" fo:letter-spacing="normal" fo:font-style="italic" fo:font-weight="normal"/>
    </style:style>
    <style:style style:name="T100" style:family="text">
      <style:text-properties fo:font-variant="normal" fo:text-transform="none" fo:letter-spacing="normal" fo:language="es" fo:country="ES" fo:font-style="normal" officeooo:rsid="0028e4b8" style:font-name-asian="TeX Gyre Schola1" style:font-weight-asian="normal" style:font-name-complex="TeX Gyre Schola1" style:font-weight-complex="normal"/>
    </style:style>
    <style:style style:name="T101" style:family="text">
      <style:text-properties fo:font-variant="normal" fo:text-transform="none" fo:letter-spacing="normal" fo:language="es" fo:country="ES" fo:font-style="normal" style:font-weight-asian="normal" style:font-weight-complex="normal"/>
    </style:style>
    <style:style style:name="T102" style:family="text">
      <style:text-properties fo:font-variant="normal" fo:text-transform="none" fo:letter-spacing="normal" fo:language="es" fo:country="ES" fo:font-style="normal" officeooo:rsid="00684dff" style:font-weight-asian="normal" style:font-weight-complex="normal"/>
    </style:style>
    <style:style style:name="T103" style:family="text">
      <style:text-properties style:font-name="TeX Gyre Schola" fo:font-size="14pt" style:font-size-asian="14pt" style:font-size-complex="14pt"/>
    </style:style>
    <style:style style:name="T104" style:family="text">
      <style:text-properties style:font-name="TeX Gyre Schola" fo:font-size="14pt" officeooo:rsid="00368eda" style:font-size-asian="14pt" style:font-size-complex="14pt"/>
    </style:style>
    <style:style style:name="T105" style:family="text">
      <style:text-properties style:font-name="TeX Gyre Schola" fo:font-size="14pt" officeooo:rsid="00126fe3" style:font-size-asian="14pt" style:font-size-complex="14pt"/>
    </style:style>
    <style:style style:name="T106" style:family="text">
      <style:text-properties style:font-name="TeX Gyre Schola" fo:font-size="14pt" officeooo:rsid="0047a2eb" style:font-size-asian="14pt" style:font-size-complex="14pt"/>
    </style:style>
    <style:style style:name="T107" style:family="text">
      <style:text-properties style:font-name="TeX Gyre Schola" fo:font-size="14pt" officeooo:rsid="0048205f" style:font-size-asian="14pt" style:font-size-complex="14pt"/>
    </style:style>
    <style:style style:name="T108" style:family="text">
      <style:text-properties style:font-name="TeX Gyre Schola" fo:font-size="14pt" officeooo:rsid="004932b9" style:font-size-asian="14pt" style:font-size-complex="14pt"/>
    </style:style>
    <style:style style:name="T109" style:family="text">
      <style:text-properties style:font-name="TeX Gyre Schola" fo:font-size="14pt" officeooo:rsid="004c0e85" style:font-size-asian="14pt" style:font-size-complex="14pt"/>
    </style:style>
    <style:style style:name="T110" style:family="text">
      <style:text-properties style:font-name="TeX Gyre Schola" fo:font-size="14pt" officeooo:rsid="004deda0" style:font-size-asian="14pt" style:font-size-complex="14pt"/>
    </style:style>
    <style:style style:name="T111" style:family="text">
      <style:text-properties style:font-name="TeX Gyre Schola" fo:font-size="14pt" officeooo:rsid="004f1160" style:font-size-asian="14pt" style:font-size-complex="14pt"/>
    </style:style>
    <style:style style:name="T112" style:family="text">
      <style:text-properties style:font-name="TeX Gyre Schola" fo:font-size="14pt" fo:language="es" fo:country="ES" style:font-size-asian="14pt" style:font-size-complex="14pt"/>
    </style:style>
    <style:style style:name="T113" style:family="text">
      <style:text-properties style:font-name="TeX Gyre Schola" fo:font-size="14pt" fo:language="es" fo:country="ES" officeooo:rsid="0047a2eb" style:font-size-asian="14pt" style:font-size-complex="14pt"/>
    </style:style>
    <style:style style:name="T114" style:family="text">
      <style:text-properties style:font-name="TeX Gyre Schola" fo:font-size="14pt" fo:language="es" fo:country="ES" officeooo:rsid="0059fc97" style:font-size-asian="14pt" style:font-size-complex="14pt"/>
    </style:style>
    <style:style style:name="T115" style:family="text">
      <style:text-properties style:font-name="TeX Gyre Schola" fo:font-size="14pt" fo:language="es" fo:country="ES" officeooo:rsid="00126fe3" style:font-size-asian="14pt" style:font-size-complex="14pt"/>
    </style:style>
    <style:style style:name="T116" style:family="text">
      <style:text-properties style:font-name="TeX Gyre Schola" fo:font-size="14pt" fo:language="es" fo:country="ES" officeooo:rsid="006ba119" style:font-size-asian="14pt" style:font-size-complex="14pt"/>
    </style:style>
    <style:style style:name="T117" style:family="text">
      <style:text-properties style:font-name="TeX Gyre Schola" fo:font-size="14pt" fo:language="es" fo:country="ES" fo:font-style="italic" officeooo:rsid="0066dfed" style:font-size-asian="14pt" style:font-style-asian="italic" style:font-size-complex="14pt" style:font-style-complex="italic"/>
    </style:style>
    <style:style style:name="T118" style:family="text">
      <style:text-properties style:font-name="TeX Gyre Schola" style:font-size-asian="14pt" style:font-size-complex="14pt"/>
    </style:style>
    <style:style style:name="T119" style:family="text">
      <style:text-properties style:font-name="TeX Gyre Schola" fo:font-size="10pt" officeooo:rsid="00450c7c" style:font-size-asian="10pt" style:font-size-complex="10pt"/>
    </style:style>
    <style:style style:name="T120" style:family="text">
      <style:text-properties style:font-name="TeX Gyre Schola" fo:font-size="10pt" officeooo:rsid="0047a2eb" style:font-size-asian="10pt" style:font-size-complex="10pt"/>
    </style:style>
    <style:style style:name="T121" style:family="text">
      <style:text-properties style:font-name="TeX Gyre Schola" fo:font-size="10pt" officeooo:rsid="0048205f" style:font-size-asian="10pt" style:font-size-complex="10pt"/>
    </style:style>
    <style:style style:name="T122" style:family="text">
      <style:text-properties style:font-name="TeX Gyre Schola" fo:font-size="10pt" officeooo:rsid="004a2d5b" style:font-size-asian="10pt" style:font-size-complex="10pt"/>
    </style:style>
    <style:style style:name="T123" style:family="text">
      <style:text-properties style:font-name="TeX Gyre Schola" fo:font-size="10pt" officeooo:rsid="004c0e85" style:font-size-asian="10pt" style:font-size-complex="10pt"/>
    </style:style>
    <style:style style:name="T124" style:family="text">
      <style:text-properties style:font-name="TeX Gyre Schola" fo:font-size="10pt" officeooo:rsid="004deda0" style:font-size-asian="10pt" style:font-size-complex="10pt"/>
    </style:style>
    <style:style style:name="T125" style:family="text">
      <style:text-properties style:font-name="TeX Gyre Schola" fo:font-size="10pt" officeooo:rsid="006911cd" style:font-size-asian="10pt" style:font-size-complex="10pt"/>
    </style:style>
    <style:style style:name="T126" style:family="text">
      <style:text-properties style:font-name="TeX Gyre Schola" fo:font-size="10pt" officeooo:rsid="0056cea4" style:font-size-asian="10pt" style:font-size-complex="10pt"/>
    </style:style>
    <style:style style:name="T127" style:family="text">
      <style:text-properties style:font-name="TeX Gyre Schola" fo:language="es" fo:country="ES" officeooo:rsid="00594b8f"/>
    </style:style>
    <style:style style:name="T128" style:family="text">
      <style:text-properties style:font-name="TeX Gyre Schola" fo:language="es" fo:country="ES" officeooo:rsid="0059fc97"/>
    </style:style>
    <style:style style:name="T129" style:family="text">
      <style:text-properties officeooo:rsid="00126fe3"/>
    </style:style>
    <style:style style:name="T130" style:family="text">
      <style:text-properties style:use-window-font-color="true"/>
    </style:style>
    <style:style style:name="T131" style:family="text">
      <style:text-properties style:use-window-font-color="true" style:font-name="TeX Gyre Schola" fo:font-size="14pt" officeooo:rsid="0029f084" style:font-size-asian="14pt" style:font-size-complex="14pt"/>
    </style:style>
    <style:style style:name="T132" style:family="text">
      <style:text-properties style:use-window-font-color="true" style:font-name="TeX Gyre Schola" fo:font-size="14pt" officeooo:rsid="003d272b" style:font-size-asian="14pt" style:font-size-complex="14pt"/>
    </style:style>
    <style:style style:name="T133" style:family="text">
      <style:text-properties style:use-window-font-color="true" style:font-name="TeX Gyre Schola" fo:font-size="14pt" officeooo:rsid="003d8d30" style:font-size-asian="14pt" style:font-size-complex="14pt"/>
    </style:style>
    <style:style style:name="T134" style:family="text">
      <style:text-properties style:use-window-font-color="true" style:font-name="TeX Gyre Schola" fo:font-size="14pt" officeooo:rsid="004a2d5b" style:font-size-asian="14pt" style:font-size-complex="14pt"/>
    </style:style>
    <style:style style:name="T135" style:family="text">
      <style:text-properties style:use-window-font-color="true" style:font-name="TeX Gyre Schola" fo:font-size="14pt" officeooo:rsid="004c0e85" style:font-size-asian="14pt" style:font-size-complex="14pt"/>
    </style:style>
    <style:style style:name="T136" style:family="text">
      <style:text-properties style:use-window-font-color="true" style:font-name="TeX Gyre Schola" fo:font-size="14pt" officeooo:rsid="004deda0" style:font-size-asian="14pt" style:font-size-complex="14pt"/>
    </style:style>
    <style:style style:name="T137" style:family="text">
      <style:text-properties style:use-window-font-color="true" style:font-name="TeX Gyre Schola" fo:font-size="14pt" fo:language="es" fo:country="ES" officeooo:rsid="0047a2eb" style:font-size-asian="14pt" style:font-size-complex="14pt"/>
    </style:style>
    <style:style style:name="T138" style:family="text">
      <style:text-properties style:use-window-font-color="true" style:font-name="TeX Gyre Schola" fo:font-size="14pt" fo:language="es" fo:country="ES" officeooo:rsid="0050db46" style:font-size-asian="14pt" style:font-size-complex="14pt"/>
    </style:style>
    <style:style style:name="T139" style:family="text">
      <style:text-properties style:use-window-font-color="true" style:font-name="TeX Gyre Schola" fo:font-size="14pt" fo:language="es" fo:country="ES" fo:font-style="italic" officeooo:rsid="003d272b" style:font-size-asian="14pt" style:font-style-asian="italic" style:font-size-complex="14pt" style:font-style-complex="italic"/>
    </style:style>
    <style:style style:name="T140" style:family="text">
      <style:text-properties style:use-window-font-color="true" style:font-name="TeX Gyre Schola" fo:font-size="14pt" fo:language="es" fo:country="ES" fo:font-style="italic" officeooo:rsid="0029f084" style:font-size-asian="14pt" style:font-style-asian="italic" style:font-size-complex="14pt" style:font-style-complex="italic"/>
    </style:style>
    <style:style style:name="T141" style:family="text">
      <style:text-properties style:use-window-font-color="true" style:font-name="TeX Gyre Schola" fo:font-size="14pt" fo:language="es" fo:country="ES" fo:font-style="italic" officeooo:rsid="005d08d2" style:font-size-asian="14pt" style:font-style-asian="italic" style:font-size-complex="14pt" style:font-style-complex="italic"/>
    </style:style>
    <style:style style:name="T142" style:family="text">
      <style:text-properties style:use-window-font-color="true" style:font-name="TeX Gyre Schola" fo:font-size="10pt" officeooo:rsid="0047a2eb" style:font-size-asian="10pt" style:font-size-complex="10pt"/>
    </style:style>
    <style:style style:name="T143" style:family="text">
      <style:text-properties style:use-window-font-color="true" style:font-name="TeX Gyre Schola" fo:font-size="10pt" fo:language="es" fo:country="ES" officeooo:rsid="0047a2eb" style:font-size-asian="10pt" style:font-size-complex="10pt"/>
    </style:style>
    <style:style style:name="T144" style:family="text">
      <style:text-properties style:use-window-font-color="true" style:font-name="TeX Gyre Schola1" fo:font-size="14pt" officeooo:rsid="003d8d30" style:font-size-asian="14pt" style:font-size-complex="14pt"/>
    </style:style>
    <style:style style:name="T145" style:family="text">
      <style:text-properties style:use-window-font-color="true" fo:font-style="italic" style:font-style-asian="italic" style:font-style-complex="italic"/>
    </style:style>
    <style:style style:name="T146" style:family="text">
      <style:text-properties style:use-window-font-color="true" fo:font-style="italic" officeooo:rsid="003d272b" style:font-style-asian="italic" style:font-style-complex="italic"/>
    </style:style>
    <style:style style:name="T147" style:family="text">
      <style:text-properties style:use-window-font-color="true" fo:font-style="italic" officeooo:rsid="005d08d2" style:font-style-asian="italic" style:font-style-complex="italic"/>
    </style:style>
    <style:style style:name="T148" style:family="text">
      <style:text-properties officeooo:rsid="001a6b89"/>
    </style:style>
    <style:style style:name="T149" style:family="text">
      <style:text-properties fo:color="#000000" style:font-name="TeX Gyre Schola" fo:font-size="14pt" fo:letter-spacing="normal" fo:language="es" fo:country="ES" fo:font-style="italic" fo:font-weight="normal" style:font-size-asian="14pt" style:font-size-complex="14pt"/>
    </style:style>
    <style:style style:name="T150" style:family="text">
      <style:text-properties fo:color="#000000" style:font-name="TeX Gyre Schola" fo:font-size="14pt" fo:letter-spacing="normal" fo:language="es" fo:country="ES" fo:font-style="italic" fo:font-weight="normal" officeooo:rsid="002eb25e" style:font-size-asian="14pt" style:font-size-complex="14pt"/>
    </style:style>
    <style:style style:name="T151" style:family="text">
      <style:text-properties fo:color="#000000" style:font-name="TeX Gyre Schola" fo:font-size="14pt" fo:letter-spacing="normal" fo:language="es" fo:country="ES" fo:font-style="italic" fo:font-weight="normal" officeooo:rsid="0063a3bd" style:font-size-asian="14pt" style:font-size-complex="14pt"/>
    </style:style>
    <style:style style:name="T152" style:family="text">
      <style:text-properties fo:color="#000000" style:font-name="TeX Gyre Schola" fo:font-size="14pt" fo:letter-spacing="normal" fo:language="es" fo:country="ES" fo:font-style="italic" fo:font-weight="normal" officeooo:rsid="00684dff" style:font-size-asian="14pt" style:font-size-complex="14pt"/>
    </style:style>
    <style:style style:name="T153" style:family="text">
      <style:text-properties fo:color="#000000" style:font-name="TeX Gyre Schola" fo:font-size="14pt" fo:letter-spacing="normal" fo:language="es" fo:country="ES" fo:font-style="italic" fo:font-weight="normal" officeooo:rsid="006b4888" style:font-size-asian="14pt" style:font-size-complex="14pt"/>
    </style:style>
    <style:style style:name="T154" style:family="text">
      <style:text-properties fo:color="#000000" style:font-name="TeX Gyre Schola" fo:font-size="14pt" fo:letter-spacing="normal" fo:language="es" fo:country="ES" fo:font-style="italic" fo:font-weight="normal" officeooo:rsid="006ba119" style:font-size-asian="14pt" style:font-size-complex="14pt"/>
    </style:style>
    <style:style style:name="T155" style:family="text">
      <style:text-properties fo:color="#000000" style:font-name="TeX Gyre Schola" fo:font-size="14pt" fo:letter-spacing="normal" fo:language="es" fo:country="ES" fo:font-style="italic" fo:font-weight="normal" officeooo:rsid="00450c7c" style:font-size-asian="14pt" style:font-size-complex="14pt"/>
    </style:style>
    <style:style style:name="T156" style:family="text">
      <style:text-properties fo:color="#000000" style:font-name="TeX Gyre Schola" fo:font-size="14pt" fo:letter-spacing="normal" fo:language="es" fo:country="ES" fo:font-style="italic" fo:font-weight="normal" style:font-size-asian="14pt" style:font-style-asian="italic" style:font-size-complex="14pt" style:font-style-complex="italic"/>
    </style:style>
    <style:style style:name="T157" style:family="text">
      <style:text-properties fo:color="#000000" style:font-name="TeX Gyre Schola" fo:font-size="14pt" fo:letter-spacing="normal" fo:language="es" fo:country="ES" fo:font-style="italic" fo:font-weight="normal" officeooo:rsid="0066dfed" style:font-size-asian="14pt" style:font-style-asian="italic" style:font-size-complex="14pt" style:font-style-complex="italic"/>
    </style:style>
    <style:style style:name="T158" style:family="text">
      <style:text-properties fo:color="#000000" fo:letter-spacing="normal" fo:font-style="italic" fo:font-weight="normal" style:font-size-asian="14pt" style:font-size-complex="14pt"/>
    </style:style>
    <style:style style:name="T159" style:family="text">
      <style:text-properties fo:color="#000000" fo:letter-spacing="normal" fo:font-style="italic" fo:font-weight="normal" officeooo:rsid="00684dff" style:font-size-asian="14pt" style:font-size-complex="14pt"/>
    </style:style>
    <style:style style:name="T160" style:family="text">
      <style:text-properties fo:color="#000000" fo:letter-spacing="normal" fo:font-style="italic" fo:font-weight="normal" officeooo:rsid="006b4888" style:font-size-asian="14pt" style:font-size-complex="14pt"/>
    </style:style>
    <style:style style:name="T161" style:family="text">
      <style:text-properties fo:color="#000000" fo:letter-spacing="normal" fo:font-style="italic" fo:font-weight="normal" style:font-size-asian="14pt" style:font-style-asian="italic" style:font-size-complex="14pt" style:font-style-complex="italic"/>
    </style:style>
    <style:style style:name="T162" style:family="text">
      <style:text-properties fo:color="#000000" fo:letter-spacing="normal" fo:font-style="italic" fo:font-weight="normal" officeooo:rsid="0066dfed" style:font-size-asian="14pt" style:font-style-asian="italic" style:font-size-complex="14pt" style:font-style-complex="italic"/>
    </style:style>
    <style:style style:name="T163" style:family="text">
      <style:text-properties style:font-size-asian="14pt" style:font-size-complex="14pt"/>
    </style:style>
    <style:style style:name="T164" style:family="text">
      <style:text-properties officeooo:rsid="003c5409"/>
    </style:style>
    <style:style style:name="T165" style:family="text">
      <style:text-properties officeooo:rsid="0047a2eb"/>
    </style:style>
    <style:style style:name="T166" style:family="text">
      <style:text-properties officeooo:rsid="0048205f"/>
    </style:style>
    <style:style style:name="T167" style:family="text">
      <style:text-properties fo:color="#808080"/>
    </style:style>
    <style:style style:name="T168" style:family="text">
      <style:text-properties fo:color="#808080" style:font-name="TeX Gyre Schola" fo:font-size="14pt" style:font-size-asian="14pt" style:font-size-complex="14pt"/>
    </style:style>
    <style:style style:name="T169" style:family="text">
      <style:text-properties fo:color="#808080" style:font-name="TeX Gyre Schola" fo:font-size="14pt" officeooo:rsid="00553729" style:font-size-asian="14pt" style:font-size-complex="14pt"/>
    </style:style>
    <style:style style:name="T170" style:family="text">
      <style:text-properties fo:color="#808080" officeooo:rsid="004f1160"/>
    </style:style>
    <style:style style:name="T171" style:family="text">
      <style:text-properties officeooo:rsid="0048205f" style:font-size-complex="16pt"/>
    </style:style>
    <style:style style:name="T172" style:family="text">
      <style:text-properties officeooo:rsid="0050db46" style:font-size-complex="16pt"/>
    </style:style>
    <style:style style:name="T173" style:family="text">
      <style:text-properties officeooo:rsid="00687432" style:font-size-complex="16pt"/>
    </style:style>
    <style:style style:name="T174" style:family="text">
      <style:text-properties officeooo:rsid="006911cd" style:font-size-complex="16pt"/>
    </style:style>
    <style:style style:name="T175" style:family="text">
      <style:text-properties officeooo:rsid="004c0e85"/>
    </style:style>
    <style:style style:name="T176" style:family="text">
      <style:text-properties officeooo:rsid="004f1160"/>
    </style:style>
    <style:style style:name="T177" style:family="text">
      <style:text-properties officeooo:rsid="0059fc97"/>
    </style:style>
    <style:style style:name="T178" style:family="text">
      <style:text-properties officeooo:rsid="003d272b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officeooo:rsid="0063864c"/>
    </style:style>
    <style:style style:name="T181" style:family="text">
      <style:text-properties fo:language="es" fo:country="ES"/>
    </style:style>
    <style:style style:name="T182" style:family="text">
      <style:text-properties fo:language="es" fo:country="ES" style:font-weight-asian="normal" style:font-weight-complex="normal"/>
    </style:style>
    <style:style style:name="T183" style:family="text">
      <style:text-properties officeooo:rsid="00687432"/>
    </style:style>
    <style:style style:name="T184" style:family="text">
      <style:text-properties fo:font-size="10pt" officeooo:rsid="00450c7c" style:font-size-asian="10pt" style:font-size-complex="10pt"/>
    </style:style>
    <style:style style:name="T185" style:family="text">
      <style:text-properties fo:font-size="10pt" officeooo:rsid="0047a2eb" style:font-size-asian="10pt" style:font-size-complex="10pt"/>
    </style:style>
    <style:style style:name="T186" style:family="text">
      <style:text-properties fo:font-size="10pt" officeooo:rsid="00687432" style:font-size-asian="10pt" style:font-size-complex="10pt"/>
    </style:style>
    <style:style style:name="T187" style:family="text">
      <style:text-properties officeooo:rsid="006911cd"/>
    </style:style>
    <style:style style:name="T188" style:family="text">
      <style:text-properties officeooo:rsid="0019f5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2"><text:span text:style-name="T178">D</text:span>omingo II después de Navidad</text:p>
      <text:p text:style-name="P27"/>
      <text:p text:style-name="P85">LAUDES</text:p>
      <text:p text:style-name="P27"/>
      <text:p text:style-name="P83">INVOCACIÓN INICIAL</text:p>
      <text:p text:style-name="P45">El presidente inicia diciendo:</text:p>
      <text:p text:style-name="P87"><text:span text:style-name="T39">V</text:span><text:span text:style-name="T40">.</text:span><text:span text:style-name="T62"><text:tab/></text:span><text:span text:style-name="T64">Señor, ábre mi labios.</text:span></text:p>
      <text:p text:style-name="P84">La asamblea responde:</text:p>
      <text:p text:style-name="P64"><text:span text:style-name="T40">R.</text:span><text:span text:style-name="T62"><text:tab/></text:span><text:span text:style-name="T64">Y mi boca proclamara tu alabanza</text:span><text:span text:style-name="T63">.</text:span></text:p>
      <text:p text:style-name="P8"/>
      <text:p text:style-name="P9">INVITATORIO</text:p>
      <text:p text:style-name="P11"/>
      <text:p text:style-name="P137"><text:span text:style-name="T16">Ant: </text:span><text:span text:style-name="T141">A</text:span><text:span text:style-name="T139"> Cristo, </text:span><text:span text:style-name="T141">que por nosotros ha nacido</text:span><text:span text:style-name="T139">, </text:span><text:span text:style-name="T141">venid, adorémosle</text:span><text:span text:style-name="T140">.</text:span></text:p>
      <text:p text:style-name="P145"/>
      <text:p text:style-name="P65"><text:span text:style-name="T131"><text:tab/></text:span><text:span text:style-name="T132">Aclamad al Señor, tierra entera,</text:span></text:p>
      <text:p text:style-name="P3"><text:tab/>servid al Señor con alegría,</text:p>
      <text:p text:style-name="P3"><text:tab/>entrad a su presencia con aclamaciones.</text:p>
      <text:p text:style-name="P146"/>
      <text:p text:style-name="P3"><text:tab/>Sabed que el Señor en Dios:</text:p>
      <text:p text:style-name="P65"><text:span text:style-name="T132"><text:tab/></text:span><text:span text:style-name="T133">que él nos hizo y somos suyos,</text:span></text:p>
      <text:p text:style-name="P4"><text:tab/>su pueblo y ovejas de su rebaño.</text:p>
      <text:p text:style-name="P147"/>
      <text:p text:style-name="P4"><text:tab/>Entrad por sus puertas con acción de gracias,</text:p>
      <text:p text:style-name="P4"><text:tab/>por sus atrios con himnos,</text:p>
      <text:p text:style-name="P4"><text:tab/>dándole gracias y bendiciendo su nombre:</text:p>
      <text:p text:style-name="P147"/>
      <text:p text:style-name="P65"><text:span text:style-name="T133"><text:tab/></text:span><text:span text:style-name="T144">«</text:span><text:span text:style-name="T133">El Señor es bueno,</text:span></text:p>
      <text:p text:style-name="P4"><text:tab/>su misericordia es eterna,</text:p>
      <text:p text:style-name="P65"><text:span text:style-name="T133"><text:tab/>su fidelidad por todas las edades.</text:span><text:span text:style-name="T144">»</text:span></text:p>
      <text:p text:style-name="P150"/>
      <text:p text:style-name="P67"><text:span text:style-name="T48">Continua el </text:span><text:span text:style-name="T49">lector</text:span><text:span text:style-name="T48"> diciendo:</text:span></text:p>
      <text:p text:style-name="P67"><text:span text:style-name="T39">V</text:span><text:span text:style-name="T40">.</text:span><text:span text:style-name="T62"><text:tab/></text:span><text:span text:style-name="T103">Gloria al Padre, y al Hijo, y al Espíritu Santo.</text:span></text:p>
      <text:p text:style-name="P140"><text:span text:style-name="T48">La asamblea responde:</text:span></text:p>
      <text:p text:style-name="P97"><text:span text:style-name="T57">R.</text:span><text:span text:style-name="T66"><text:tab/></text:span>Como era en un principio, ahora y siempre, </text:p>
      <text:p text:style-name="P5"><text:tab/>por los siglos de los siglos. Amén.</text:p>
      <text:p text:style-name="P117"><text:soft-page-break/><text:span text:style-name="T179">Ant: </text:span><text:span text:style-name="T147">A</text:span><text:span text:style-name="T146"> Cristo, </text:span><text:span text:style-name="T147">que por nosotros ha nacido</text:span><text:span text:style-name="T146">, </text:span><text:span text:style-name="T147">venid, adorémosle</text:span><text:span text:style-name="T145">.</text:span></text:p>
      <text:p text:style-name="P1"/>
      <text:p text:style-name="P179"><text:span text:style-name="T42">ORACIÓN </text:span><text:span text:style-name="T43">E INVOCACIÓN AL ESPÍRITU SANTO</text:span></text:p>
      <text:p text:style-name="P11"/>
      <text:p text:style-name="P83">HIMNO</text:p>
      <text:p text:style-name="P86"><text:span text:style-name="T56">S</text:span><text:span text:style-name="T55">e </text:span><text:span text:style-name="T58">recita</text:span><text:span text:style-name="T55"> de pie </text:span><text:span text:style-name="T58">toda la asamblea</text:span><text:span text:style-name="T55">:</text:span></text:p>
      <text:p text:style-name="P153"><text:span text:style-name="T112"><text:tab/></text:span><text:span text:style-name="T79">Ver a Dios en la criatura,</text:span></text:p>
      <text:p text:style-name="P153"><text:span text:style-name="T79"><text:tab/>ver a Dios hecho mortal</text:span></text:p>
      <text:p text:style-name="P153"><text:span text:style-name="T79"><text:tab/>ver en humano portal</text:span></text:p>
      <text:p text:style-name="P153"><text:span text:style-name="T79"><text:tab/>la celestial hermosura.</text:span></text:p>
      <text:p text:style-name="P153"><text:span text:style-name="T79"><text:tab/>¡Gran merced y gran ventura</text:span></text:p>
      <text:p text:style-name="P153"><text:span text:style-name="T79"><text:tab/>a quien verlo mereció!</text:span></text:p>
      <text:p text:style-name="P153"><text:span text:style-name="T79"><text:tab/>¡Quién lo viera y fuera yo!</text:span></text:p>
      <text:p text:style-name="P89"/>
      <text:p text:style-name="P153"><text:span text:style-name="T80"><text:tab/></text:span><text:span text:style-name="T81">Ver llorar a la alegría,</text:span></text:p>
      <text:p text:style-name="P153"><text:span text:style-name="T81"><text:tab/>ver tan pobre a la riqueza,</text:span></text:p>
      <text:p text:style-name="P153"><text:span text:style-name="T81"><text:tab/>ver tan baja a la grandeza</text:span></text:p>
      <text:p text:style-name="P153"><text:span text:style-name="T81"><text:tab/>y ver que Dios lo quería.</text:span></text:p>
      <text:p text:style-name="P153"><text:span text:style-name="T81"><text:tab/>¡Gran merced fue en aquel día</text:span></text:p>
      <text:p text:style-name="P153"><text:span text:style-name="T81"><text:tab/>la que el hombre recibió!</text:span></text:p>
      <text:p text:style-name="P153"><text:span text:style-name="T81"><text:tab/>¡Quién lo viera y fuera yo!</text:span></text:p>
      <text:p text:style-name="P89"/>
      <text:p text:style-name="P88"><text:tab/><text:span text:style-name="T180">Poner paz en tanta guerra,</text:span></text:p>
      <text:p text:style-name="P88"><text:tab/><text:span text:style-name="T180">calor donde hay tanto frío,</text:span></text:p>
      <text:p text:style-name="P88"><text:tab/><text:span text:style-name="T180">ser de todos lo que es mío,</text:span></text:p>
      <text:p text:style-name="P88"><text:tab/><text:span text:style-name="T180">plantar un cielo en la tierra</text:span>.</text:p>
      <text:p text:style-name="P88"><text:tab/><text:span text:style-name="T180">¡Qué misión, de escalofrío</text:span></text:p>
      <text:p text:style-name="P154"><text:span text:style-name="T80"><text:tab/></text:span><text:span text:style-name="T81">la que Dios nos confió!</text:span></text:p>
      <text:p text:style-name="P154"><text:span text:style-name="T81"><text:tab/>¡Quién lo hiciera y fuera yo!</text:span><text:span text:style-name="T80"> Amén.</text:span></text:p>
      <text:p text:style-name="P154"><text:span text:style-name="T80"/></text:p>
      <text:p text:style-name="P154"><text:span text:style-name="T80"/></text:p>
      <text:p text:style-name="P154"><text:span text:style-name="T80"/></text:p>
      <text:p text:style-name="P154"><text:span text:style-name="T80"/></text:p>
      <text:p text:style-name="P98"><text:soft-page-break/><text:span text:style-name="T1">SALMODIA</text:span></text:p>
      <text:p text:style-name="P46">Al iniciar la salmodia se sienta la asamblea:</text:p>
      <text:p text:style-name="Standard"><text:span text:style-name="T14">Ant. 1:</text:span><text:span text:style-name="T112"><text:tab/></text:span><text:span text:style-name="T151">Amanece la luz para el justo, porque ha nacido el Salvador de todos los hombre. Aleluya</text:span><text:span text:style-name="T150">.</text:span></text:p>
      <text:p text:style-name="P155"><text:span text:style-name="T61">—</text:span><text:span text:style-name="T52"> Salmo </text:span><text:span text:style-name="T53">117</text:span><text:span text:style-name="T54">: Himno de acción de gracias después de la victoria</text:span><text:span text:style-name="T52"> </text:span><text:span text:style-name="T61">—</text:span></text:p>
      <text:p text:style-name="P158"><text:span text:style-name="T181"><text:tab/></text:span><text:span text:style-name="T68">Dad gracias al Señor porque es bueno,</text:span></text:p>
      <text:p text:style-name="P174"><text:tab/>porque es eterna su misericordia.</text:p>
      <text:p text:style-name="P176"/>
      <text:p text:style-name="P174"><text:tab/>Diga la casa de Israel:</text:p>
      <text:p text:style-name="P174"><text:tab/>eterna es su misericordia.</text:p>
      <text:p text:style-name="P176"/>
      <text:p text:style-name="P174"><text:tab/>Diga la casa de Aarón:</text:p>
      <text:p text:style-name="P173"><text:tab/>eterna es su misericordia.</text:p>
      <text:p text:style-name="P175"/>
      <text:p text:style-name="P173"><text:tab/>Digan los fieles del Señor:</text:p>
      <text:p text:style-name="P173"><text:tab/>eterna es su misericordia.</text:p>
      <text:p text:style-name="P175"/>
      <text:p text:style-name="P173"><text:tab/>En el peligro grité al Señor,</text:p>
      <text:p text:style-name="P173"><text:tab/>y me escuchó, poniéndome a salvo.</text:p>
      <text:p text:style-name="P175"/>
      <text:p text:style-name="P173"><text:tab/>El Señor está conmigo: no temo;</text:p>
      <text:p text:style-name="P180"><text:span text:style-name="T72"><text:tab/>¿</text:span><text:span text:style-name="T97">Q</text:span><text:span text:style-name="T72">ué podrá hacerme el hombre?</text:span></text:p>
      <text:p text:style-name="P173"><text:tab/>El Señor está conmigo y me auxilia,</text:p>
      <text:p text:style-name="P173"><text:tab/>veré la derrota de mis adversarios.</text:p>
      <text:p text:style-name="P175"/>
      <text:p text:style-name="P173"><text:tab/>Mejor es refugiarse en el Señor</text:p>
      <text:p text:style-name="P173"><text:tab/>que fiarse de los hombres,</text:p>
      <text:p text:style-name="P173"><text:tab/>mejor es refugiarse en el Señor</text:p>
      <text:p text:style-name="P173"><text:tab/>que fiarse de los jefes.</text:p>
      <text:p text:style-name="P175"/>
      <text:p text:style-name="P173"><text:tab/>Todos los pueblos me rodeaban,</text:p>
      <text:p text:style-name="P173"><text:tab/>en el nombre del Señor los rechacé;</text:p>
      <text:p text:style-name="P173"><text:tab/>me rodeaban cerrando el cerco,</text:p>
      <text:p text:style-name="P173"><text:tab/>en el nombre del Señor los rechacé;</text:p>
      <text:p text:style-name="P173"><text:tab/>me rodeaban como avispas,</text:p>
      <text:p text:style-name="P173"><text:soft-page-break/><text:tab/>ardiendo como fuego en las zarzas,</text:p>
      <text:p text:style-name="P173"><text:tab/>en el nombre del Señor los rechacé.</text:p>
      <text:p text:style-name="P175"/>
      <text:p text:style-name="P173"><text:tab/>Empujaban y empujaban para derribarme,</text:p>
      <text:p text:style-name="P173"><text:tab/>pero el Señor me ayudó;</text:p>
      <text:p text:style-name="P173"><text:tab/>el Señor es mi fuerza y mi energía,</text:p>
      <text:p text:style-name="P173"><text:tab/>él es mi salvación.</text:p>
      <text:p text:style-name="P175"/>
      <text:p text:style-name="P173"><text:tab/>Escuchad: hay cantos de victoria</text:p>
      <text:p text:style-name="P173"><text:tab/>en las tiendas de los justos:</text:p>
      <text:p text:style-name="P173"><text:tab/>«La diestra del Señor es poderosa,</text:p>
      <text:p text:style-name="P173"><text:tab/>la diestra del Señor es excelsa,</text:p>
      <text:p text:style-name="P173"><text:tab/>la diestra del Señor es poderosa».</text:p>
      <text:p text:style-name="P175"/>
      <text:p text:style-name="P173"><text:tab/>No he de morir, viviré</text:p>
      <text:p text:style-name="P173"><text:tab/>para contar las hazañas del Señor.</text:p>
      <text:p text:style-name="P173"><text:tab/>Me castigó, me castigó el Señor,</text:p>
      <text:p text:style-name="P173"><text:tab/>pero no me entregó a la muerte.</text:p>
      <text:p text:style-name="P175"/>
      <text:p text:style-name="P173"><text:tab/>Abridme las puertas del triunfo,</text:p>
      <text:p text:style-name="P173"><text:tab/>y entraré para dar gracias al Señor.</text:p>
      <text:p text:style-name="P175"/>
      <text:p text:style-name="P173"><text:tab/>Ésta es la puerta del Señor:</text:p>
      <text:p text:style-name="P174"><text:tab/>los vencedores entrarán por ella.</text:p>
      <text:p text:style-name="P176"/>
      <text:p text:style-name="P173"><text:tab/>Te doy gracias porque me escuchaste</text:p>
      <text:p text:style-name="P174"><text:tab/>y fuiste mi salvación.</text:p>
      <text:p text:style-name="P173"/>
      <text:p text:style-name="P173"><text:tab/>La piedra que desecharon los arquitectos</text:p>
      <text:p text:style-name="P173"><text:tab/>es ahora la piedra angular.</text:p>
      <text:p text:style-name="P173"><text:tab/>Es el Señor quien lo ha hecho,</text:p>
      <text:p text:style-name="P173"><text:tab/>ha sido un milagro patente.</text:p>
      <text:p text:style-name="P175"/>
      <text:p text:style-name="P173"><text:tab/>Éste es el día en que actuó el Señor:</text:p>
      <text:p text:style-name="P173"><text:tab/>sea nuestra alegría y nuestro gozo.</text:p>
      <text:p text:style-name="P173"><text:soft-page-break/><text:tab/>Señor, danos la salvación;</text:p>
      <text:p text:style-name="P173"><text:tab/>Señor, danos prosperidad.</text:p>
      <text:p text:style-name="P175"/>
      <text:p text:style-name="P173"><text:tab/>Bendito el que viene en nombre del Señor,</text:p>
      <text:p text:style-name="P173"><text:tab/>os bendecimos desde la casa del Señor;</text:p>
      <text:p text:style-name="P174"><text:tab/>el Señor es Dios, él nos ilumina.</text:p>
      <text:p text:style-name="P175"/>
      <text:p text:style-name="P173"><text:tab/>Ordenad una procesión con ramos</text:p>
      <text:p text:style-name="P174"><text:tab/>hasta los ángulos del altar.</text:p>
      <text:p text:style-name="P176"/>
      <text:p text:style-name="P174"><text:tab/>Tú eres mi Dios, te doy gracias;</text:p>
      <text:p text:style-name="P173"><text:tab/>Dios mío, yo te ensalzo.</text:p>
      <text:p text:style-name="P175"/>
      <text:p text:style-name="P173"><text:tab/>Dad gracias al Señor porque es bueno,</text:p>
      <text:p text:style-name="P181"><text:span text:style-name="T67"><text:tab/>porque es eterna su misericordia.</text:span></text:p>
      <text:p text:style-name="P108"/>
      <text:p text:style-name="P69"><text:span text:style-name="T48">Continua el </text:span><text:span text:style-name="T49">lector</text:span><text:span text:style-name="T48"> diciendo:</text:span></text:p>
      <text:p text:style-name="P69"><text:span text:style-name="T39">V</text:span><text:span text:style-name="T40">.</text:span><text:span text:style-name="T62"><text:tab/></text:span><text:span text:style-name="T103">Gloria al Padre, y al Hijo, y al Espíritu Santo.</text:span></text:p>
      <text:p text:style-name="P102"><text:span text:style-name="T59">La asamblea responde:</text:span></text:p>
      <text:p text:style-name="P102"><text:span text:style-name="T51">R.</text:span><text:span text:style-name="T65"><text:tab/></text:span>Como era en un principio, ahora y siempre, </text:p>
      <text:p text:style-name="P12"><text:tab/>por los siglos de los siglos. Amén.</text:p>
      <text:p text:style-name="P109"/>
      <text:p text:style-name="P139"><text:span text:style-name="T4">Ant. 1:</text:span><text:span text:style-name="T103"><text:tab/></text:span><text:span text:style-name="T76">Amanece la luz para el justo, porque ha nacido el Salvador de todos los hombre. Aleluya</text:span><text:span text:style-name="T77">.</text:span></text:p>
      <text:p text:style-name="P12"/>
      <text:p text:style-name="Standard"><text:span text:style-name="T14">Ant. 2:</text:span><text:span text:style-name="T112"><text:tab/></text:span><text:span text:style-name="T117">Cantemos un himno al Señor, nuestro Dios</text:span><text:span text:style-name="T156">. </text:span><text:span text:style-name="T157">Aleluya.</text:span></text:p>
      <text:p text:style-name="P156"><text:span text:style-name="T44">— C</text:span><text:span text:style-name="T45">á</text:span><text:span text:style-name="T44">ntico</text:span><text:span text:style-name="T46"> </text:span><text:span text:style-name="T44">Daniel </text:span><text:span text:style-name="T47">3</text:span><text:span text:style-name="T41">, 52-57</text:span><text:span text:style-name="T44">. 56: Que la creación entera alabe al Señor</text:span><text:span text:style-name="T14"> </text:span><text:span text:style-name="T44">—</text:span></text:p>
      <text:p text:style-name="P159"><text:span text:style-name="T181"><text:tab/></text:span><text:span text:style-name="T67">Bendito eres, Señor, Dios de nuestros padres:</text:span></text:p>
      <text:p text:style-name="P173"><text:tab/>a ti gloria y alabanza por los siglos.</text:p>
      <text:p text:style-name="P175"/>
      <text:p text:style-name="P173"><text:tab/>Bendito tu nombre, santo y glorioso:</text:p>
      <text:p text:style-name="P173"><text:tab/>a él gloria y alabanza por los siglos.</text:p>
      <text:p text:style-name="P175"/>
      <text:p text:style-name="P173"><text:tab/>Bendito eres en el templo de tu santa gloria:</text:p>
      <text:p text:style-name="P173"><text:tab/>a ti gloria y alabanza por los siglos.</text:p>
      <text:p text:style-name="P173"><text:soft-page-break/><text:tab/>Bendito eres sobre el trono de tu reino:</text:p>
      <text:p text:style-name="P173"><text:tab/>a ti gloria y alabanza por los siglos.</text:p>
      <text:p text:style-name="P175"/>
      <text:p text:style-name="P173"><text:tab/>Bendito eres tú, que sentado sobre querubines</text:p>
      <text:p text:style-name="P173"><text:tab/>sondeas los abismos:</text:p>
      <text:p text:style-name="P173"><text:tab/>a ti gloria y alabanza por los siglos.</text:p>
      <text:p text:style-name="P175"/>
      <text:p text:style-name="P173"><text:tab/>Bendito eres en la bóveda del cielo;</text:p>
      <text:p text:style-name="P173"><text:tab/>a ti honor y alabanza por los siglos.</text:p>
      <text:p text:style-name="P175"/>
      <text:p text:style-name="P173"><text:tab/>Criaturas todas del Señor, bendecid al Señor,</text:p>
      <text:p text:style-name="P173"><text:tab/>ensalzadlo con himnos por los siglos.</text:p>
      <text:p text:style-name="P175"/>
      <text:p text:style-name="P141"><text:span text:style-name="T48">Continua el </text:span><text:span text:style-name="T49">lector</text:span><text:span text:style-name="T48"> diciendo:</text:span></text:p>
      <text:p text:style-name="P141"><text:span text:style-name="T39">V</text:span><text:span text:style-name="T40">.</text:span><text:span text:style-name="T62"><text:tab/></text:span><text:span text:style-name="T103">Gloria al Padre, y al Hijo, y al Espíritu Santo.</text:span></text:p>
      <text:p text:style-name="P99"><text:span text:style-name="T59">La asamblea responde:</text:span></text:p>
      <text:p text:style-name="P99"><text:span text:style-name="T57">R.</text:span><text:span text:style-name="T66"><text:tab/></text:span>Como era en un principio, ahora y siempre, </text:p>
      <text:p text:style-name="P177"><text:tab/>por los siglos de los siglos. Amén.</text:p>
      <text:p text:style-name="P178"/>
      <text:p text:style-name="P103"><text:span text:style-name="T38">Ant. 2:</text:span><text:span text:style-name="T118"><text:tab/></text:span><text:span text:style-name="T162">Cantemos un himno al Señor, nuestro Dios</text:span><text:span text:style-name="T161">. </text:span><text:span text:style-name="T162">Aleluya.</text:span></text:p>
      <text:p text:style-name="P13"/>
      <text:p text:style-name="Standard"><text:span text:style-name="T14">Ant. 3:</text:span><text:span text:style-name="T112"><text:tab/></text:span><text:span text:style-name="T152">El pueblo que camina en tinieblas vio una grande luz</text:span><text:span text:style-name="T149">.</text:span></text:p>
      <text:p text:style-name="P132"><text:span text:style-name="T100">—</text:span><text:span text:style-name="T182"> </text:span><text:span text:style-name="T101">Salmo 1</text:span><text:span text:style-name="T102">50</text:span><text:span text:style-name="T101">: </text:span><text:span text:style-name="T98">Alabad al Señor</text:span><text:span text:style-name="T182"> </text:span><text:span text:style-name="T100">—</text:span></text:p>
      <text:p text:style-name="P160"><text:span text:style-name="T181"><text:tab/></text:span><text:span text:style-name="T67">Alabad al Señor en su templo,</text:span></text:p>
      <text:p text:style-name="P173"><text:tab/>alabadlo en su fuerte firmamento.</text:p>
      <text:p text:style-name="P175"/>
      <text:p text:style-name="P173"><text:tab/>Alabadlo por sus obras magníficas,</text:p>
      <text:p text:style-name="P173"><text:tab/>alabadlo por su inmensa grandeza.</text:p>
      <text:p text:style-name="P175"/>
      <text:p text:style-name="P173"><text:tab/>Alabadlo tocando trompetas,</text:p>
      <text:p text:style-name="P173"><text:tab/>alabadlo con arpas y cítaras,</text:p>
      <text:p text:style-name="P173"/>
      <text:p text:style-name="P173"><text:tab/>alabadlo con tambores y danzas,</text:p>
      <text:p text:style-name="P173"><text:tab/>alabadlo con trompas y flautas,</text:p>
      <text:p text:style-name="P175"/>
      <text:p text:style-name="P173"><text:soft-page-break/><text:tab/>alabadlo con platillos sonoros,</text:p>
      <text:p text:style-name="P173"><text:tab/>alabadlo con platillos vibrantes.</text:p>
      <text:p text:style-name="P175"/>
      <text:p text:style-name="P181"><text:span text:style-name="T67"><text:tab/>Todo ser que alienta alabe al Señor.</text:span></text:p>
      <text:p text:style-name="P90"/>
      <text:p text:style-name="P70"><text:span text:style-name="T48">Continua el </text:span><text:span text:style-name="T49">lector</text:span><text:span text:style-name="T48"> diciendo:</text:span></text:p>
      <text:p text:style-name="P70"><text:span text:style-name="T39">V</text:span><text:span text:style-name="T40">.</text:span><text:span text:style-name="T62"><text:tab/></text:span><text:span text:style-name="T103">Gloria al Padre, y al Hijo, y al Espíritu Santo.</text:span></text:p>
      <text:p text:style-name="P102"><text:span text:style-name="T59">La asamblea responde:</text:span></text:p>
      <text:p text:style-name="P102"><text:span text:style-name="T51">R.</text:span><text:span text:style-name="T65"><text:tab/></text:span>Como era en un principio, ahora y siempre, </text:p>
      <text:p text:style-name="P14"><text:tab/>por los siglos de los siglos. Amén.</text:p>
      <text:p text:style-name="P110"/>
      <text:p text:style-name="P104"><text:span text:style-name="T38">Ant. 3:</text:span><text:span text:style-name="T118"><text:tab/></text:span><text:span text:style-name="T159">El pueblo que camina en tinieblas vio una grande luz</text:span><text:span text:style-name="T158">.</text:span></text:p>
      <text:p text:style-name="P14"/>
      <text:p text:style-name="P40">LECTURA BREVE</text:p>
      <text:p text:style-name="P157"><text:span text:style-name="T44">—</text:span><text:span text:style-name="T14"> </text:span><text:span text:style-name="T10">Hb 1, 1-2</text:span><text:span text:style-name="T14"> </text:span><text:span text:style-name="T44">—</text:span></text:p>
      <text:p text:style-name="P162"><text:span text:style-name="T82">A través de muchas etapas y de muchas maneras habló Dios en otro tiempo a nuestros antepasados por ministerio de los profetas; en estos tiempos, que son los últimos, nos ha hablado por medio de su Hijo, a quien ha constituido heredero de todas las cosas y por quien creó los mundos</text:span><text:span text:style-name="T78">.</text:span></text:p>
      <text:p text:style-name="P10"/>
      <text:p text:style-name="P40">RESPONSORIO BREVE</text:p>
      <text:p text:style-name="P47">El mismo lector que lee la “LECTURA BREVE” lee el “RESPONSORIO BREVE” en inicia diciendo:</text:p>
      <text:p text:style-name="P20"><text:span text:style-name="T38">V.</text:span><text:span text:style-name="T163"><text:tab/></text:span><text:span text:style-name="T94">Cristo, Hijo de Dios vivo, ten piedad de nosotros.</text:span></text:p>
      <text:p text:style-name="P7">La asamblea responde:</text:p>
      <text:p text:style-name="P15"><text:span text:style-name="T1">R.</text:span><text:tab/><text:span text:style-name="T93">Cristo, Hijo de Dios vivo, ten piedad de nosotros.</text:span></text:p>
      <text:p text:style-name="P14"><text:span text:style-name="T50">El lector continua</text:span><text:span text:style-name="T48">:</text:span></text:p>
      <text:p text:style-name="P163"><text:span text:style-name="T14">V.</text:span><text:span text:style-name="T112"><text:tab/></text:span><text:span text:style-name="T78">Tú que </text:span><text:span text:style-name="T82">naciste de María Virgen</text:span><text:span text:style-name="T78">.</text:span></text:p>
      <text:p text:style-name="P7">La asamblea responde:</text:p>
      <text:p text:style-name="P71"><text:span text:style-name="T4">R.</text:span><text:span text:style-name="T103"><text:tab/></text:span><text:span text:style-name="T104">T</text:span><text:span text:style-name="T73">en piedad de nosotros</text:span><text:span text:style-name="T103">.</text:span></text:p>
      <text:p text:style-name="P70"><text:span text:style-name="T48">E</text:span><text:span text:style-name="T50">l lector concluye diciendo:</text:span></text:p>
      <text:p text:style-name="P14"><text:span text:style-name="T1">V.</text:span><text:tab/>Gloria al Padre, y al Hijo, y al Espíritu Santo.</text:p>
      <text:p text:style-name="P7">La asamblea responde:</text:p>
      <text:p text:style-name="P15"><text:span text:style-name="T1">R.</text:span><text:tab/><text:span text:style-name="T93">Cristo, Hijo de Dios vivo, ten piedad de nosotros.</text:span></text:p>
      <text:p text:style-name="P21"/>
      <text:p text:style-name="P21"/>
      <text:p text:style-name="P21"/>
      <text:p text:style-name="P63"><text:soft-page-break/><text:span text:style-name="T11">EVANGELIO </text:span><text:span text:style-name="T12">Y </text:span><text:span text:style-name="T13">PASTORELA</text:span></text:p>
      <text:p text:style-name="P144"><text:span text:style-name="T184">José, </text:span><text:span text:style-name="T186">María</text:span><text:span text:style-name="T184"> y el Niño Jesús se colocan en su lugar </text:span><text:span text:style-name="T185">mientras</text:span><text:span text:style-name="T184"> se lee el Evangelio.</text:span></text:p>
      <text:p text:style-name="P144"><text:span text:style-name="T184"/></text:p>
      <text:p text:style-name="P10">Lectura del santo evangelio según san Mateo<text:tab/><text:span text:style-name="T1">2, 1-12</text:span></text:p>
      <text:p text:style-name="P123"/>
      <text:p text:style-name="P10">Jesús nació en Belén de Judá en tiempos del rey Herodes.</text:p>
      <text:p text:style-name="P10">Entonces, unos Magos de Oriente se presentaron en Jerusalén preguntando:</text:p>
      <text:p text:style-name="P18">—«¿Dónde está el rey de los judíos que ha nacido? Porque hemos visto salir su estrella y venimos a adorarlo».—</text:p>
      <text:p text:style-name="P10">Al enterarse el rey Herodes, se sobresaltó, y todo Jerusalén con él; convocó a los sumos pontífices y a los letrados del país, y les preguntó dónde tenía que nacer el Mesías.</text:p>
      <text:p text:style-name="P108"/>
      <text:p text:style-name="P10">Ellos le contestaron:</text:p>
      <text:p text:style-name="P10">—«En Belén de Judá, porque así lo ha escrito el profeta:</text:p>
      <text:p text:style-name="P18"><text:tab/>"Y tú, Belén, tierra de Judá,</text:p>
      <text:p text:style-name="P18"><text:tab/>no eres ni mucho menos la última</text:p>
      <text:p text:style-name="P18"><text:tab/>de las ciudades de Judá;</text:p>
      <text:p text:style-name="P18"><text:tab/>pues de ti saldrá un jefe</text:p>
      <text:p text:style-name="P18"><text:tab/>que será el pastor de mi pueblo Israel"».—</text:p>
      <text:p text:style-name="P111"/>
      <text:p text:style-name="P10">Entonces Herodes llamó en secreto a los Magos, para que le precisaran el tiempo en que había aparecido la estrella, y los mandó a Belén, diciéndoles:</text:p>
      <text:p text:style-name="P108"/>
      <text:p text:style-name="P18">—«Id y averiguad cuidadosamente qué hay del niño, y, cuando lo encontréis, avisadme, para ir yo también a adorarlo».—</text:p>
      <text:p text:style-name="P111"/>
      <text:p text:style-name="P10">Ellos, después de oír al rey, se pusieron en camino, y de pronto la estrella que habían visto salir comenzó a guiarlos hasta que vino a pararse encima de donde estaba el niño...</text:p>
      <text:p text:style-name="P151"><text:span text:style-name="T119"/></text:p>
      <text:p text:style-name="P119">Canto: <text:span text:style-name="T130">Vamos, pastores vamos.</text:span></text:p>
      <text:p text:style-name="P133"><text:span text:style-name="T119">Mientras se canta el canto “Vamos, pastores vamos” </text:span><text:span text:style-name="T126">entra </text:span><text:span text:style-name="T119">el </text:span><text:span text:style-name="T120">ángel</text:span><text:span text:style-name="T119"> (estrella) seguido de los pas</text:span><text:span text:style-name="T120">tores. El canto continuara hasta estar todos en su lugar.</text:span></text:p>
      <text:p text:style-name="P66"><text:span text:style-name="T142"/></text:p>
      <text:p text:style-name="P66"><text:span text:style-name="T142"/></text:p>
      <text:p text:style-name="Standard"><text:soft-page-break/><text:span text:style-name="T6">Narrador:</text:span><text:span text:style-name="T106"> </text:span><text:span text:style-name="T103">Al ver la estrella, se llenaron de inmensa alegría.</text:span></text:p>
      <text:p text:style-name="P38"><text:span text:style-name="T29">Canto: </text:span><text:span text:style-name="T143">Los niños de Belén.</text:span></text:p>
      <text:p text:style-name="P28"/>
      <text:p text:style-name="Standard"><text:span text:style-name="T30"><text:s text:c="11"/></text:span><text:span text:style-name="T31">Do</text:span><text:span text:style-name="T30"> <text:s text:c="48"/></text:span><text:span text:style-name="T31">Sol</text:span><text:span text:style-name="T30">7 <text:s text:c="16"/></text:span><text:span text:style-name="T31">Do</text:span></text:p>
      <text:p text:style-name="Standard"><text:bookmark-start text:name="__DdeLink__73_1385492257"/><text:bookmark-start text:name="__DdeLink__52_1385492257"/><text:span text:style-name="T168">A.</text:span><text:span text:style-name="T103"><text:tab/></text:span><text:bookmark-end text:name="__DdeLink__52_1385492257"/><text:span text:style-name="T106">Los niños de Belén estan jugando en la plaza,</text:span></text:p>
      <text:p text:style-name="P56"><text:s text:c="80"/><text:span text:style-name="T183">Sol</text:span>7 <text:s text:c="14"/><text:span text:style-name="T183">Do</text:span></text:p>
      <text:p text:style-name="Standard"><text:span text:style-name="T103"><text:tab/></text:span><text:span text:style-name="T106">ya vienen los Reyer Magos, que son uno, dos y tres.</text:span></text:p>
      <text:p text:style-name="Standard"><text:span text:style-name="T30"><text:s text:c="25"/></text:span><text:span text:style-name="T31">Mi</text:span><text:span text:style-name="T32">m</text:span><text:span text:style-name="T30"> <text:s text:c="11"/></text:span><text:span text:style-name="T31">La</text:span><text:span text:style-name="T32">m</text:span><text:span text:style-name="T30"> <text:s text:c="19"/></text:span><text:span text:style-name="T31">Re</text:span><text:span text:style-name="T30">7 <text:s text:c="13"/></text:span><text:span text:style-name="T31">Sol</text:span></text:p>
      <text:p text:style-name="Standard"><text:span text:style-name="T103"><text:tab/>¿</text:span><text:span text:style-name="T106">De dondé ven</text:span><text:span text:style-name="T107">í</text:span><text:span text:style-name="T106">s vosotros, con caballos y c</text:span><text:span text:style-name="T107">amellos?</text:span></text:p>
      <text:p text:style-name="P56"><text:s text:c="31"/><text:span text:style-name="T183">Do</text:span> <text:s text:c="48"/><text:span text:style-name="T183">Sol</text:span>7 <text:s text:c="18"/><text:span text:style-name="T183">Do</text:span></text:p>
      <text:p text:style-name="P74"><text:span text:style-name="T103"><text:tab/></text:span><text:span text:style-name="T107">¿Quienes so</text:span><text:span text:style-name="T109">is</text:span><text:span text:style-name="T107">?, ¿Quienes so</text:span><text:span text:style-name="T109">is</text:span><text:span text:style-name="T107">? ¿Que venís a hacer aquí?</text:span><text:bookmark-end text:name="__DdeLink__73_1385492257"/></text:p>
      <text:p text:style-name="P32"/>
      <text:p text:style-name="P54">Mechor – Oro y Plata</text:p>
      <text:p text:style-name="P54">Mientras se canta esta estrofa entra Melcho y se coloca a la vista de todos.</text:p>
      <text:p text:style-name="P59"><text:s text:c="11"/><text:span text:style-name="T183">Do</text:span> <text:s text:c="71"/><text:span text:style-name="T183">Sol</text:span>7</text:p>
      <text:p text:style-name="P22"><text:bookmark-start text:name="__DdeLink__43_1385492257"/><text:span text:style-name="T167">S.</text:span><text:tab/>Yo v<text:bookmark-start text:name="__DdeLink__39_1385492257"/>engo de oriente lejano,<text:bookmark-end text:name="__DdeLink__43_1385492257"/><text:bookmark-end text:name="__DdeLink__39_1385492257"/> <text:bookmark-start text:name="__DdeLink__46_1385492257"/>del país de<text:bookmark-end text:name="__DdeLink__46_1385492257"/>l oro y la plata,</text:p>
      <text:p text:style-name="P57"><text:s text:c="26"/><text:span text:style-name="T183">Fa</text:span> <text:s text:c="32"/><text:span text:style-name="T183">Do</text:span><text:span text:style-name="T171"> <text:s text:c="45"/></text:span><text:span text:style-name="T173">Sol</text:span><text:span text:style-name="T172">7</text:span></text:p>
      <text:p text:style-name="P22"><text:bookmark-start text:name="__DdeLink__37_1385492257"/><text:bookmark-start text:name="__DdeLink__48_1385492257"/><text:tab/>mas de noche no puedo dormir, porque he visto una estrella,</text:p>
      <text:p text:style-name="P58"><text:span text:style-name="T166"><text:s text:c="47"/></text:span><text:span text:style-name="T187">Do</text:span><text:span text:style-name="T166"> <text:s text:c="5"/></text:span><text:span text:style-name="T187">Do</text:span><text:span text:style-name="T166">7</text:span></text:p>
      <text:p text:style-name="P22"><text:tab/>una estrella en el cielo.<text:bookmark-end text:name="__DdeLink__37_1385492257"/><text:bookmark-end text:name="__DdeLink__48_1385492257"/></text:p>
      <text:p text:style-name="P57"><text:s text:c="27"/><text:span text:style-name="T187">Fa</text:span> <text:s text:c="31"/><text:span text:style-name="T187">Do</text:span><text:span text:style-name="T171"> <text:s text:c="46"/></text:span><text:span text:style-name="T174">Sol</text:span><text:span text:style-name="T172">7</text:span></text:p>
      <text:p text:style-name="P75"><text:span text:style-name="T169">A.</text:span><text:bookmark-start text:name="__DdeLink__48_13854922571"/><text:bookmark-start text:name="__DdeLink__37_13854922571"/><text:span text:style-name="T103"><text:tab/></text:span><text:span text:style-name="T108">M</text:span><text:span text:style-name="T103">as de noche no pued</text:span><text:span text:style-name="T108">e</text:span><text:span text:style-name="T103"> dormir, porque h</text:span><text:span text:style-name="T108">a</text:span><text:span text:style-name="T103"> visto una estrella,</text:span></text:p>
      <text:p text:style-name="P61"><text:s text:c="46"/><text:span text:style-name="T187">Do</text:span></text:p>
      <text:p text:style-name="P23"><text:tab/>una estrella en el cielo.<text:bookmark-end text:name="__DdeLink__48_13854922571"/><text:bookmark-end text:name="__DdeLink__37_13854922571"/></text:p>
      <text:p text:style-name="P33"/>
      <text:p text:style-name="P134"><text:span text:style-name="T122">Aca</text:span><text:span text:style-name="T125">b</text:span><text:span text:style-name="T122">ada de cantarse al estrofa </text:span><text:span text:style-name="T121">M</text:span><text:span text:style-name="T122">elchor</text:span><text:span text:style-name="T121"> </text:span><text:span text:style-name="T122">dice el dialogo y se coloca en su pocicion</text:span><text:span text:style-name="T121">.</text:span></text:p>
      <text:p text:style-name="P76"><text:span text:style-name="T7">Melchor: </text:span><text:span text:style-name="T134">Yo soy Melchor y traigo para Tí oro, porque yo se que eres </text:span><text:span text:style-name="T136">el </text:span><text:span text:style-name="T134">Rey eterno.</text:span></text:p>
      <text:p text:style-name="P31"/>
      <text:p text:style-name="P164"><text:span text:style-name="T30"><text:s text:c="11"/></text:span><text:span text:style-name="T31">Do</text:span><text:span text:style-name="T30"> <text:s text:c="48"/></text:span><text:span text:style-name="T31">Sol</text:span><text:span text:style-name="T30">7 <text:s text:c="16"/></text:span><text:span text:style-name="T31">Do</text:span></text:p>
      <text:p text:style-name="P164"><text:bookmark-start text:name="__DdeLink__52_13854922571"/><text:bookmark-start text:name="__DdeLink__73_13854922571"/><text:span text:style-name="T168">A.</text:span><text:span text:style-name="T103"><text:tab/></text:span><text:bookmark-end text:name="__DdeLink__52_13854922571"/><text:span text:style-name="T106">Los niños de Belén estan jugando en la plaza,</text:span></text:p>
      <text:p text:style-name="P126"><text:s text:c="80"/><text:span text:style-name="T183">Sol</text:span>7 <text:s text:c="14"/><text:span text:style-name="T183">Do</text:span></text:p>
      <text:p text:style-name="P164"><text:span text:style-name="T103"><text:tab/></text:span><text:span text:style-name="T106">ya vienen los Reyer Magos, que son uno, dos y tres.</text:span></text:p>
      <text:p text:style-name="P164"><text:span text:style-name="T30"><text:s text:c="25"/></text:span><text:span text:style-name="T31">Mi</text:span><text:span text:style-name="T32">m</text:span><text:span text:style-name="T30"> <text:s text:c="11"/></text:span><text:span text:style-name="T31">La</text:span><text:span text:style-name="T32">m</text:span><text:span text:style-name="T30"> <text:s text:c="19"/></text:span><text:span text:style-name="T31">Re</text:span><text:span text:style-name="T30">7 <text:s text:c="13"/></text:span><text:span text:style-name="T31">Sol</text:span></text:p>
      <text:p text:style-name="P164"><text:span text:style-name="T103"><text:tab/>¿</text:span><text:span text:style-name="T106">De dondé ven</text:span><text:span text:style-name="T107">í</text:span><text:span text:style-name="T106">s vosotros, con caballos y c</text:span><text:span text:style-name="T107">amellos?</text:span></text:p>
      <text:p text:style-name="P126"><text:s text:c="31"/><text:span text:style-name="T183">Do</text:span> <text:s text:c="48"/><text:span text:style-name="T183">Sol</text:span>7 <text:s text:c="18"/><text:span text:style-name="T183">Do</text:span></text:p>
      <text:p text:style-name="P164"><text:span text:style-name="T107"><text:tab/>¿Quienes so</text:span><text:span text:style-name="T109">is</text:span><text:span text:style-name="T107">?, ¿Quienes so</text:span><text:span text:style-name="T109">is</text:span><text:span text:style-name="T107">? ¿Que venís a hacer aquí?</text:span><text:bookmark-end text:name="__DdeLink__73_13854922571"/></text:p>
      <text:p text:style-name="P76"><text:soft-page-break/><text:span text:style-name="T25">Gaspar</text:span><text:span text:style-name="T26"> – </text:span><text:span text:style-name="T25">Incien</text:span><text:span text:style-name="T27">s</text:span><text:span text:style-name="T25">o </text:span><text:span text:style-name="T28">y Perfume</text:span></text:p>
      <text:p text:style-name="P134"><text:span text:style-name="T121">Mientras se canta esta estrofa entra </text:span><text:span text:style-name="T122">Gaspar</text:span><text:span text:style-name="T121"> y se coloca a la vista de todos.</text:span></text:p>
      <text:p text:style-name="P60"><text:s text:c="11"/><text:span text:style-name="T187">Do</text:span> <text:s text:c="103"/><text:span text:style-name="T187">Sol</text:span>7</text:p>
      <text:p text:style-name="P77"><text:bookmark-start text:name="__DdeLink__43_13854922571"/><text:span text:style-name="T168">S.</text:span><text:span text:style-name="T103"><text:tab/>Yo v</text:span><text:bookmark-start text:name="__DdeLink__39_13854922571"/><text:span text:style-name="T103">engo de oriente lejano,</text:span><text:bookmark-end text:name="__DdeLink__43_13854922571"/><text:bookmark-end text:name="__DdeLink__39_13854922571"/><text:span text:style-name="T103"> </text:span><text:bookmark-start text:name="__DdeLink__46_13854922571"/><text:span text:style-name="T103">del país de</text:span><text:bookmark-end text:name="__DdeLink__46_13854922571"/><text:span text:style-name="T103">l </text:span><text:span text:style-name="T109">incienso</text:span><text:span text:style-name="T103"> y </text:span><text:span text:style-name="T109">del perfume</text:span><text:span text:style-name="T103">,</text:span></text:p>
      <text:p text:style-name="P77"><text:span text:style-name="T30"><text:s text:c="26"/></text:span><text:span text:style-name="T33">Fa</text:span><text:span text:style-name="T30"> <text:s text:c="32"/></text:span><text:span text:style-name="T33">Do</text:span><text:span text:style-name="T35"> <text:s text:c="45"/></text:span><text:span text:style-name="T37">Sol</text:span><text:span text:style-name="T36">7</text:span></text:p>
      <text:p text:style-name="P24"><text:bookmark-start text:name="__DdeLink__48_13854922572"/><text:bookmark-start text:name="__DdeLink__37_13854922572"/><text:tab/>mas de noche no puedo dormir, porque he visto una estrella,</text:p>
      <text:p text:style-name="P77"><text:span text:style-name="T21"><text:s text:c="47"/></text:span><text:span text:style-name="T22">Do</text:span><text:span text:style-name="T21"> <text:s text:c="5"/></text:span><text:span text:style-name="T22">Do</text:span><text:span text:style-name="T21">7</text:span></text:p>
      <text:p text:style-name="P24"><text:tab/>una estrella en el cielo.<text:bookmark-end text:name="__DdeLink__48_13854922572"/><text:bookmark-end text:name="__DdeLink__37_13854922572"/></text:p>
      <text:p text:style-name="P77"><text:span text:style-name="T30"><text:s text:c="27"/></text:span><text:span text:style-name="T33">Fa</text:span><text:span text:style-name="T30"> <text:s text:c="31"/></text:span><text:span text:style-name="T33">Do</text:span><text:span text:style-name="T35"> <text:s text:c="46"/></text:span><text:span text:style-name="T37">Sol7</text:span></text:p>
      <text:p text:style-name="P77"><text:bookmark-start text:name="__DdeLink__48_138549225711"/><text:bookmark-start text:name="__DdeLink__37_138549225711"/><text:span text:style-name="T103"><text:tab/></text:span><text:span text:style-name="T108">M</text:span><text:span text:style-name="T103">as de noche no pued</text:span><text:span text:style-name="T108">e</text:span><text:span text:style-name="T103"> dormir, porque h</text:span><text:span text:style-name="T108">a</text:span><text:span text:style-name="T103"> visto una estrella,</text:span></text:p>
      <text:p text:style-name="P77"><text:span text:style-name="T21"><text:s text:c="46"/></text:span><text:span text:style-name="T22">Do</text:span></text:p>
      <text:p text:style-name="P24"><text:tab/>una estrella en el cielo.<text:bookmark-start text:name="__DdeLink__61_1385492257"/><text:bookmark-end text:name="__DdeLink__48_138549225711"/><text:bookmark-end text:name="__DdeLink__37_138549225711"/></text:p>
      <text:p text:style-name="P28"/>
      <text:p text:style-name="P135"><text:span text:style-name="T122">Aca</text:span><text:span text:style-name="T125">b</text:span><text:span text:style-name="T122">ada de cantarse al estrofa </text:span><text:span text:style-name="T123">Gaspar</text:span><text:span text:style-name="T121"> </text:span><text:span text:style-name="T122">dice el dialogo y se coloca en su pocicion </text:span><text:span text:style-name="T121">.</text:span></text:p>
      <text:p text:style-name="P77"><text:span text:style-name="T8">Gaspar</text:span><text:span text:style-name="T7">: </text:span><text:span text:style-name="T134">Yo soy </text:span><text:span text:style-name="T135">Gaspar</text:span><text:span text:style-name="T134"> y traigo para Tí </text:span><text:span text:style-name="T135">incienso</text:span><text:span text:style-name="T134">, porque yo se que eres </text:span><text:span text:style-name="T136">el </text:span><text:span text:style-name="T135">Dios</text:span><text:span text:style-name="T134"> </text:span><text:span text:style-name="T135">de Israel</text:span><text:span text:style-name="T134">.</text:span></text:p>
      <text:p text:style-name="P34"/>
      <text:p text:style-name="P164"><text:span text:style-name="T30"><text:s text:c="11"/></text:span><text:span text:style-name="T31">Do</text:span><text:span text:style-name="T30"> <text:s text:c="48"/></text:span><text:span text:style-name="T31">Sol</text:span><text:span text:style-name="T30">7 <text:s text:c="16"/></text:span><text:span text:style-name="T31">Do</text:span></text:p>
      <text:p text:style-name="P164"><text:bookmark-start text:name="__DdeLink__52_13854922572"/><text:bookmark-start text:name="__DdeLink__73_13854922572"/><text:span text:style-name="T168">A.</text:span><text:span text:style-name="T103"><text:tab/></text:span><text:bookmark-end text:name="__DdeLink__52_13854922572"/><text:span text:style-name="T106">Los niños de Belén estan jugando en la plaza,</text:span></text:p>
      <text:p text:style-name="P126"><text:s text:c="80"/><text:span text:style-name="T183">Sol</text:span>7 <text:s text:c="14"/><text:span text:style-name="T183">Do</text:span></text:p>
      <text:p text:style-name="P164"><text:span text:style-name="T103"><text:tab/></text:span><text:span text:style-name="T106">ya vienen los Reyer Magos, que son uno, dos y tres.</text:span></text:p>
      <text:p text:style-name="P164"><text:span text:style-name="T30"><text:s text:c="25"/></text:span><text:span text:style-name="T31">Mi</text:span><text:span text:style-name="T32">m</text:span><text:span text:style-name="T30"> <text:s text:c="11"/></text:span><text:span text:style-name="T31">La</text:span><text:span text:style-name="T32">m</text:span><text:span text:style-name="T30"> <text:s text:c="19"/></text:span><text:span text:style-name="T31">Re</text:span><text:span text:style-name="T30">7 <text:s text:c="13"/></text:span><text:span text:style-name="T31">Sol</text:span></text:p>
      <text:p text:style-name="P164"><text:span text:style-name="T103"><text:tab/>¿</text:span><text:span text:style-name="T106">De dondé ven</text:span><text:span text:style-name="T107">í</text:span><text:span text:style-name="T106">s vosotros, con caballos y c</text:span><text:span text:style-name="T107">amellos?</text:span></text:p>
      <text:p text:style-name="P126"><text:s text:c="31"/><text:span text:style-name="T183">Do</text:span> <text:s text:c="48"/><text:span text:style-name="T183">Sol</text:span>7 <text:s text:c="18"/><text:span text:style-name="T183">Do</text:span></text:p>
      <text:p text:style-name="P107"><text:bookmark-end text:name="__DdeLink__61_1385492257"/><text:tab/><text:span text:style-name="T166">¿Quienes so</text:span><text:span text:style-name="T175">is</text:span><text:span text:style-name="T166">?, ¿Quienes so</text:span><text:span text:style-name="T175">is</text:span><text:span text:style-name="T166">? ¿Que venís a hacer aquí?</text:span><text:bookmark-end text:name="__DdeLink__73_13854922572"/></text:p>
      <text:p text:style-name="P35"/>
      <text:p text:style-name="P78"><text:span text:style-name="T28">Baltazar</text:span><text:span text:style-name="T26"> – </text:span><text:span text:style-name="T28">Mirra y Aceite</text:span></text:p>
      <text:p text:style-name="P136"><text:span text:style-name="T121">Mientras se canta esta estrofa entra </text:span><text:span text:style-name="T124">Baltazar</text:span><text:span text:style-name="T121"> y se coloca a la vista de todos.</text:span></text:p>
      <text:p text:style-name="P78"><text:span text:style-name="T20"><text:s text:c="11"/></text:span><text:span text:style-name="T22">Do</text:span><text:span text:style-name="T20"> <text:s text:c="91"/></text:span><text:span text:style-name="T22">Sol7</text:span></text:p>
      <text:p text:style-name="P78"><text:bookmark-start text:name="__DdeLink__43_138549225711"/><text:span text:style-name="T168">S.</text:span><text:span text:style-name="T103"><text:tab/>Yo v</text:span><text:bookmark-start text:name="__DdeLink__39_138549225711"/><text:span text:style-name="T103">engo de oriente lejano,</text:span><text:bookmark-end text:name="__DdeLink__43_138549225711"/><text:bookmark-end text:name="__DdeLink__39_138549225711"/><text:span text:style-name="T103"> </text:span><text:bookmark-start text:name="__DdeLink__46_138549225711"/><text:span text:style-name="T103">del país de</text:span><text:bookmark-end text:name="__DdeLink__46_138549225711"/><text:span text:style-name="T103">l </text:span><text:span text:style-name="T110">aceite</text:span><text:span text:style-name="T103"> y </text:span><text:span text:style-name="T110">la mirra</text:span><text:span text:style-name="T103">,</text:span></text:p>
      <text:p text:style-name="P78"><text:span text:style-name="T30"><text:s text:c="26"/></text:span><text:span text:style-name="T33">Fa</text:span><text:span text:style-name="T30"> <text:s text:c="32"/></text:span><text:span text:style-name="T33">Do</text:span><text:span text:style-name="T35"> <text:s text:c="45"/></text:span><text:span text:style-name="T37">Sol7</text:span></text:p>
      <text:p text:style-name="P25"><text:bookmark-start text:name="__DdeLink__48_138549225721"/><text:bookmark-start text:name="__DdeLink__37_138549225721"/><text:tab/>mas de noche no puedo dormir, porque he visto una estrella,</text:p>
      <text:p text:style-name="P78"><text:span text:style-name="T21"><text:s text:c="47"/></text:span><text:span text:style-name="T22">Do</text:span><text:span text:style-name="T21"> <text:s text:c="5"/></text:span><text:span text:style-name="T22">Do7</text:span></text:p>
      <text:p text:style-name="P25"><text:tab/>una estrella en el cielo.<text:bookmark-end text:name="__DdeLink__37_138549225721"/><text:bookmark-end text:name="__DdeLink__48_138549225721"/></text:p>
      <text:p text:style-name="P25"/>
      <text:p text:style-name="P25"/>
      <text:p text:style-name="P25"/>
      <text:p text:style-name="P78"><text:soft-page-break/><text:span text:style-name="T30"><text:s text:c="27"/></text:span><text:span text:style-name="T33">Fa</text:span><text:span text:style-name="T30"> <text:s text:c="31"/></text:span><text:span text:style-name="T33">Do</text:span><text:span text:style-name="T35"> <text:s text:c="46"/></text:span><text:span text:style-name="T37">Sol7</text:span></text:p>
      <text:p text:style-name="P78"><text:span text:style-name="T169">A.</text:span><text:bookmark-start text:name="__DdeLink__48_1385492257111"/><text:bookmark-start text:name="__DdeLink__37_1385492257111"/><text:span text:style-name="T103"><text:tab/></text:span><text:span text:style-name="T108">M</text:span><text:span text:style-name="T103">as de noche no pued</text:span><text:span text:style-name="T108">e</text:span><text:span text:style-name="T103"> dormir, porque h</text:span><text:span text:style-name="T108">a</text:span><text:span text:style-name="T103"> visto una estrella,</text:span></text:p>
      <text:p text:style-name="P78"><text:span text:style-name="T21"><text:s text:c="46"/></text:span><text:span text:style-name="T22">Do</text:span></text:p>
      <text:p text:style-name="P25"><text:tab/>una estrella en el cielo.<text:bookmark-end text:name="__DdeLink__48_1385492257111"/><text:bookmark-end text:name="__DdeLink__37_1385492257111"/></text:p>
      <text:p text:style-name="P29"/>
      <text:p text:style-name="P136"><text:span text:style-name="T122">Aca</text:span><text:span text:style-name="T125">b</text:span><text:span text:style-name="T122">ada de cantarse al estrofa </text:span><text:span text:style-name="T124">Baltazar</text:span><text:span text:style-name="T121"> </text:span><text:span text:style-name="T122">dice el dialogo y se coloca en su pocicion</text:span><text:span text:style-name="T121">.</text:span></text:p>
      <text:p text:style-name="P78"><text:span text:style-name="T9">Baltazar</text:span><text:span text:style-name="T7">: </text:span><text:span text:style-name="T134">Yo soy </text:span><text:span text:style-name="T136">Baltazar</text:span><text:span text:style-name="T134"> y traigo para Tí </text:span><text:span text:style-name="T136">mirra</text:span><text:span text:style-name="T134">, porque yo se que eres </text:span><text:span text:style-name="T136">el Cordero de Dios</text:span><text:span text:style-name="T134">.</text:span></text:p>
      <text:p text:style-name="P35"/>
      <text:p text:style-name="P164"><text:span text:style-name="T30"><text:s text:c="11"/></text:span><text:span text:style-name="T31">Do</text:span><text:span text:style-name="T30"> <text:s text:c="48"/></text:span><text:span text:style-name="T31">Sol</text:span><text:span text:style-name="T30">7 <text:s text:c="16"/></text:span><text:span text:style-name="T31">Do</text:span></text:p>
      <text:p text:style-name="P164"><text:bookmark-start text:name="__DdeLink__52_13854922573"/><text:bookmark-start text:name="__DdeLink__73_13854922573"/><text:span text:style-name="T168">A.</text:span><text:span text:style-name="T103"><text:tab/></text:span><text:bookmark-end text:name="__DdeLink__52_13854922573"/><text:span text:style-name="T106">Los niños de Belén estan jugando en la plaza,</text:span></text:p>
      <text:p text:style-name="P126"><text:s text:c="80"/><text:span text:style-name="T183">Sol</text:span>7 <text:s text:c="14"/><text:span text:style-name="T183">Do</text:span></text:p>
      <text:p text:style-name="P164"><text:span text:style-name="T103"><text:tab/></text:span><text:span text:style-name="T106">ya vienen los Reyer Magos, que son uno, dos y tres.</text:span></text:p>
      <text:p text:style-name="P164"><text:span text:style-name="T30"><text:s text:c="25"/></text:span><text:span text:style-name="T31">Mi</text:span><text:span text:style-name="T32">m</text:span><text:span text:style-name="T30"> <text:s text:c="11"/></text:span><text:span text:style-name="T31">La</text:span><text:span text:style-name="T32">m</text:span><text:span text:style-name="T30"> <text:s text:c="19"/></text:span><text:span text:style-name="T31">Re</text:span><text:span text:style-name="T30">7 <text:s text:c="13"/></text:span><text:span text:style-name="T31">Sol</text:span></text:p>
      <text:p text:style-name="P164"><text:span text:style-name="T103"><text:tab/>¿</text:span><text:span text:style-name="T106">De dondé ven</text:span><text:span text:style-name="T107">í</text:span><text:span text:style-name="T106">s vosotros, con caballos y c</text:span><text:span text:style-name="T107">amellos?</text:span></text:p>
      <text:p text:style-name="P126"><text:s text:c="31"/><text:span text:style-name="T183">Do</text:span> <text:s text:c="48"/><text:span text:style-name="T183">Sol</text:span>7 <text:s text:c="18"/><text:span text:style-name="T183">Do</text:span></text:p>
      <text:p text:style-name="P107"><text:tab/><text:span text:style-name="T166">¿Quienes so</text:span><text:span text:style-name="T175">is</text:span><text:span text:style-name="T166">?, ¿Quienes so</text:span><text:span text:style-name="T175">is</text:span><text:span text:style-name="T166">? ¿Que venís a hacer aquí?</text:span><text:bookmark-end text:name="__DdeLink__73_13854922573"/></text:p>
      <text:p text:style-name="P36"/>
      <text:p text:style-name="P37"><text:span text:style-name="T3">Melcho – Gaspar y </text:span><text:span text:style-name="T2">Baltazar</text:span></text:p>
      <text:p text:style-name="P55"/>
      <text:p text:style-name="P79"><text:span text:style-name="T20"><text:s text:c="11"/></text:span><text:span text:style-name="T23">Do</text:span><text:span text:style-name="T20"> <text:s text:c="105"/></text:span><text:span text:style-name="T23">Sol7</text:span></text:p>
      <text:p text:style-name="P22"><text:span text:style-name="T167">S.</text:span><text:tab/>V<text:bookmark-start text:name="__DdeLink__39_1385492257111"/>enimos del oriente lejano,<text:bookmark-end text:name="__DdeLink__39_1385492257111"/> hemos visto en el cielo u<text:span text:style-name="T176">na</text:span> estrella.</text:p>
      <text:p text:style-name="P79"><text:span text:style-name="T20"><text:s text:c="19"/></text:span><text:span text:style-name="T23">Fa</text:span><text:span text:style-name="T20"> <text:s text:c="31"/></text:span><text:span text:style-name="T23">Do</text:span><text:span text:style-name="T21"> <text:s text:c="28"/></text:span><text:span text:style-name="T23">Sol7</text:span><text:span text:style-name="T21"> <text:s text:c="32"/></text:span><text:span text:style-name="T23">Do </text:span><text:span text:style-name="T24"><text:s text:c="3"/></text:span><text:span text:style-name="T23">Do7</text:span></text:p>
      <text:p text:style-name="Standard"><text:bookmark-start text:name="__DdeLink__69_1385492257"/><text:span text:style-name="T103"><text:tab/>Y venimos a adorar al rey el rey de los judíos que </text:span><text:span text:style-name="T111">ha </text:span><text:span text:style-name="T103">naci</text:span><text:span text:style-name="T111">do</text:span><text:span text:style-name="T103"> aquí.</text:span><text:bookmark-end text:name="__DdeLink__69_1385492257"/></text:p>
      <text:p text:style-name="P79"><text:span text:style-name="T20"><text:s text:c="11"/></text:span><text:span text:style-name="T23">Fa</text:span><text:span text:style-name="T20"> <text:s text:c="32"/></text:span><text:span text:style-name="T23">Do</text:span><text:span text:style-name="T21"> <text:s text:c="30"/></text:span><text:span text:style-name="T23">Sol7</text:span><text:span text:style-name="T21"> <text:s text:c="31"/></text:span><text:span text:style-name="T23">Do</text:span></text:p>
      <text:p text:style-name="P26"><text:span text:style-name="T170">A.</text:span><text:bookmark-start text:name="__DdeLink__69_13854922571"/><text:tab/><text:span text:style-name="T176">Vienen</text:span> a adorar al rey el rey de los judíos que <text:span text:style-name="T176">ha </text:span>naci<text:span text:style-name="T176">do</text:span> aquí.<text:bookmark-end text:name="__DdeLink__69_13854922571"/></text:p>
      <text:p text:style-name="P30"/>
      <text:p text:style-name="P79"><text:span text:style-name="T30"><text:s text:c="11"/></text:span><text:span text:style-name="T34">Do</text:span><text:span text:style-name="T30"> <text:s text:c="50"/></text:span><text:span text:style-name="T34">Sol7</text:span><text:span text:style-name="T30"> <text:s text:c="21"/></text:span><text:span text:style-name="T34">Do</text:span></text:p>
      <text:p text:style-name="P79"><text:span text:style-name="T168">A.</text:span><text:bookmark-start text:name="__DdeLink__52_13854922572111"/><text:bookmark-start text:name="__DdeLink__73_13854922571111"/><text:span text:style-name="T103"><text:tab/></text:span><text:bookmark-end text:name="__DdeLink__52_13854922572111"/><text:span text:style-name="T106">Los niños de Belén estan </text:span><text:span text:style-name="T111">mirando hacia el cielo</text:span><text:span text:style-name="T106">,</text:span></text:p>
      <text:p text:style-name="P79"><text:span text:style-name="T30"><text:s text:c="72"/></text:span><text:span text:style-name="T34">Sol7</text:span><text:span text:style-name="T30"> <text:s text:c="13"/></text:span><text:span text:style-name="T34">Do</text:span></text:p>
      <text:p text:style-name="P79"><text:span text:style-name="T103"><text:tab/></text:span><text:span text:style-name="T111">para ver brillar la estrella en la casa de Jesús</text:span><text:span text:style-name="T106">.</text:span></text:p>
      <text:p text:style-name="P79"><text:span text:style-name="T30"><text:s text:c="22"/></text:span><text:span text:style-name="T34">Mi</text:span><text:span text:style-name="T32">m</text:span><text:span text:style-name="T30"> <text:s text:c="15"/></text:span><text:span text:style-name="T34">La</text:span><text:span text:style-name="T32">m</text:span><text:span text:style-name="T30"> <text:s text:c="16"/></text:span><text:span text:style-name="T34">Re</text:span><text:span text:style-name="T30">7 <text:s text:c="14"/></text:span><text:span text:style-name="T34">Sol</text:span></text:p>
      <text:p text:style-name="P79"><text:span text:style-name="T103"><text:tab/></text:span><text:span text:style-name="T111">Nos hiremos todos juntos</text:span><text:span text:style-name="T106"> con caballos y c</text:span><text:span text:style-name="T107">amellos?</text:span></text:p>
      <text:p text:style-name="P79"><text:span text:style-name="T30"><text:s text:c="26"/></text:span><text:span text:style-name="T34">Do</text:span><text:span text:style-name="T30"> <text:s text:c="44"/></text:span><text:span text:style-name="T34">Sol7</text:span><text:span text:style-name="T30"> <text:s text:c="19"/></text:span><text:span text:style-name="T34">Do</text:span></text:p>
      <text:p text:style-name="P79"><text:span text:style-name="T103"><text:tab/></text:span><text:span text:style-name="T111">Vamos todos</text:span><text:span text:style-name="T107">, </text:span><text:span text:style-name="T111">vamos todos.</text:span><text:span text:style-name="T107"> </text:span><text:bookmark-end text:name="__DdeLink__73_13854922571111"/><text:span text:style-name="T111">¡Ha nacido el Salvador!</text:span></text:p>
      <text:p text:style-name="P30"/>
      <text:p text:style-name="P80"><text:span text:style-name="T15">Narrador:</text:span><text:span text:style-name="T137"> </text:span><text:span text:style-name="T138">Y postrándose le adoraron.</text:span></text:p>
      <text:p text:style-name="P41"><text:soft-page-break/>DIALOGO CON LOS NIÑOS</text:p>
      <text:p text:style-name="P10"/>
      <text:p text:style-name="P100">Preguntas y pequeña catequesis.</text:p>
      <text:p text:style-name="P100"/>
      <text:p text:style-name="P120">Canto: <text:span text:style-name="T130">Cantemos al niño.</text:span></text:p>
      <text:p text:style-name="P120">Los Reyes magos reparten los regalos mientras esta el canto.</text:p>
      <text:p text:style-name="P120"/>
      <text:p text:style-name="P127">La <text:s text:c="22"/>Mi <text:s text:c="36"/>La</text:p>
      <text:p text:style-name="P152"><text:span text:style-name="T127">C</text:span><text:span text:style-name="T128">antemos</text:span><text:span text:style-name="T127">, </text:span><text:span text:style-name="T128">cantemos</text:span><text:span text:style-name="T127">, </text:span><text:span text:style-name="T128">cantemos al niño</text:span><text:span text:style-name="T127">, </text:span></text:p>
      <text:p text:style-name="P127">La <text:s text:c="22"/>Mi <text:s text:c="33"/>La</text:p>
      <text:p text:style-name="P152"><text:span text:style-name="T128">cantemos</text:span><text:span text:style-name="T127">, </text:span><text:span text:style-name="T128">cantemos</text:span><text:span text:style-name="T127">, </text:span><text:span text:style-name="T128">cantemos al rey</text:span><text:span text:style-name="T127">.</text:span></text:p>
      <text:p text:style-name="P127">La <text:s text:c="22"/>Mi <text:s text:c="36"/>La</text:p>
      <text:p text:style-name="P152"><text:span text:style-name="T127">C</text:span><text:span text:style-name="T128">antemos</text:span><text:span text:style-name="T127">, </text:span><text:span text:style-name="T128">cantemos</text:span><text:span text:style-name="T127">, </text:span><text:span text:style-name="T128">cantemos al niño</text:span><text:span text:style-name="T127">, </text:span></text:p>
      <text:p text:style-name="P127">La <text:s text:c="22"/>Mi <text:s text:c="33"/>La</text:p>
      <text:p text:style-name="P143"><text:span text:style-name="T177">cantemos</text:span>, <text:span text:style-name="T177">cantemos</text:span>, <text:span text:style-name="T177">cantemos al rey</text:span>.</text:p>
      <text:p text:style-name="P148"/>
      <text:p text:style-name="P127">Lam <text:s text:c="12"/>Rem <text:s text:c="28"/>Lam</text:p>
      <text:p text:style-name="P143">Angeles venid, ángeles del Señor,</text:p>
      <text:p text:style-name="P127"><text:s text:c="29"/>Mim <text:s text:c="19"/>Lam</text:p>
      <text:p text:style-name="P143">ha nacido un niño, el hijo de Dios.</text:p>
      <text:p text:style-name="P127">Lam <text:s text:c="19"/>Rem <text:s text:c="28"/>Lam</text:p>
      <text:p text:style-name="P143">Emmanuel es santo, Emmanuel amor,</text:p>
      <text:p text:style-name="P127"><text:s text:c="29"/>Mim <text:s text:c="24"/>Lam</text:p>
      <text:p text:style-name="P143">Emmanuel bendito, cordero de Dios.</text:p>
      <text:p text:style-name="P148"/>
      <text:p text:style-name="P127">Lam <text:s text:c="20"/>Rem <text:s text:c="37"/>Lam</text:p>
      <text:p text:style-name="P143">En esta noche santa se cumples las promesas,</text:p>
      <text:p text:style-name="P127"><text:s text:c="29"/>Mim <text:s text:c="34"/>Lam</text:p>
      <text:p text:style-name="P143">que a nuestros padres hicieron los profetas.</text:p>
      <text:p text:style-name="P127">Lam <text:s text:c="19"/>Rem <text:s text:c="28"/>Lam</text:p>
      <text:p text:style-name="P143">Emmanuel es santo, Emmanuel amor,</text:p>
      <text:p text:style-name="P127"><text:s text:c="29"/>Mim <text:s text:c="24"/>Lam</text:p>
      <text:p text:style-name="P143">Emmanuel bendito, cordero de Dios.</text:p>
      <text:p text:style-name="P148"/>
      <text:p text:style-name="P148"/>
      <text:p text:style-name="P148"/>
      <text:p text:style-name="P148"/>
      <text:p text:style-name="P127"><text:soft-page-break/>Lam <text:s text:c="18"/>Rem <text:s text:c="15"/>Lam</text:p>
      <text:p text:style-name="P143">Yo te quiero a ti hijo de David,</text:p>
      <text:p text:style-name="P127"><text:s text:c="23"/>Mim <text:s text:c="24"/>Lam</text:p>
      <text:p text:style-name="P143">soy un pecador ten piedad de mi.</text:p>
      <text:p text:style-name="P127">Lam <text:s text:c="19"/>Rem <text:s text:c="28"/>Lam</text:p>
      <text:p text:style-name="P143">Emmanuel es santo, Emmanuel amor,</text:p>
      <text:p text:style-name="P127"><text:s text:c="29"/>Mim <text:s text:c="24"/>Lam</text:p>
      <text:p text:style-name="P143">Emmanuel bendito, cordero de Dios.</text:p>
      <text:p text:style-name="P149"/>
      <text:p text:style-name="P127">Lam <text:s text:c="17"/>Rem <text:s text:c="23"/>Lam</text:p>
      <text:p text:style-name="P143">No temas María madre del Señor,</text:p>
      <text:p text:style-name="P127"><text:s text:c="23"/>Mim <text:s text:c="27"/>Lam</text:p>
      <text:p text:style-name="P143">has hallado gracia delante de Dios.</text:p>
      <text:p text:style-name="P127">Lam <text:s text:c="19"/>Rem <text:s text:c="28"/>Lam</text:p>
      <text:p text:style-name="P143">Emmanuel es santo, Emmanuel amor,</text:p>
      <text:p text:style-name="P127"><text:s text:c="29"/>Mim <text:s text:c="24"/>Lam</text:p>
      <text:p text:style-name="P143">Emmanuel bendito, cordero de Dios.</text:p>
      <text:p text:style-name="P148"/>
      <text:p text:style-name="P127">Lam <text:s text:c="17"/>Rem <text:s text:c="23"/>Lam</text:p>
      <text:p text:style-name="P143">No temas José padre del Señor,</text:p>
      <text:p text:style-name="P127"><text:s text:c="18"/>Mim <text:s text:c="30"/>Lam</text:p>
      <text:p text:style-name="P143">eres el testigo de la gloria de Dios.</text:p>
      <text:p text:style-name="P127">Lam <text:s text:c="19"/>Rem <text:s text:c="28"/>Lam</text:p>
      <text:p text:style-name="P143">Emmanuel es santo, Emmanuel amor,</text:p>
      <text:p text:style-name="P127"><text:s text:c="29"/>Mim <text:s text:c="24"/>Lam</text:p>
      <text:p text:style-name="P143">Emmanuel bendito, cordero de Dios.</text:p>
      <text:p text:style-name="P101"/>
      <text:p text:style-name="P40">CÁNTICO EVANGÉLICO</text:p>
      <text:p text:style-name="P48">De pie:</text:p>
      <text:p text:style-name="P162"><text:span text:style-name="T14">Ant.</text:span><text:span text:style-name="T112"><text:tab/></text:span><text:span text:style-name="T153">La Virgen siempre fiel dio a luz al Verbo de Dios hecho carne, pero permaneció virgen aun después del parto; alabémosla, pues, diciendo todos: Bendita tú entre las mujeres</text:span><text:span text:style-name="T149">.</text:span></text:p>
      <text:p text:style-name="P68"><text:span text:style-name="T60">—</text:span><text:span text:style-name="T18"> Cántico de </text:span><text:span text:style-name="T19">Zacarías</text:span><text:span text:style-name="T18"> </text:span><text:span text:style-name="T60">—</text:span></text:p>
      <text:p text:style-name="P72"><text:span text:style-name="T103"><text:tab/></text:span><text:span text:style-name="T72">Bendito sea el Señor, Dios de Israel,</text:span></text:p>
      <text:p text:style-name="P6"><text:tab/>porque ha visitado y redimido a su pueblo,</text:p>
      <text:p text:style-name="P6"><text:soft-page-break/><text:tab/>suscitándonos una fuerza de salvación</text:p>
      <text:p text:style-name="P6"><text:tab/>en la casa de David, su siervo,</text:p>
      <text:p text:style-name="P6"><text:tab/>según lo había predicho desde antiguo,</text:p>
      <text:p text:style-name="P6"><text:tab/>por boca de sus santos profetas.</text:p>
      <text:p text:style-name="P91"/>
      <text:p text:style-name="P6"><text:tab/>Es la salvación que nos libra de nuestros enemigos</text:p>
      <text:p text:style-name="P6"><text:tab/>y de la mano de todos los que nos odian;</text:p>
      <text:p text:style-name="P6"><text:tab/>realizando la misericordia</text:p>
      <text:p text:style-name="P6"><text:tab/>que tuvo con nuestros padres,</text:p>
      <text:p text:style-name="P6"><text:tab/>recordando su santa alianza</text:p>
      <text:p text:style-name="P6"><text:tab/>y el juramento que juró a nuestro padre Abrahán.</text:p>
      <text:p text:style-name="P91"/>
      <text:p text:style-name="P6"><text:tab/>Para concedernos que, libres de temor,</text:p>
      <text:p text:style-name="P6"><text:tab/>arrancados de la mano de los enemigos,</text:p>
      <text:p text:style-name="P6"><text:tab/>le sirvamos con santidad y justicia,</text:p>
      <text:p text:style-name="P6"><text:tab/>en su presencia, todos nuestros días.</text:p>
      <text:p text:style-name="P91"/>
      <text:p text:style-name="P6"><text:tab/>Y a ti, niño, te llamarán profeta del Altísimo,</text:p>
      <text:p text:style-name="P6"><text:tab/>porque irás delante del Señor</text:p>
      <text:p text:style-name="P6"><text:tab/>a preparar sus caminos,</text:p>
      <text:p text:style-name="P6"><text:tab/>anunciando a su pueblo la salvación,</text:p>
      <text:p text:style-name="P6"><text:tab/>el perdón de sus pecados.</text:p>
      <text:p text:style-name="P91"/>
      <text:p text:style-name="P6"><text:tab/>Por la entrañable misericordia de nuestro Dios,</text:p>
      <text:p text:style-name="P6"><text:tab/>nos visitará el sol que nace de lo alto,</text:p>
      <text:p text:style-name="P6"><text:tab/>para iluminar a los que viven en tinieblas</text:p>
      <text:p text:style-name="P6"><text:tab/>y en sombra de muerte,</text:p>
      <text:p text:style-name="P6"><text:tab/>para guiar nuestros pasos</text:p>
      <text:p text:style-name="P6"><text:tab/>por el camino de la paz.</text:p>
      <text:p text:style-name="P108"/>
      <text:p text:style-name="P44">Continua el lector diciendo:</text:p>
      <text:p text:style-name="P10"><text:span text:style-name="T1">V.</text:span><text:tab/>Gloria al Padre, y al Hijo, y al Espíritu Santo.</text:p>
      <text:p text:style-name="P44">La asamblea responde:</text:p>
      <text:p text:style-name="P10"><text:span text:style-name="T1">R.</text:span><text:tab/>Como era en un principio, ahora y siempre, </text:p>
      <text:p text:style-name="P10"><text:tab/>por los siglos de los siglos. Amén.</text:p>
      <text:p text:style-name="P108"><text:soft-page-break/></text:p>
      <text:p text:style-name="P106"><text:span text:style-name="T38">Ant.</text:span><text:span text:style-name="T118"><text:tab/></text:span><text:span text:style-name="T160">La Virgen siempre fiel dio a luz al Verbo de Dios hecho carne, pero permaneció virgen aun después del parto; alabémosla, pues, diciendo todos: Bendita tú entre las mujeres</text:span><text:span text:style-name="T158">.</text:span></text:p>
      <text:p text:style-name="P16"/>
      <text:p text:style-name="P40">PRECES</text:p>
      <text:p text:style-name="P49">El lector inicia diciendo:</text:p>
      <text:p text:style-name="Standard"><text:span text:style-name="T17">V.</text:span><text:span text:style-name="T115"><text:tab/></text:span><text:span text:style-name="T83">Glorifiquemos a Cristo, Palabra eterna del Padre, engendrado antes de los siglos y nacido por nosotros en el tiempo, y aclamémoslo, diciendo</text:span><text:span text:style-name="T78">:</text:span></text:p>
      <text:p text:style-name="P50">La asamblea responde:</text:p>
      <text:p text:style-name="Standard"><text:span text:style-name="T17">R.</text:span><text:span text:style-name="T115"><text:tab/></text:span><text:span text:style-name="T89">Que se goce la tierra, Señor, ante tu venida</text:span><text:span text:style-name="T90">.</text:span></text:p>
      <text:p text:style-name="P92"/>
      <text:p text:style-name="P50">Lector:</text:p>
      <text:p text:style-name="P73"><text:span text:style-name="T5">V.</text:span><text:span text:style-name="T105"><text:tab/></text:span><text:span text:style-name="T74">Cristo, </text:span><text:span text:style-name="T75">Palabra eterna, que al venir la mundo anunciaste la alegría a la tierra</text:span><text:span text:style-name="T74">,</text:span></text:p>
      <text:p text:style-name="P168"><text:span text:style-name="T85"><text:tab/></text:span><text:span text:style-name="T92">alegra nuestros corazones con la alegría de tu visita</text:span><text:span text:style-name="T91">.</text:span></text:p>
      <text:p text:style-name="P50">Asamblea:</text:p>
      <text:p text:style-name="P118"><text:span text:style-name="T99">R.</text:span><text:span text:style-name="T69"><text:tab/></text:span><text:span text:style-name="T70">Que se goce la tierra, Señor, ante tu venida</text:span><text:span text:style-name="T71">.</text:span></text:p>
      <text:p text:style-name="P93"/>
      <text:p text:style-name="P50">Lector:</text:p>
      <text:p text:style-name="P169"><text:span text:style-name="T17">V.</text:span><text:span text:style-name="T115"><text:tab/></text:span><text:span text:style-name="T86">Salvador del mundo, que con tu nacimiento nos has revelado la felicidad de Dios</text:span><text:span text:style-name="T85">,</text:span></text:p>
      <text:p text:style-name="P168"><text:span text:style-name="T78"><text:tab/></text:span><text:span text:style-name="T89">has que nosotros seamos también fieles a las promesas de nuestro bautismo</text:span><text:span text:style-name="T88">.</text:span></text:p>
      <text:p text:style-name="P50">Asamblea:</text:p>
      <text:p text:style-name="P118"><text:span text:style-name="T99">R.</text:span><text:span text:style-name="T69"><text:tab/></text:span><text:span text:style-name="T70">Que se goce la tierra, Señor, ante tu venida</text:span><text:span text:style-name="T71">.</text:span></text:p>
      <text:p text:style-name="P124"><text:span text:style-name="T71"/></text:p>
      <text:p text:style-name="P50">Lector:</text:p>
      <text:p text:style-name="P169"><text:span text:style-name="T17">V.</text:span><text:span text:style-name="T115"><text:tab/></text:span><text:span text:style-name="T86">Rey del cielo y de la tierra, que por tus ángeles anunciaste la paz a los hombres</text:span><text:span text:style-name="T85">,</text:span></text:p>
      <text:p text:style-name="P170"><text:span text:style-name="T78"><text:tab/></text:span><text:span text:style-name="T154">conserva nuestras vidas a tu paz</text:span><text:span text:style-name="T149">.</text:span></text:p>
      <text:p text:style-name="P50">Asamblea:</text:p>
      <text:p text:style-name="P118"><text:span text:style-name="T99">R.</text:span><text:span text:style-name="T69"><text:tab/></text:span><text:span text:style-name="T70">Que se goce la tierra, Señor, ante tu venida</text:span><text:span text:style-name="T71">.</text:span></text:p>
      <text:p text:style-name="P124"><text:span text:style-name="T71"/></text:p>
      <text:p text:style-name="P124"><text:span text:style-name="T71"/></text:p>
      <text:p text:style-name="P124"><text:span text:style-name="T71"/></text:p>
      <text:p text:style-name="P124"><text:span text:style-name="T71"/></text:p>
      <text:p text:style-name="P124"><text:span text:style-name="T71"/></text:p>
      <text:p text:style-name="P50"><text:soft-page-break/>Lector:</text:p>
      <text:p text:style-name="P169"><text:span text:style-name="T17">V.</text:span><text:span text:style-name="T115"><text:tab/></text:span><text:span text:style-name="T87">Señor, tú que veniste para ser la vid verdadera que nos diera el fruto de la vida</text:span><text:span text:style-name="T85">,</text:span></text:p>
      <text:p text:style-name="P171"><text:span text:style-name="T78"><text:tab/></text:span><text:span text:style-name="T154">has que</text:span><text:span text:style-name="T155"> </text:span><text:span text:style-name="T154">permanezcamos siempre en ti y demos fruto abundante</text:span><text:span text:style-name="T149">.</text:span></text:p>
      <text:p text:style-name="P44">Asamblea:</text:p>
      <text:p text:style-name="P118"><text:span text:style-name="T99">R.</text:span><text:span text:style-name="T69"><text:tab/></text:span><text:span text:style-name="T70">Que se goce la tierra, Señor, ante tu venida</text:span><text:span text:style-name="T71">.</text:span></text:p>
      <text:p text:style-name="P94"/>
      <text:p text:style-name="P52">Se pueden añadir algunas intenciones libres.</text:p>
      <text:p text:style-name="P52"/>
      <text:p text:style-name="P122"><text:span text:style-name="T188">El presidente dice:</text:span></text:p>
      <text:p text:style-name="Standard"><text:span text:style-name="T116">Gracias a Jesucristo somo hijos de Dios; por eso nos atrevemos a decir</text:span><text:span text:style-name="T112">:</text:span></text:p>
      <text:p text:style-name="P39">Padre Nuestro...</text:p>
      <text:p text:style-name="P42">Dios te salve María...</text:p>
      <text:p text:style-name="P10"/>
      <text:p text:style-name="P43">RITO DE LA PAZ</text:p>
      <text:p text:style-name="P2">Como hermanos nos damos <text:span text:style-name="T164">el saludo de</text:span> la paz:</text:p>
      <text:p text:style-name="P19"/>
      <text:p text:style-name="P40">ORACIÓN <text:span text:style-name="T129">FINAL</text:span></text:p>
      <text:p text:style-name="P51">El <text:span text:style-name="T165">presidente</text:span> dice la siguiente oración:</text:p>
      <text:p text:style-name="P162"><text:span text:style-name="T84">Dios omnipotente y eterno, resplandor de las almas fieles, dígnate llenar el mundo de tu gloria y muéstrate a todos los pueblos con la claridad de tu luz</text:span><text:span text:style-name="T78">. </text:span><text:span text:style-name="T84">Por nuestro Señor Jesucristo, tu Hijo.</text:span></text:p>
      <text:p text:style-name="P10"/>
      <text:p text:style-name="P40">CONCLUSIÓN</text:p>
      <text:p text:style-name="P51">El <text:span text:style-name="T165">presidente</text:span> concluye diciendo <text:span text:style-name="T148">mientras se persigna:</text:span></text:p>
      <text:p text:style-name="P17"><text:span text:style-name="T1">V.</text:span><text:tab/>El Señor nos bendiga, nos guarde de todo mal y nos lleve a la vida <text:tab/>eterna.</text:p>
      <text:p text:style-name="P53">La asamblea responde:</text:p>
      <text:p text:style-name="P15"><text:span text:style-name="T1">R.</text:span><text:tab/>Amén.</text:p>
      <text:p text:style-name="P10"/>
      <text:p text:style-name="P114"><text:span text:style-name="T1">Canto:</text:span> Nació en Belén.</text:p>
      <text:p text:style-name="P112"/>
      <text:p text:style-name="P62">Do <text:s text:c="36"/>Sol <text:s text:c="9"/>Fa <text:s text:c="33"/>Do</text:p>
      <text:p text:style-name="P81"><text:span text:style-name="T113">B</text:span><text:span text:style-name="T114">endita la señora</text:span><text:span text:style-name="T113"> M</text:span><text:span text:style-name="T114">aría</text:span><text:span text:style-name="T113">, </text:span><text:span text:style-name="T114">bendito el Señor</text:span><text:span text:style-name="T113"> S</text:span><text:span text:style-name="T114">an</text:span><text:span text:style-name="T113"> J</text:span><text:span text:style-name="T114">osé</text:span><text:span text:style-name="T113">,</text:span></text:p>
      <text:p text:style-name="P62"><text:s text:c="7"/>Fa <text:s text:c="23"/>Do <text:s text:c="22"/>Fa <text:s text:c="16"/>Sol7</text:p>
      <text:p text:style-name="P82"><text:span text:style-name="T114">bendito</text:span><text:span text:style-name="T113"> J</text:span><text:span text:style-name="T114">esús</text:span><text:span text:style-name="T113"> </text:span><text:span text:style-name="T114">bendito</text:span><text:span text:style-name="T113">, </text:span><text:span text:style-name="T114">que ha nacido en</text:span><text:span text:style-name="T113"> B</text:span><text:span text:style-name="T114">elén</text:span><text:span text:style-name="T113">.</text:span></text:p>
      <text:p text:style-name="P116"><text:soft-page-break/><text:span text:style-name="T1">Do <text:s text:c="29"/>Sol <text:s text:c="14"/>Fa <text:s text:c="28"/>Do</text:span></text:p>
      <text:p text:style-name="P96">Hemos visto la estrella, que luz tan bella nos da.</text:p>
      <text:p text:style-name="P62"><text:s text:c="8"/>Fa <text:s text:c="29"/>Do <text:s text:c="18"/>Fa <text:s text:c="21"/>Sol7</text:p>
      <text:p text:style-name="P96">Queremos que nos ilumine y nos guie a nuestro rey.</text:p>
      <text:p text:style-name="P113"/>
      <text:p text:style-name="P129">Do <text:s text:c="26"/>Sol <text:s text:c="6"/>Fa <text:s text:c="29"/>Do</text:p>
      <text:p text:style-name="P96">Si en humilde establo, tu no hubieras nacido.</text:p>
      <text:p text:style-name="P129"><text:s text:c="6"/>Fa <text:s text:c="32"/>Do <text:s text:c="5"/>Fa <text:s text:c="26"/>Sol7</text:p>
      <text:p text:style-name="P96">Si muchos te habrían visto, nada tendría sentido.</text:p>
      <text:p text:style-name="P113"/>
      <text:p text:style-name="P130">Do <text:s text:c="33"/>Sol <text:s text:c="11"/>Fa <text:s text:c="25"/>Do</text:p>
      <text:p text:style-name="P96">Quiero ofrecerte mi vida, mi alma y mi corazón.</text:p>
      <text:p text:style-name="P130"><text:s/>Fa <text:s text:c="28"/>Do <text:s text:c="11"/>Fa <text:s text:c="15"/>Sol7</text:p>
      <text:p text:style-name="P96">Quiero estar a tu lado y vivir en tu amor.</text:p>
      <text:p text:style-name="P113"/>
      <text:p text:style-name="P131">Do <text:s text:c="35"/>Sol <text:s text:c="8"/>Fa <text:s text:c="27"/>Do</text:p>
      <text:p text:style-name="P96">Te damos gracias María, te damos gracias José.</text:p>
      <text:p text:style-name="P131"><text:s text:c="7"/>Fa <text:s text:c="16"/>Do <text:s text:c="17"/>Fa <text:s text:c="12"/>Sol7</text:p>
      <text:p text:style-name="P96">Y a ti niño bendito, por nacer en Belé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TeX Gyre Schola1" svg:font-family="'TeX Gyre Schola'"/>
    <style:font-face style:name="Times New Roman" svg:font-family="'Times New Roman', Times, FreeSerif, serif"/>
    <style:font-face style:name="FreeSans1" svg:font-family="FreeSans" style:font-family-generic="swiss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Unifont" style:font-family-asian="Unifont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fo:font-size="10pt" fo:font-weight="bold" style:font-size-asian="10pt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0-26T20:36:50.424275695</meta:creation-date>
    <dc:date>2020-12-29T16:45:25.566179986</dc:date>
    <meta:editing-duration>PT12H44M44S</meta:editing-duration>
    <meta:editing-cycles>69</meta:editing-cycles>
    <meta:generator>LibreOffice/6.4.7.2$Linux_X86_64 LibreOffice_project/40$Build-2</meta:generator>
    <meta:document-statistic meta:table-count="0" meta:image-count="0" meta:object-count="0" meta:page-count="17" meta:paragraph-count="441" meta:word-count="2987" meta:character-count="21184" meta:non-whitespace-character-count="13363"/>
  </office:meta>
</office:document-meta>
</file>